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Droid Sans Mono" svg:font-family="'Droid Sans Mono', monospace, monospace, 'Droid Sans Fallback'"/>
    <style:font-face style:name="Lohit Devanagari1" svg:font-family="'Lohit Devanagari'"/>
    <style:font-face style:name="Courier New" svg:font-family="'Courier New'" style:font-family-generic="modern"/>
    <style:font-face style:name="Times" svg:font-family="Times" style:font-family-generic="roman"/>
    <style:font-face style:name="Times New Roman1" svg:font-family="'Times New Roman'" style:font-family-generic="roman"/>
    <style:font-face style:name="TimesNewRoman" svg:font-family="TimesNew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188cm" style:rel-column-width="4166*"/>
    </style:style>
    <style:style style:name="Таблица1.B" style:family="table-column">
      <style:table-column-properties style:column-width="4.207cm" style:rel-column-width="2438*"/>
    </style:style>
    <style:style style:name="Таблица1.C" style:family="table-column">
      <style:table-column-properties style:column-width="5.607cm" style:rel-column-width="3250*"/>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style:rel-width="100%" fo:margin-left="-0.191cm" table:align="left" style:writing-mode="lr-tb"/>
    </style:style>
    <style:style style:name="Таблица2.A" style:family="table-column">
      <style:table-column-properties style:column-width="7.357cm" style:rel-column-width="4171*"/>
    </style:style>
    <style:style style:name="Таблица2.B" style:family="table-column">
      <style:table-column-properties style:column-width="4.203cm" style:rel-column-width="2383*"/>
    </style:style>
    <style:style style:name="Таблица2.C" style:family="table-column">
      <style:table-column-properties style:column-width="5.44cm" style:rel-column-width="3084*"/>
    </style:style>
    <style:style style:name="Таблица2.1" style:family="table-row">
      <style:table-row-properties style:min-row-height="1.44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1.212cm" fo:keep-together="auto"/>
    </style:style>
    <style:style style:name="Таблица2.3" style:family="table-row">
      <style:table-row-properties style:min-row-height="1.764cm" fo:keep-together="auto"/>
    </style:style>
    <style:style style:name="Таблица2.4" style:family="table-row">
      <style:table-row-properties style:min-row-height="2.674cm" fo:keep-together="auto"/>
    </style:style>
    <style:style style:name="Таблица2.5" style:family="table-row">
      <style:table-row-properties style:min-row-height="2.626cm" fo:keep-together="auto"/>
    </style:style>
    <style:style style:name="Таблица2.6" style:family="table-row">
      <style:table-row-properties style:min-row-height="2.348cm" fo:keep-together="auto"/>
    </style:style>
    <style:style style:name="Таблица2.7" style:family="table-row">
      <style:table-row-properties style:min-row-height="1.487cm" fo:keep-together="auto"/>
    </style:style>
    <style:style style:name="Таблица2.10" style:family="table-row">
      <style:table-row-properties style:min-row-height="1.083cm" fo:keep-together="auto"/>
    </style:style>
    <style:style style:name="Таблица2.A10" style:family="table-cell">
      <style:table-cell-properties style:vertical-align="bottom" fo:padding-left="0.191cm" fo:padding-right="0.191cm" fo:padding-top="0cm" fo:padding-bottom="0cm" fo:border="none" style:writing-mode="lr-tb"/>
    </style:style>
    <style:style style:name="Таблица2.B10"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404cm" fo:margin-left="-0.191cm" table:align="left" style:writing-mode="lr-tb"/>
    </style:style>
    <style:style style:name="Таблица3.A" style:family="table-column">
      <style:table-column-properties style:column-width="1.416cm"/>
    </style:style>
    <style:style style:name="Таблица3.B" style:family="table-column">
      <style:table-column-properties style:column-width="14.36cm"/>
    </style:style>
    <style:style style:name="Таблица3.C" style:family="table-column">
      <style:table-column-properties style:column-width="1.628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0" style:family="table-row">
      <style:table-row-properties style:min-row-height="0.478cm" fo:keep-together="auto"/>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officeooo:paragraph-rsid="002fed79"/>
    </style:style>
    <style:style style:name="P6" style:family="paragraph" style:parent-style-name="Standard">
      <style:text-properties fo:text-transform="uppercase"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text-transform="uppercase" fo:color="#000000" fo:font-size="14pt" fo:letter-spacing="-0.004cm" fo:font-weight="bold" officeooo:rsid="002a55cb" officeooo:paragraph-rsid="002b1143" style:font-size-asian="14pt" style:font-weight-asian="bold" style:font-size-complex="14pt"/>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line-height="150%"/>
      <style:text-properties fo:font-size="14pt" style:font-size-asian="14pt" style:font-size-complex="14pt"/>
    </style:style>
    <style:style style:name="P12" style:family="paragraph" style:parent-style-name="Standard">
      <style:paragraph-properties fo:line-height="150%" fo:text-align="center" style:justify-single-word="false"/>
      <style:text-properties fo:font-size="14pt" style:font-size-asian="14pt" style:font-size-complex="14pt"/>
    </style:style>
    <style:style style:name="P13" style:family="paragraph" style:parent-style-name="Standard">
      <style:paragraph-properties style:snap-to-layout-grid="false"/>
      <style:text-properties fo:font-size="14pt" style:font-size-asian="14pt" style:font-size-complex="14pt"/>
    </style:style>
    <style:style style:name="P14" style:family="paragraph" style:parent-style-name="Standard">
      <style:paragraph-properties fo:line-height="150%"/>
      <style:text-properties fo:font-size="14pt" style:font-size-asian="14pt" style:font-size-complex="14pt" style:font-weight-complex="bold"/>
    </style:style>
    <style:style style:name="P15"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6" style:family="paragraph" style:parent-style-name="Standard">
      <style:paragraph-properties fo:line-height="150%" fo:text-align="center" style:justify-single-word="false" style:snap-to-layout-grid="false"/>
      <style:text-properties fo:font-size="14pt" style:font-size-asian="14pt" style:font-size-complex="14pt" style:font-weight-complex="bold"/>
    </style:style>
    <style:style style:name="P17" style:family="paragraph" style:parent-style-name="Standard">
      <style:paragraph-properties fo:line-height="150%"/>
      <style:text-properties fo:font-size="14pt" officeooo:rsid="00373381" officeooo:paragraph-rsid="00373381" style:font-size-asian="14pt" style:font-size-complex="14pt" style:font-weight-complex="bold"/>
    </style:style>
    <style:style style:name="P18" style:family="paragraph" style:parent-style-name="Standard">
      <style:paragraph-properties fo:line-height="150%" fo:text-align="center" style:justify-single-word="false" style:snap-to-layout-grid="false"/>
      <style:text-properties fo:font-size="14pt" officeooo:rsid="00373381" officeooo:paragraph-rsid="00373381" style:font-size-asian="14pt" style:font-size-complex="14pt" style:font-weight-complex="bold"/>
    </style:style>
    <style:style style:name="P19" style:family="paragraph" style:parent-style-name="Standard">
      <style:paragraph-properties fo:line-height="150%"/>
      <style:text-properties fo:font-size="14pt" officeooo:rsid="0028c36d" officeooo:paragraph-rsid="0028c36d" style:font-size-asian="14pt" style:font-size-complex="14pt"/>
    </style:style>
    <style:style style:name="P20" style:family="paragraph" style:parent-style-name="Standard">
      <style:paragraph-properties fo:line-height="150%"/>
      <style:text-properties fo:font-size="14pt" officeooo:rsid="002cc133" officeooo:paragraph-rsid="002cc133" style:font-size-asian="14pt" style:font-size-complex="14pt"/>
    </style:style>
    <style:style style:name="P21" style:family="paragraph" style:parent-style-name="Standard">
      <style:paragraph-properties fo:line-height="150%"/>
      <style:text-properties fo:font-size="14pt" officeooo:rsid="00339fb3" officeooo:paragraph-rsid="00339fb3" style:font-size-asian="14pt" style:font-size-complex="14pt"/>
    </style:style>
    <style:style style:name="P22" style:family="paragraph" style:parent-style-name="Standard">
      <style:paragraph-properties style:snap-to-layout-grid="false"/>
      <style:text-properties fo:font-size="14pt" fo:language="en" fo:country="US" style:font-size-asian="14pt" style:font-size-complex="14pt"/>
    </style:style>
    <style:style style:name="P23" style:family="paragraph" style:parent-style-name="Standard">
      <style:paragraph-properties fo:line-height="150%"/>
      <style:text-properties fo:color="#ff0000" fo:font-size="14pt" style:font-size-asian="14pt" style:font-size-complex="14pt"/>
    </style:style>
    <style:style style:name="P24"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25" style:family="paragraph" style:parent-style-name="Standard">
      <style:paragraph-properties fo:line-height="150%"/>
      <style:text-properties fo:color="#000000" fo:font-size="14pt" officeooo:rsid="0028c36d" officeooo:paragraph-rsid="0028c36d" style:font-size-asian="14pt" style:font-size-complex="14pt" style:font-weight-complex="bold"/>
    </style:style>
    <style:style style:name="P26" style:family="paragraph" style:parent-style-name="Standard">
      <style:paragraph-properties fo:line-height="150%" style:snap-to-layout-grid="false"/>
      <style:text-properties fo:color="#000000" fo:font-size="14pt" officeooo:rsid="0028c36d" officeooo:paragraph-rsid="0028c36d" style:font-size-asian="14pt" style:font-size-complex="14pt" style:font-weight-complex="bold"/>
    </style:style>
    <style:style style:name="P27" style:family="paragraph" style:parent-style-name="Standard">
      <style:paragraph-properties fo:line-height="150%" fo:text-align="center" style:justify-single-word="false"/>
      <style:text-properties fo:color="#000000" fo:font-size="14pt" officeooo:rsid="00373381" officeooo:paragraph-rsid="00373381" style:font-size-asian="14pt" style:font-size-complex="14pt" style:font-weight-complex="bold"/>
    </style:style>
    <style:style style:name="P28" style:family="paragraph" style:parent-style-name="Standard">
      <style:paragraph-properties fo:line-height="150%"/>
      <style:text-properties fo:color="#000000" fo:font-size="14pt" officeooo:rsid="00373381" officeooo:paragraph-rsid="00373381" style:font-size-asian="14pt" style:font-size-complex="14pt" style:font-weight-complex="bold"/>
    </style:style>
    <style:style style:name="P29" style:family="paragraph" style:parent-style-name="Standard">
      <style:paragraph-properties fo:line-height="150%" fo:text-align="center" style:justify-single-word="false"/>
      <style:text-properties fo:color="#000000" fo:font-size="14pt" officeooo:rsid="0049d8b2" officeooo:paragraph-rsid="0049d8b2" style:font-size-asian="14pt" style:font-size-complex="14pt" style:font-weight-complex="bold"/>
    </style:style>
    <style:style style:name="P30" style:family="paragraph" style:parent-style-name="Standard">
      <style:paragraph-properties fo:text-align="center" style:justify-single-word="false"/>
      <style:text-properties fo:color="#000000" fo:font-size="14pt" officeooo:rsid="0018027d" officeooo:paragraph-rsid="0018027d" style:font-size-asian="14pt" style:font-size-complex="14pt"/>
    </style:style>
    <style:style style:name="P31" style:family="paragraph" style:parent-style-name="Standard">
      <style:paragraph-properties fo:line-height="150%"/>
      <style:text-properties fo:color="#000000" fo:font-size="14pt" style:font-size-asian="14pt" style:font-size-complex="14pt"/>
    </style:style>
    <style:style style:name="P32" style:family="paragraph" style:parent-style-name="Standard">
      <style:paragraph-properties fo:text-align="center" style:justify-single-word="false"/>
      <style:text-properties fo:color="#000000" fo:font-size="14pt" officeooo:rsid="002cc133" officeooo:paragraph-rsid="002cc133" style:font-size-asian="14pt" style:font-size-complex="14pt"/>
    </style:style>
    <style:style style:name="P33" style:family="paragraph" style:parent-style-name="Standard">
      <style:paragraph-properties fo:line-height="150%" fo:text-align="center" style:justify-single-word="false"/>
      <style:text-properties fo:color="#000000" fo:font-size="14pt" fo:language="en" fo:country="US" officeooo:rsid="00373381" officeooo:paragraph-rsid="00373381" style:font-size-asian="14pt" style:font-size-complex="14pt" style:font-weight-complex="bold"/>
    </style:style>
    <style:style style:name="P34" style:family="paragraph" style:parent-style-name="Standard">
      <style:paragraph-properties fo:line-height="150%" fo:text-align="center" style:justify-single-word="false"/>
      <style:text-properties fo:color="#000000" fo:font-size="14pt" fo:language="en" fo:country="US" officeooo:rsid="0049d8b2" officeooo:paragraph-rsid="0049d8b2" style:font-size-asian="14pt" style:font-size-complex="14pt" style:font-weight-complex="bold"/>
    </style:style>
    <style:style style:name="P35" style:family="paragraph" style:parent-style-name="Standard">
      <style:paragraph-properties fo:line-height="150%" fo:text-align="center" style:justify-single-word="false" fo:break-before="page"/>
    </style:style>
    <style:style style:name="P36"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37" style:family="paragraph" style:parent-style-name="Standard">
      <style:paragraph-properties fo:line-height="150%" fo:text-align="center" style:justify-single-word="false" fo:break-before="page"/>
      <style:text-properties fo:text-transform="uppercase" fo:font-size="14pt" fo:font-weight="bold" officeooo:paragraph-rsid="002b1143" style:font-size-asian="14pt" style:font-weight-asian="bold" style:font-size-complex="14pt"/>
    </style:style>
    <style:style style:name="P38"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39" style:family="paragraph" style:parent-style-name="Standard">
      <style:paragraph-properties fo:margin-left="0cm" fo:margin-right="0cm" fo:line-height="150%" fo:text-align="justify" style:justify-single-word="false" fo:text-indent="1.251cm" style:auto-text-indent="false"/>
      <style:text-properties fo:color="#ff0000" fo:font-size="14pt" officeooo:rsid="00468d14" officeooo:paragraph-rsid="00468d14" style:font-size-asian="14pt" style:font-size-complex="14pt"/>
    </style:style>
    <style:style style:name="P40"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41"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37a7eb" officeooo:paragraph-rsid="002fed79" style:font-size-asian="14pt" style:font-size-complex="14pt"/>
    </style:style>
    <style:style style:name="P42"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1f625b" officeooo:paragraph-rsid="001f625b" style:font-size-asian="14pt" style:font-weight-asian="normal" style:font-size-complex="14pt" style:font-weight-complex="normal"/>
    </style:style>
    <style:style style:name="P43" style:family="paragraph" style:parent-style-name="Standard">
      <style:paragraph-properties fo:margin-left="0cm" fo:margin-right="0cm" fo:line-height="150%" fo:text-align="justify" style:justify-single-word="false" fo:text-indent="1.251cm" style:auto-text-indent="false"/>
      <style:text-properties fo:color="#000000" fo:font-size="14pt" fo:font-weight="bold" officeooo:rsid="001f625b" officeooo:paragraph-rsid="001f625b" style:font-size-asian="14pt" style:font-weight-asian="bold" style:font-size-complex="14pt" style:font-weight-complex="bold"/>
    </style:style>
    <style:style style:name="P44" style:family="paragraph" style:parent-style-name="Standard">
      <style:paragraph-properties fo:margin-left="0cm" fo:margin-right="0cm" fo:line-height="150%" fo:text-align="justify" style:justify-single-word="false" fo:text-indent="1.251cm" style:auto-text-indent="false"/>
      <style:text-properties fo:color="#000000" officeooo:rsid="0018ebb9" officeooo:paragraph-rsid="0018ebb9"/>
    </style:style>
    <style:style style:name="P45" style:family="paragraph" style:parent-style-name="Standard">
      <style:paragraph-properties fo:margin-left="0cm" fo:margin-right="0cm" fo:line-height="150%" fo:text-align="justify" style:justify-single-word="false" fo:text-indent="1.251cm" style:auto-text-indent="false"/>
      <style:text-properties fo:color="#000000" fo:font-weight="normal" officeooo:rsid="001e68c1" officeooo:paragraph-rsid="001e68c1" style:font-weight-asian="normal" style:font-weight-complex="normal"/>
    </style:style>
    <style:style style:name="P46"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officeooo:rsid="00339fb3" officeooo:paragraph-rsid="0018ebb9" style:font-size-asian="14pt" style:font-weight-asian="bold" style:font-size-complex="14pt"/>
    </style:style>
    <style:style style:name="P47" style:family="paragraph" style:parent-style-name="Standard">
      <style:paragraph-properties fo:margin-left="0cm" fo:margin-right="0cm" fo:line-height="150%" fo:text-align="justify" style:justify-single-word="false" fo:text-indent="1.251cm" style:auto-text-indent="false"/>
    </style:style>
    <style:style style:name="P48"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1c818f" officeooo:paragraph-rsid="001c818f" style:font-size-asian="14pt" style:font-weight-asian="normal" style:font-size-complex="14pt" style:font-weight-complex="normal"/>
    </style:style>
    <style:style style:name="P49"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1c818f" officeooo:paragraph-rsid="00423a4d" style:font-size-asian="14pt" style:font-weight-asian="normal" style:font-size-complex="14pt" style:font-weight-complex="normal"/>
    </style:style>
    <style:style style:name="P50"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423a4d" officeooo:paragraph-rsid="00423a4d" style:font-size-asian="14pt" style:font-weight-asian="normal" style:font-size-complex="14pt" style:font-weight-complex="normal"/>
    </style:style>
    <style:style style:name="P51"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1e68c1" officeooo:paragraph-rsid="001e68c1" style:font-size-asian="14pt" style:font-weight-asian="normal" style:font-size-complex="14pt" style:font-weight-complex="normal"/>
    </style:style>
    <style:style style:name="P52"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25d962" officeooo:paragraph-rsid="0025d962" style:font-size-asian="14pt" style:font-weight-asian="normal" style:font-size-complex="14pt" style:font-weight-complex="normal"/>
    </style:style>
    <style:style style:name="P53"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1e68c1" officeooo:paragraph-rsid="001e68c1" style:font-size-asian="14pt" style:font-weight-asian="bold" style:font-size-complex="14pt" style:font-weight-complex="bold"/>
    </style:style>
    <style:style style:name="P54"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25d962" officeooo:paragraph-rsid="0025d962" style:font-size-asian="14pt" style:font-weight-asian="bold" style:font-size-complex="14pt" style:font-weight-complex="bold"/>
    </style:style>
    <style:style style:name="P55"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27b392" officeooo:paragraph-rsid="0027b392" style:font-size-asian="14pt" style:font-style-asian="normal" style:font-weight-asian="bold" style:font-size-complex="14pt" style:font-style-complex="normal" style:font-weight-complex="bold"/>
    </style:style>
    <style:style style:name="P56" style:family="paragraph" style:parent-style-name="Standard">
      <style:paragraph-properties fo:margin-left="0cm" fo:margin-right="0cm" fo:line-height="150%" fo:text-align="justify" style:justify-single-word="false" fo:text-indent="1.251cm" style:auto-text-indent="false"/>
      <style:text-properties fo:font-weight="normal" officeooo:rsid="0023f531" officeooo:paragraph-rsid="0023f531" style:font-weight-asian="normal" style:font-weight-complex="normal"/>
    </style:style>
    <style:style style:name="P57" style:family="paragraph" style:parent-style-name="Standard">
      <style:paragraph-properties fo:margin-left="0cm" fo:margin-right="0cm" fo:line-height="150%" fo:text-align="justify" style:justify-single-word="false" fo:text-indent="1.251cm" style:auto-text-indent="false"/>
      <style:text-properties fo:font-weight="normal" officeooo:rsid="00249cff" officeooo:paragraph-rsid="00249cff" style:font-weight-asian="normal" style:font-weight-complex="normal"/>
    </style:style>
    <style:style style:name="P58" style:family="paragraph" style:parent-style-name="Standard">
      <style:paragraph-properties fo:margin-left="0cm" fo:margin-right="0cm" fo:line-height="150%" fo:text-align="justify" style:justify-single-word="false" fo:text-indent="1.251cm" style:auto-text-indent="false"/>
      <style:text-properties fo:font-weight="normal" officeooo:rsid="00249cff" officeooo:paragraph-rsid="0025d962" style:font-weight-asian="normal" style:font-weight-complex="normal"/>
    </style:style>
    <style:style style:name="P59" style:family="paragraph" style:parent-style-name="Standard">
      <style:paragraph-properties fo:margin-left="0cm" fo:margin-right="0cm" fo:line-height="150%" fo:text-align="justify" style:justify-single-word="false" fo:text-indent="1.251cm" style:auto-text-indent="false"/>
      <style:text-properties fo:font-weight="normal" officeooo:rsid="0025d962" officeooo:paragraph-rsid="0025d962" style:font-weight-asian="normal" style:font-weight-complex="normal"/>
    </style:style>
    <style:style style:name="P60" style:family="paragraph" style:parent-style-name="Standard">
      <style:paragraph-properties fo:margin-left="0cm" fo:margin-right="0cm" fo:line-height="150%" fo:text-align="justify" style:justify-single-word="false" fo:text-indent="1.251cm" style:auto-text-indent="false"/>
      <style:text-properties fo:font-style="normal" fo:font-weight="normal" officeooo:rsid="0027b392" officeooo:paragraph-rsid="0027b392" style:font-style-asian="normal" style:font-weight-asian="normal" style:font-style-complex="normal" style:font-weight-complex="normal"/>
    </style:style>
    <style:style style:name="P61" style:family="paragraph" style:parent-style-name="Standard">
      <style:paragraph-properties fo:margin-left="0cm" fo:margin-right="0cm" fo:line-height="150%" fo:text-align="justify" style:justify-single-word="false" fo:text-indent="1.251cm" style:auto-text-indent="false"/>
      <style:text-properties fo:font-style="normal" fo:font-weight="normal" officeooo:rsid="0028c36d" officeooo:paragraph-rsid="0028c36d" style:font-style-asian="normal" style:font-weight-asian="normal" style:font-style-complex="normal" style:font-weight-complex="normal"/>
    </style:style>
    <style:style style:name="P62" style:family="paragraph" style:parent-style-name="Standard">
      <style:paragraph-properties fo:margin-left="0cm" fo:margin-right="0cm" fo:line-height="150%" fo:text-align="justify" style:justify-single-word="false" fo:text-indent="1.251cm" style:auto-text-indent="false"/>
      <style:text-properties fo:font-weight="bold" officeooo:rsid="0025d962" officeooo:paragraph-rsid="0025d962" style:font-weight-asian="bold" style:font-weight-complex="bold"/>
    </style:style>
    <style:style style:name="P63" style:family="paragraph" style:parent-style-name="Standard">
      <style:paragraph-properties fo:margin-left="0cm" fo:margin-right="0cm" fo:line-height="150%" fo:text-indent="0.25cm" style:auto-text-indent="false"/>
      <style:text-properties fo:font-size="14pt" style:font-size-asian="14pt" style:font-size-complex="14pt" style:font-weight-complex="bold"/>
    </style:style>
    <style:style style:name="P64" style:family="paragraph" style:parent-style-name="Standard">
      <style:paragraph-properties fo:margin-left="0cm" fo:margin-right="0cm" fo:line-height="150%" fo:text-indent="0.25cm" style:auto-text-indent="false"/>
      <style:text-properties fo:color="#000000" fo:font-size="14pt" style:font-size-asian="14pt" style:font-size-complex="14pt" style:font-weight-complex="bold"/>
    </style:style>
    <style:style style:name="P65" style:family="paragraph" style:parent-style-name="Standard">
      <style:paragraph-properties fo:margin-left="0cm" fo:margin-right="0cm" fo:line-height="150%" fo:text-indent="0.25cm" style:auto-text-indent="false"/>
      <style:text-properties fo:color="#000000" fo:font-size="14pt" officeooo:paragraph-rsid="0028c36d" style:font-size-asian="14pt" style:font-size-complex="14pt" style:font-weight-complex="bold"/>
    </style:style>
    <style:style style:name="P66" style:family="paragraph" style:parent-style-name="Times14_5f_РИО2">
      <style:paragraph-properties fo:margin-left="0cm" fo:margin-right="0cm" fo:line-height="150%" fo:text-align="center" style:justify-single-word="false" fo:text-indent="0cm" style:auto-text-indent="false">
        <style:tab-stops/>
      </style:paragraph-properties>
    </style:style>
    <style:style style:name="P67"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rsid="00339fb3" officeooo:paragraph-rsid="0049d8b2" style:font-size-asian="14pt" style:font-weight-asian="bold" style:font-size-complex="14pt"/>
    </style:style>
    <style:style style:name="P68" style:family="paragraph" style:parent-style-name="Standard">
      <style:paragraph-properties fo:margin-left="0cm" fo:margin-right="0cm" fo:line-height="150%" fo:text-align="justify" style:justify-single-word="false" fo:text-indent="0cm" style:auto-text-indent="false"/>
      <style:text-properties fo:color="#000000" fo:font-size="14pt" officeooo:rsid="00347389" officeooo:paragraph-rsid="00347389" style:font-size-asian="14pt" style:font-size-complex="14pt"/>
    </style:style>
    <style:style style:name="P69" style:family="paragraph" style:parent-style-name="Standard">
      <style:paragraph-properties fo:margin-left="0cm" fo:margin-right="0cm" fo:line-height="150%" fo:text-align="justify" style:justify-single-word="false" fo:text-indent="0cm" style:auto-text-indent="false"/>
      <style:text-properties fo:font-size="14pt" fo:font-style="normal" fo:font-weight="normal" officeooo:rsid="0023f531" officeooo:paragraph-rsid="002a55cb" style:font-size-asian="14pt" style:font-style-asian="normal" style:font-weight-asian="normal" style:font-size-complex="14pt" style:font-style-complex="normal"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ext-properties fo:font-size="16pt" fo:font-style="italic" fo:font-weight="normal" officeooo:rsid="002a55cb" officeooo:paragraph-rsid="002a55cb" style:font-size-asian="16pt" style:font-style-asian="italic" style:font-weight-asian="normal" style:font-size-complex="16pt" style:font-style-complex="italic" style:font-weight-complex="normal"/>
    </style:style>
    <style:style style:name="P71"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text-properties officeooo:paragraph-rsid="00373381"/>
    </style:style>
    <style:style style:name="P72"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text-properties fo:text-transform="uppercase" fo:font-size="14pt" fo:font-weight="bold" officeooo:rsid="00339fb3" officeooo:paragraph-rsid="00373381" style:font-size-asian="14pt" style:font-weight-asian="bold" style:font-size-complex="14pt"/>
    </style:style>
    <style:style style:name="P73"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74" style:family="paragraph" style:parent-style-name="Standard">
      <style:paragraph-properties fo:line-height="150%" fo:text-align="center" style:justify-single-word="false"/>
      <style:text-properties fo:text-transform="uppercase" fo:font-size="14pt" fo:language="en" fo:country="US" fo:font-weight="bold" officeooo:paragraph-rsid="00347389" style:font-size-asian="14pt" style:font-weight-asian="bold" style:font-size-complex="14pt"/>
    </style:style>
    <style:style style:name="P75"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76" style:family="paragraph" style:parent-style-name="Standard">
      <style:paragraph-properties fo:line-height="150%" fo:text-align="center" style:justify-single-word="false"/>
      <style:text-properties fo:text-transform="uppercase" fo:font-size="14pt" fo:font-weight="bold" officeooo:paragraph-rsid="0049d8b2" style:font-size-asian="14pt" style:font-weight-asian="bold" style:font-size-complex="14pt"/>
    </style:style>
    <style:style style:name="P77" style:family="paragraph" style:parent-style-name="Standard">
      <style:paragraph-properties fo:line-height="150%" fo:text-align="center" style:justify-single-word="false"/>
      <style:text-properties fo:text-transform="uppercase" fo:font-size="14pt" fo:font-weight="bold" officeooo:paragraph-rsid="004ca8f8" style:font-size-asian="14pt" style:font-weight-asian="bold" style:font-size-complex="14pt"/>
    </style:style>
    <style:style style:name="P78" style:family="paragraph" style:parent-style-name="Standard">
      <style:paragraph-properties fo:line-height="150%" fo:text-align="center" style:justify-single-word="false"/>
      <style:text-properties fo:text-transform="uppercase" fo:font-size="14pt" fo:font-weight="bold" officeooo:paragraph-rsid="00347389" style:font-size-asian="14pt" style:font-weight-asian="bold" style:font-size-complex="14pt"/>
    </style:style>
    <style:style style:name="P79" style:family="paragraph" style:parent-style-name="Standard">
      <style:paragraph-properties fo:text-align="center" style:justify-single-word="false"/>
      <style:text-properties fo:color="#000000" fo:font-size="14pt" officeooo:rsid="004ca8f8" officeooo:paragraph-rsid="004ca8f8" style:font-size-asian="14pt" style:font-size-complex="14pt"/>
    </style:style>
    <style:style style:name="P80" style:family="paragraph" style:parent-style-name="Standard">
      <style:paragraph-properties fo:line-height="150%" style:snap-to-layout-grid="false"/>
      <style:text-properties fo:color="#000000" fo:font-size="14pt" officeooo:rsid="002a55cb" officeooo:paragraph-rsid="002a55cb" style:font-size-asian="14pt" style:font-size-complex="14pt" style:font-weight-complex="bold"/>
    </style:style>
    <style:style style:name="P81" style:family="paragraph" style:parent-style-name="Standard">
      <style:paragraph-properties fo:line-height="150%" style:snap-to-layout-grid="false"/>
      <style:text-properties fo:color="#000000" fo:font-size="14pt" officeooo:rsid="002a55cb" officeooo:paragraph-rsid="005c0744" style:font-size-asian="14pt" style:font-size-complex="14pt" style:font-weight-complex="bold"/>
    </style:style>
    <style:style style:name="P82" style:family="paragraph" style:parent-style-name="Standard">
      <style:paragraph-properties fo:line-height="150%" fo:text-align="center" style:justify-single-word="false"/>
      <style:text-properties fo:color="#000000" fo:font-size="14pt" officeooo:rsid="002a55cb" officeooo:paragraph-rsid="002a55cb" style:font-size-asian="14pt" style:font-size-complex="14pt" style:font-weight-complex="bold"/>
    </style:style>
    <style:style style:name="P83" style:family="paragraph" style:parent-style-name="Standard">
      <style:paragraph-properties fo:line-height="150%" style:snap-to-layout-grid="false"/>
      <style:text-properties fo:color="#000000" fo:font-size="14pt" officeooo:rsid="005c0744" officeooo:paragraph-rsid="005c0744" style:font-size-asian="14pt" style:font-size-complex="14pt" style:font-weight-complex="bold"/>
    </style:style>
    <style:style style:name="P84" style:family="paragraph" style:parent-style-name="Standard">
      <style:paragraph-properties fo:line-height="150%" style:snap-to-layout-grid="false"/>
      <style:text-properties fo:color="#000000" fo:font-size="14pt" officeooo:rsid="005c0744" officeooo:paragraph-rsid="0075fc5b" style:font-size-asian="14pt" style:font-size-complex="14pt" style:font-weight-complex="bold"/>
    </style:style>
    <style:style style:name="P85" style:family="paragraph" style:parent-style-name="Standard">
      <style:paragraph-properties fo:line-height="150%"/>
      <style:text-properties fo:color="#000000" fo:font-size="14pt" officeooo:rsid="00373381" officeooo:paragraph-rsid="00373381" style:font-size-asian="14pt" style:font-size-complex="14pt" style:font-weight-complex="bold"/>
    </style:style>
    <style:style style:name="P86" style:family="paragraph" style:parent-style-name="Standard">
      <style:paragraph-properties fo:line-height="150%" style:snap-to-layout-grid="false"/>
      <style:text-properties fo:color="#000000" fo:font-size="14pt" officeooo:rsid="0028c36d" officeooo:paragraph-rsid="007434dc" style:font-size-asian="14pt" style:font-size-complex="14pt" style:font-weight-complex="bold"/>
    </style:style>
    <style:style style:name="P87" style:family="paragraph" style:parent-style-name="Standard">
      <style:paragraph-properties fo:line-height="150%" style:snap-to-layout-grid="false"/>
      <style:text-properties fo:color="#000000" fo:font-size="14pt" officeooo:rsid="0075fc5b" officeooo:paragraph-rsid="0075fc5b" style:font-size-asian="14pt" style:font-size-complex="14pt" style:font-weight-complex="bold"/>
    </style:style>
    <style:style style:name="P88"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89" style:family="paragraph" style:parent-style-name="Standard">
      <style:paragraph-properties fo:line-height="150%" fo:text-align="center" style:justify-single-word="false"/>
      <style:text-properties fo:color="#000000" fo:font-size="14pt" fo:language="en" fo:country="US" officeooo:rsid="002a55cb" officeooo:paragraph-rsid="002a55cb" style:font-size-asian="14pt" style:font-size-complex="14pt" style:font-weight-complex="bold"/>
    </style:style>
    <style:style style:name="P90" style:family="paragraph" style:parent-style-name="Standard">
      <style:paragraph-properties fo:line-height="150%" fo:text-align="center" style:justify-single-word="false"/>
      <style:text-properties fo:color="#000000" fo:font-size="14pt" fo:language="en" fo:country="US" officeooo:rsid="0075fc5b" officeooo:paragraph-rsid="0075fc5b" style:font-size-asian="14pt" style:font-size-complex="14pt" style:font-weight-complex="bold"/>
    </style:style>
    <style:style style:name="P91" style:family="paragraph" style:parent-style-name="Standard">
      <style:paragraph-properties fo:line-height="150%"/>
      <style:text-properties fo:color="#000000"/>
    </style:style>
    <style:style style:name="P92" style:family="paragraph" style:parent-style-name="Standard">
      <style:paragraph-properties fo:line-height="150%" fo:text-align="start" style:justify-single-word="false"/>
      <style:text-properties fo:color="#000000"/>
    </style:style>
    <style:style style:name="P93" style:family="paragraph" style:parent-style-name="Standard">
      <style:paragraph-properties fo:text-align="justify" style:justify-single-word="false"/>
      <style:text-properties fo:color="#000000" style:font-name="Times New Roman1" fo:font-size="14pt" officeooo:rsid="002fe2eb" officeooo:paragraph-rsid="002fe2eb" fo:background-color="transparent" style:font-size-asian="14pt" style:font-size-complex="14pt"/>
    </style:style>
    <style:style style:name="P94" style:family="paragraph" style:parent-style-name="Standard">
      <style:paragraph-properties style:line-height-at-least="0.503cm" fo:text-align="justify" style:justify-single-word="false"/>
      <style:text-properties fo:color="#000000" style:font-name="Times New Roman1" fo:font-size="14pt" officeooo:rsid="002fe2eb" fo:background-color="transparent" style:font-size-asian="14pt" style:font-size-complex="14pt"/>
    </style:style>
    <style:style style:name="P95" style:family="paragraph" style:parent-style-name="Standard">
      <style:paragraph-properties fo:text-align="justify" style:justify-single-word="false"/>
      <style:text-properties fo:color="#000000" style:font-name="Times New Roman1" fo:font-size="14pt" officeooo:rsid="007434dc" officeooo:paragraph-rsid="007434dc" fo:background-color="transparent" style:font-size-asian="14pt" style:font-size-complex="14pt"/>
    </style:style>
    <style:style style:name="P96" style:family="paragraph" style:parent-style-name="Standard">
      <style:paragraph-properties style:line-height-at-least="0.503cm" fo:text-align="justify" style:justify-single-word="false"/>
      <style:text-properties fo:color="#000000" style:font-name="Times New Roman1" fo:font-size="14pt" fo:font-weight="normal" fo:background-color="transparent" style:font-size-asian="14pt" style:font-size-complex="14pt"/>
    </style:style>
    <style:style style:name="P97" style:family="paragraph" style:parent-style-name="Standard">
      <style:paragraph-properties fo:text-align="justify" style:justify-single-word="false"/>
      <style:text-properties fo:color="#000000" style:font-name="Times New Roman1" fo:font-size="14pt" fo:font-weight="normal" officeooo:paragraph-rsid="002fe2eb" fo:background-color="transparent" style:font-size-asian="14pt" style:font-size-complex="14pt"/>
    </style:style>
    <style:style style:name="P98" style:family="paragraph" style:parent-style-name="Standard">
      <style:paragraph-properties fo:line-height="150%"/>
    </style:style>
    <style:style style:name="P99" style:family="paragraph" style:parent-style-name="Standard" style:list-style-name="L4">
      <style:paragraph-properties fo:line-height="150%" fo:text-align="justify" style:justify-single-word="false"/>
      <style:text-properties officeooo:paragraph-rsid="0056080d"/>
    </style:style>
    <style:style style:name="P100" style:family="paragraph" style:parent-style-name="Standard">
      <style:paragraph-properties fo:line-height="150%" fo:text-align="justify" style:justify-single-word="false"/>
      <style:text-properties officeooo:paragraph-rsid="0056080d"/>
    </style:style>
    <style:style style:name="P101" style:family="paragraph" style:parent-style-name="Standard" style:list-style-name="L7">
      <style:paragraph-properties fo:line-height="150%" fo:text-align="justify" style:justify-single-word="false"/>
      <style:text-properties officeooo:paragraph-rsid="005ae4ee"/>
    </style:style>
    <style:style style:name="P102" style:family="paragraph" style:parent-style-name="Standard" style:list-style-name="L11">
      <style:paragraph-properties fo:line-height="150%" fo:text-align="justify" style:justify-single-word="false"/>
      <style:text-properties officeooo:paragraph-rsid="005ae4ee"/>
    </style:style>
    <style:style style:name="P103" style:family="paragraph" style:parent-style-name="Standard">
      <style:paragraph-properties fo:line-height="150%" fo:text-align="justify" style:justify-single-word="false"/>
      <style:text-properties officeooo:paragraph-rsid="005ae4ee"/>
    </style:style>
    <style:style style:name="P104" style:family="paragraph" style:parent-style-name="Standard" style:list-style-name="L14">
      <style:paragraph-properties fo:line-height="150%" fo:text-align="justify" style:justify-single-word="false"/>
      <style:text-properties officeooo:paragraph-rsid="005cef66"/>
    </style:style>
    <style:style style:name="P105" style:family="paragraph" style:parent-style-name="Standard">
      <style:paragraph-properties fo:line-height="150%" fo:text-align="center" style:justify-single-word="false"/>
    </style:style>
    <style:style style:name="P106" style:family="paragraph" style:parent-style-name="Standard">
      <style:paragraph-properties fo:line-height="150%"/>
      <style:text-properties fo:font-size="14pt" officeooo:rsid="004ca8f8" officeooo:paragraph-rsid="004ca8f8" style:font-size-asian="14pt" style:font-size-complex="14pt"/>
    </style:style>
    <style:style style:name="P107" style:family="paragraph" style:parent-style-name="Standard">
      <style:paragraph-properties fo:line-height="150%"/>
      <style:text-properties fo:font-size="14pt" style:font-size-asian="14pt" style:font-size-complex="14pt" style:font-weight-complex="bold"/>
    </style:style>
    <style:style style:name="P108" style:family="paragraph" style:parent-style-name="Standard" style:list-style-name="L12">
      <style:paragraph-properties fo:line-height="150%" fo:text-align="justify" style:justify-single-word="false"/>
      <style:text-properties fo:font-size="14pt" fo:font-weight="normal" officeooo:rsid="005ae4ee" officeooo:paragraph-rsid="005ae4ee" style:font-size-asian="14pt" style:font-weight-asian="normal" style:font-size-complex="14pt" style:font-weight-complex="normal"/>
    </style:style>
    <style:style style:name="P109" style:family="paragraph" style:parent-style-name="Standard">
      <style:paragraph-properties fo:line-height="150%" fo:text-align="justify" style:justify-single-word="false"/>
      <style:text-properties fo:font-size="14pt" fo:font-weight="normal" officeooo:rsid="005ae4ee" officeooo:paragraph-rsid="005ae4ee" style:font-size-asian="14pt" style:font-weight-asian="normal" style:font-size-complex="14pt" style:font-weight-complex="normal"/>
    </style:style>
    <style:style style:name="P110" style:family="paragraph" style:parent-style-name="Standard" style:list-style-name="L13">
      <style:paragraph-properties fo:line-height="150%" fo:text-align="justify" style:justify-single-word="false"/>
      <style:text-properties fo:font-size="14pt" fo:font-weight="normal" officeooo:rsid="005c0744" officeooo:paragraph-rsid="005c0744" style:font-size-asian="14pt" style:font-weight-asian="normal" style:font-size-complex="14pt" style:font-weight-complex="normal"/>
    </style:style>
    <style:style style:name="P111" style:family="paragraph" style:parent-style-name="Standard" style:list-style-name="L13">
      <style:paragraph-properties fo:line-height="150%" fo:text-align="justify" style:justify-single-word="false"/>
      <style:text-properties fo:font-size="14pt" fo:font-weight="normal" officeooo:rsid="005cef66" officeooo:paragraph-rsid="005cef66" style:font-size-asian="14pt" style:font-weight-asian="normal" style:font-size-complex="14pt" style:font-weight-complex="normal"/>
    </style:style>
    <style:style style:name="P112" style:family="paragraph" style:parent-style-name="Standard" style:list-style-name="L13">
      <style:paragraph-properties fo:line-height="150%" fo:text-align="justify" style:justify-single-word="false"/>
      <style:text-properties fo:font-size="14pt" fo:font-weight="normal" officeooo:rsid="005e4e28" officeooo:paragraph-rsid="005e4e28" style:font-size-asian="14pt" style:font-weight-asian="normal" style:font-size-complex="14pt" style:font-weight-complex="normal"/>
    </style:style>
    <style:style style:name="P113" style:family="paragraph" style:parent-style-name="Standard" style:list-style-name="L17">
      <style:paragraph-properties fo:line-height="150%" fo:text-align="justify" style:justify-single-word="false"/>
      <style:text-properties fo:font-size="14pt" fo:font-weight="normal" officeooo:rsid="005ff692" officeooo:paragraph-rsid="005ff692" style:font-size-asian="14pt" style:font-weight-asian="normal" style:font-size-complex="14pt" style:font-weight-complex="normal"/>
    </style:style>
    <style:style style:name="P114" style:family="paragraph" style:parent-style-name="Standard" style:list-style-name="L13">
      <style:paragraph-properties fo:line-height="150%" fo:text-align="justify" style:justify-single-word="false"/>
      <style:text-properties fo:font-size="14pt" fo:font-weight="normal" officeooo:rsid="006052e9" officeooo:paragraph-rsid="006052e9" style:font-size-asian="14pt" style:font-weight-asian="normal" style:font-size-complex="14pt" style:font-weight-complex="normal"/>
    </style:style>
    <style:style style:name="P115" style:family="paragraph" style:parent-style-name="Standard">
      <style:paragraph-properties fo:line-height="150%" fo:text-align="justify" style:justify-single-word="false"/>
      <style:text-properties fo:font-size="14pt" fo:font-weight="normal" officeooo:rsid="006052e9" officeooo:paragraph-rsid="006052e9" style:font-size-asian="14pt" style:font-weight-asian="normal" style:font-size-complex="14pt" style:font-weight-complex="normal"/>
    </style:style>
    <style:style style:name="P116" style:family="paragraph" style:parent-style-name="Standard" style:list-style-name="L19">
      <style:paragraph-properties fo:line-height="150%" fo:text-align="justify" style:justify-single-word="false"/>
      <style:text-properties fo:font-size="14pt" fo:font-style="normal" fo:font-weight="normal" officeooo:rsid="0063bbd9" officeooo:paragraph-rsid="0063bbd9" style:font-size-asian="14pt" style:font-style-asian="normal" style:font-weight-asian="normal" style:font-size-complex="14pt" style:font-style-complex="normal" style:font-weight-complex="normal"/>
    </style:style>
    <style:style style:name="P117" style:family="paragraph" style:parent-style-name="Standard" style:list-style-name="L20">
      <style:paragraph-properties fo:line-height="150%" fo:text-align="justify" style:justify-single-word="false"/>
      <style:text-properties fo:font-size="14pt" fo:font-style="normal" fo:font-weight="normal" officeooo:rsid="0063bbd9" officeooo:paragraph-rsid="0063bbd9" style:font-size-asian="14pt" style:font-style-asian="normal" style:font-weight-asian="normal" style:font-size-complex="14pt" style:font-style-complex="normal" style:font-weight-complex="normal"/>
    </style:style>
    <style:style style:name="P118" style:family="paragraph" style:parent-style-name="Standard">
      <style:paragraph-properties fo:line-height="150%" fo:text-align="justify" style:justify-single-word="false"/>
      <style:text-properties fo:font-size="14pt" fo:font-style="normal" fo:font-weight="normal" officeooo:rsid="0063bbd9" officeooo:paragraph-rsid="0063bbd9" style:font-size-asian="14pt" style:font-style-asian="normal" style:font-weight-asian="normal" style:font-size-complex="14pt" style:font-style-complex="normal" style:font-weight-complex="normal"/>
    </style:style>
    <style:style style:name="P119" style:family="paragraph" style:parent-style-name="Standard" style:list-style-name="L21">
      <style:paragraph-properties fo:line-height="150%" fo:text-align="justify" style:justify-single-word="false"/>
      <style:text-properties fo:font-size="14pt" fo:font-style="normal" fo:font-weight="normal" officeooo:rsid="0063bbd9" officeooo:paragraph-rsid="0063bbd9" style:font-size-asian="14pt" style:font-style-asian="normal" style:font-weight-asian="normal" style:font-size-complex="14pt" style:font-style-complex="normal" style:font-weight-complex="normal"/>
    </style:style>
    <style:style style:name="P120" style:family="paragraph" style:parent-style-name="Standard" style:list-style-name="L21">
      <style:paragraph-properties fo:line-height="150%" fo:text-align="justify" style:justify-single-word="false"/>
      <style:text-properties fo:font-size="14pt" fo:font-style="normal" fo:font-weight="normal" officeooo:rsid="0063bbd9" officeooo:paragraph-rsid="006597e3" style:font-size-asian="14pt" style:font-style-asian="normal" style:font-weight-asian="normal" style:font-size-complex="14pt" style:font-style-complex="normal" style:font-weight-complex="normal"/>
    </style:style>
    <style:style style:name="P121" style:family="paragraph" style:parent-style-name="Standard" style:list-style-name="L22">
      <style:paragraph-properties fo:line-height="150%" fo:text-align="justify" style:justify-single-word="false"/>
      <style:text-properties fo:font-size="14pt" fo:font-style="normal" fo:font-weight="normal" officeooo:rsid="0066b14d" officeooo:paragraph-rsid="0066b14d" style:font-size-asian="14pt" style:font-style-asian="normal" style:font-weight-asian="normal" style:font-size-complex="14pt" style:font-style-complex="normal" style:font-weight-complex="normal"/>
    </style:style>
    <style:style style:name="P122" style:family="paragraph" style:parent-style-name="Standard" style:list-style-name="L27">
      <style:paragraph-properties fo:line-height="150%" fo:text-align="justify" style:justify-single-word="false"/>
      <style:text-properties fo:font-size="14pt" fo:font-style="normal" fo:font-weight="normal" officeooo:rsid="0066b14d" officeooo:paragraph-rsid="0066b14d" style:font-size-asian="14pt" style:font-style-asian="normal" style:font-weight-asian="normal" style:font-size-complex="14pt" style:font-style-complex="normal" style:font-weight-complex="normal"/>
    </style:style>
    <style:style style:name="P123" style:family="paragraph" style:parent-style-name="Standard" style:list-style-name="L28">
      <style:paragraph-properties fo:line-height="150%" fo:text-align="justify" style:justify-single-word="false"/>
      <style:text-properties fo:font-size="14pt" fo:font-style="normal" fo:font-weight="normal" officeooo:rsid="0066b14d" officeooo:paragraph-rsid="0066b14d" style:font-size-asian="14pt" style:font-style-asian="normal" style:font-weight-asian="normal" style:font-size-complex="14pt" style:font-style-complex="normal" style:font-weight-complex="normal"/>
    </style:style>
    <style:style style:name="P124" style:family="paragraph" style:parent-style-name="Standard" style:list-style-name="L30">
      <style:paragraph-properties fo:line-height="150%" fo:text-align="justify" style:justify-single-word="false"/>
      <style:text-properties fo:font-size="14pt" fo:font-style="normal" fo:font-weight="normal" officeooo:rsid="0066b14d" officeooo:paragraph-rsid="0066b14d" style:font-size-asian="14pt" style:font-style-asian="normal" style:font-weight-asian="normal" style:font-size-complex="14pt" style:font-style-complex="normal" style:font-weight-complex="normal"/>
    </style:style>
    <style:style style:name="P125" style:family="paragraph" style:parent-style-name="Standard" style:list-style-name="L30">
      <style:paragraph-properties fo:line-height="150%" fo:text-align="justify" style:justify-single-word="false"/>
      <style:text-properties fo:font-size="14pt" fo:font-style="normal" fo:font-weight="normal" officeooo:rsid="006873e8" officeooo:paragraph-rsid="006873e8"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50%" fo:text-align="justify" style:justify-single-word="false"/>
      <style:text-properties fo:font-size="14pt" fo:font-style="normal" fo:font-weight="normal" officeooo:rsid="006873e8" officeooo:paragraph-rsid="006873e8" style:font-size-asian="14pt" style:font-style-asian="normal" style:font-weight-asian="normal" style:font-size-complex="14pt" style:font-style-complex="normal" style:font-weight-complex="normal"/>
    </style:style>
    <style:style style:name="P127" style:family="paragraph" style:parent-style-name="Standard" style:list-style-name="L31">
      <style:paragraph-properties fo:line-height="150%" fo:text-align="justify" style:justify-single-word="false"/>
      <style:text-properties fo:font-size="14pt" fo:font-style="normal" fo:font-weight="normal" officeooo:rsid="006873e8" officeooo:paragraph-rsid="006873e8" style:font-size-asian="14pt" style:font-style-asian="normal" style:font-weight-asian="normal" style:font-size-complex="14pt" style:font-style-complex="normal" style:font-weight-complex="normal"/>
    </style:style>
    <style:style style:name="P128" style:family="paragraph" style:parent-style-name="Standard" style:list-style-name="L21">
      <style:paragraph-properties fo:line-height="150%" fo:text-align="justify" style:justify-single-word="false"/>
      <style:text-properties fo:font-size="14pt" fo:font-style="normal" fo:font-weight="normal" officeooo:rsid="006873e8" officeooo:paragraph-rsid="006873e8" style:font-size-asian="14pt" style:font-style-asian="normal" style:font-weight-asian="normal" style:font-size-complex="14pt" style:font-style-complex="normal" style:font-weight-complex="normal"/>
    </style:style>
    <style:style style:name="P129" style:family="paragraph" style:parent-style-name="Standard" style:list-style-name="L32">
      <style:paragraph-properties fo:line-height="150%" fo:text-align="justify" style:justify-single-word="false"/>
      <style:text-properties fo:font-size="14pt" fo:font-style="normal" fo:font-weight="normal" officeooo:rsid="006873e8" officeooo:paragraph-rsid="006873e8" style:font-size-asian="14pt" style:font-style-asian="normal" style:font-weight-asian="normal" style:font-size-complex="14pt" style:font-style-complex="normal" style:font-weight-complex="normal"/>
    </style:style>
    <style:style style:name="P130" style:family="paragraph" style:parent-style-name="Standard" style:list-style-name="L32">
      <style:paragraph-properties fo:line-height="150%" fo:text-align="justify" style:justify-single-word="false"/>
      <style:text-properties fo:font-size="14pt" fo:font-style="normal" fo:font-weight="normal" officeooo:rsid="006873e8" officeooo:paragraph-rsid="006a7273" style:font-size-asian="14pt" style:font-style-asian="normal" style:font-weight-asian="normal" style:font-size-complex="14pt" style:font-style-complex="normal" style:font-weight-complex="normal"/>
    </style:style>
    <style:style style:name="P131" style:family="paragraph" style:parent-style-name="Standard" style:list-style-name="L33">
      <style:paragraph-properties fo:line-height="150%" fo:text-align="justify" style:justify-single-word="false"/>
      <style:text-properties fo:font-size="14pt" fo:font-style="normal" fo:font-weight="normal" officeooo:rsid="006873e8" officeooo:paragraph-rsid="006a7273" style:font-size-asian="14pt" style:font-style-asian="normal" style:font-weight-asian="normal" style:font-size-complex="14pt" style:font-style-complex="normal" style:font-weight-complex="normal"/>
    </style:style>
    <style:style style:name="P132" style:family="paragraph" style:parent-style-name="Standard" style:list-style-name="L32">
      <style:paragraph-properties fo:line-height="150%" fo:text-align="justify" style:justify-single-word="false"/>
      <style:text-properties fo:font-size="14pt" fo:font-style="normal" fo:font-weight="normal" officeooo:rsid="006a7273" officeooo:paragraph-rsid="006a7273" style:font-size-asian="14pt" style:font-style-asian="normal" style:font-weight-asian="normal" style:font-size-complex="14pt" style:font-style-complex="normal" style:font-weight-complex="normal"/>
    </style:style>
    <style:style style:name="P133" style:family="paragraph" style:parent-style-name="Standard" style:list-style-name="L33">
      <style:paragraph-properties fo:line-height="150%" fo:text-align="justify" style:justify-single-word="false"/>
      <style:text-properties fo:font-size="14pt" fo:font-style="normal" fo:font-weight="normal" officeooo:rsid="006a7273" officeooo:paragraph-rsid="006a7273"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50%" fo:text-align="justify" style:justify-single-word="false"/>
      <style:text-properties fo:font-size="14pt" fo:font-style="normal" fo:font-weight="normal" officeooo:rsid="006a7273" officeooo:paragraph-rsid="006a7273" style:font-size-asian="14pt" style:font-style-asian="normal" style:font-weight-asian="normal" style:font-size-complex="14pt" style:font-style-complex="normal" style:font-weight-complex="normal"/>
    </style:style>
    <style:style style:name="P135" style:family="paragraph" style:parent-style-name="Standard" style:list-style-name="L6">
      <style:paragraph-properties fo:line-height="150%" fo:text-align="justify" style:justify-single-word="false"/>
      <style:text-properties fo:font-weight="normal" officeooo:rsid="0056080d" officeooo:paragraph-rsid="0056080d" style:font-weight-asian="normal" style:font-weight-complex="normal"/>
    </style:style>
    <style:style style:name="P136" style:family="paragraph" style:parent-style-name="Standard" style:list-style-name="L7">
      <style:paragraph-properties fo:line-height="150%" fo:text-align="justify" style:justify-single-word="false"/>
      <style:text-properties fo:font-weight="normal" officeooo:rsid="0057d771" officeooo:paragraph-rsid="0058969a" style:font-weight-asian="normal" style:font-weight-complex="normal"/>
    </style:style>
    <style:style style:name="P137" style:family="paragraph" style:parent-style-name="Standard" style:list-style-name="L11">
      <style:paragraph-properties fo:line-height="150%" fo:text-align="justify" style:justify-single-word="false"/>
      <style:text-properties fo:font-weight="normal" officeooo:rsid="005905a2" officeooo:paragraph-rsid="005ae4ee" style:font-weight-asian="normal" style:font-weight-complex="normal"/>
    </style:style>
    <style:style style:name="P138" style:family="paragraph" style:parent-style-name="Standard" style:list-style-name="L2">
      <style:paragraph-properties fo:line-height="150%" fo:text-align="justify" style:justify-single-word="false"/>
      <style:text-properties officeooo:rsid="0018ebb9" officeooo:paragraph-rsid="004fb66f"/>
    </style:style>
    <style:style style:name="P139" style:family="paragraph" style:parent-style-name="Standard" style:list-style-name="L2">
      <style:paragraph-properties fo:line-height="150%" fo:text-align="justify" style:justify-single-word="false"/>
      <style:text-properties officeooo:rsid="004fb66f" officeooo:paragraph-rsid="004fb66f"/>
    </style:style>
    <style:style style:name="P140" style:family="paragraph" style:parent-style-name="Standard" style:list-style-name="L2">
      <style:paragraph-properties fo:line-height="150%" fo:text-align="justify" style:justify-single-word="false"/>
      <style:text-properties officeooo:rsid="005158cc" officeooo:paragraph-rsid="005158cc"/>
    </style:style>
    <style:style style:name="P141" style:family="paragraph" style:parent-style-name="Standard" style:list-style-name="L4">
      <style:paragraph-properties fo:line-height="150%" fo:text-align="justify" style:justify-single-word="false"/>
      <style:text-properties officeooo:rsid="0056080d" officeooo:paragraph-rsid="0056080d"/>
    </style:style>
    <style:style style:name="P142" style:family="paragraph" style:parent-style-name="Standard" style:list-style-name="L14">
      <style:paragraph-properties fo:line-height="150%" fo:text-align="justify" style:justify-single-word="false"/>
      <style:text-properties officeooo:rsid="005d1032" officeooo:paragraph-rsid="005d1032"/>
    </style:style>
    <style:style style:name="P143" style:family="paragraph" style:parent-style-name="Standard" style:list-style-name="L14">
      <style:paragraph-properties fo:line-height="150%" fo:text-align="justify" style:justify-single-word="false"/>
      <style:text-properties officeooo:rsid="005d3f6c" officeooo:paragraph-rsid="005d3f6c"/>
    </style:style>
    <style:style style:name="P144" style:family="paragraph" style:parent-style-name="Standard" style:list-style-name="L18">
      <style:paragraph-properties fo:line-height="150%" fo:text-align="justify" style:justify-single-word="false"/>
      <style:text-properties fo:font-style="normal" fo:font-weight="normal" officeooo:rsid="0062d992" officeooo:paragraph-rsid="0062d992" style:font-style-asian="normal" style:font-weight-asian="normal" style:font-style-complex="normal" style:font-weight-complex="normal"/>
    </style:style>
    <style:style style:name="P145" style:family="paragraph" style:parent-style-name="Standard" style:list-style-name="L18">
      <style:paragraph-properties fo:line-height="150%" fo:text-align="justify" style:justify-single-word="false"/>
      <style:text-properties fo:font-style="normal" fo:font-weight="normal" officeooo:rsid="0063a52b" officeooo:paragraph-rsid="0063a52b" style:font-style-asian="normal" style:font-weight-asian="normal" style:font-style-complex="normal" style:font-weight-complex="normal"/>
    </style:style>
    <style:style style:name="P146" style:family="paragraph" style:parent-style-name="Standard" style:list-style-name="L2">
      <style:paragraph-properties fo:line-height="150%" fo:text-align="justify" style:justify-single-word="false"/>
      <style:text-properties fo:font-style="normal" officeooo:rsid="004fb66f" officeooo:paragraph-rsid="004fb66f" style:font-style-asian="normal" style:font-style-complex="normal"/>
    </style:style>
    <style:style style:name="P147" style:family="paragraph" style:parent-style-name="Standard">
      <style:paragraph-properties fo:line-height="150%" fo:text-align="center" style:justify-single-word="false" style:snap-to-layout-grid="false"/>
      <style:text-properties fo:color="#ff0000" fo:font-size="14pt" style:font-size-asian="14pt" style:font-size-complex="14pt" style:font-weight-complex="bold"/>
    </style:style>
    <style:style style:name="P148" style:family="paragraph" style:parent-style-name="Standard">
      <style:paragraph-properties fo:text-align="justify" style:justify-single-word="false"/>
      <style:text-properties style:font-name="Times New Roman1" fo:font-size="14pt" officeooo:paragraph-rsid="002fe2eb" style:font-size-asian="14pt" style:font-size-complex="14pt"/>
    </style:style>
    <style:style style:name="P149" style:family="paragraph" style:parent-style-name="Standard">
      <style:paragraph-properties fo:text-align="justify" style:justify-single-word="false"/>
      <style:text-properties style:font-name="Times New Roman1" fo:font-size="14pt" officeooo:paragraph-rsid="002fed79" style:font-size-asian="14pt" style:font-size-complex="14pt"/>
    </style:style>
    <style:style style:name="P150" style:family="paragraph" style:parent-style-name="Standard">
      <style:paragraph-properties fo:text-align="justify" style:justify-single-word="false"/>
      <style:text-properties style:font-name="Times New Roman1" fo:font-size="14pt" officeooo:paragraph-rsid="0075fc5b" style:font-size-asian="14pt" style:font-size-complex="14pt"/>
    </style:style>
    <style:style style:name="P151" style:family="paragraph" style:parent-style-name="Standard">
      <style:paragraph-properties fo:margin-left="0cm" fo:margin-right="0cm" fo:line-height="150%" fo:text-align="justify" style:justify-single-word="false" fo:text-indent="1.251cm" style:auto-text-indent="false"/>
      <style:text-properties fo:color="#000000" officeooo:paragraph-rsid="004ca8f8"/>
    </style:style>
    <style:style style:name="P152" style:family="paragraph" style:parent-style-name="Standard">
      <style:paragraph-properties fo:margin-left="0cm" fo:margin-right="0cm" fo:line-height="150%" fo:text-align="justify" style:justify-single-word="false" fo:text-indent="1.251cm" style:auto-text-indent="false"/>
      <style:text-properties fo:color="#000000" fo:font-size="14pt" officeooo:paragraph-rsid="004e3791" style:font-size-asian="14pt" style:font-size-complex="14pt"/>
    </style:style>
    <style:style style:name="P153"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1f625b" officeooo:paragraph-rsid="001f625b" style:font-size-asian="14pt" style:font-weight-asian="normal" style:font-size-complex="14pt" style:font-weight-complex="normal"/>
    </style:style>
    <style:style style:name="P154" style:family="paragraph" style:parent-style-name="Standard">
      <style:paragraph-properties fo:margin-left="0cm" fo:margin-right="0cm" fo:line-height="150%" fo:text-align="justify" style:justify-single-word="false" fo:text-indent="1.251cm" style:auto-text-indent="false"/>
    </style:style>
    <style:style style:name="P155" style:family="paragraph" style:parent-style-name="Standard">
      <style:paragraph-properties fo:margin-left="0cm" fo:margin-right="0cm" fo:line-height="150%" fo:text-align="justify" style:justify-single-word="false" fo:text-indent="1.251cm" style:auto-text-indent="false"/>
      <style:text-properties officeooo:paragraph-rsid="0056080d"/>
    </style:style>
    <style:style style:name="P156" style:family="paragraph" style:parent-style-name="Standard">
      <style:paragraph-properties fo:margin-left="0cm" fo:margin-right="0cm" fo:line-height="150%" fo:text-align="justify" style:justify-single-word="false" fo:text-indent="1.251cm" style:auto-text-indent="false"/>
      <style:text-properties officeooo:rsid="0018ebb9" officeooo:paragraph-rsid="004e3791"/>
    </style:style>
    <style:style style:name="P157"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1c818f" officeooo:paragraph-rsid="001c818f" style:font-size-asian="14pt" style:font-weight-asian="normal" style:font-size-complex="14pt" style:font-weight-complex="normal"/>
    </style:style>
    <style:style style:name="P158"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1c818f" officeooo:paragraph-rsid="005400e6" style:font-size-asian="14pt" style:font-weight-asian="normal" style:font-size-complex="14pt" style:font-weight-complex="normal"/>
    </style:style>
    <style:style style:name="P159"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423a4d" officeooo:paragraph-rsid="00423a4d" style:font-size-asian="14pt" style:font-weight-asian="normal" style:font-size-complex="14pt" style:font-weight-complex="normal"/>
    </style:style>
    <style:style style:name="P160"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5400e6" officeooo:paragraph-rsid="005400e6" style:font-size-asian="14pt" style:font-weight-asian="normal" style:font-size-complex="14pt" style:font-weight-complex="normal"/>
    </style:style>
    <style:style style:name="P161"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1e68c1" officeooo:paragraph-rsid="005400e6" style:font-size-asian="14pt" style:font-weight-asian="normal" style:font-size-complex="14pt" style:font-weight-complex="normal"/>
    </style:style>
    <style:style style:name="P162"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1e68c1" officeooo:paragraph-rsid="00553a50" style:font-size-asian="14pt" style:font-weight-asian="normal" style:font-size-complex="14pt" style:font-weight-complex="normal"/>
    </style:style>
    <style:style style:name="P163"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6d570b" officeooo:paragraph-rsid="006d570b" style:font-size-asian="14pt" style:font-weight-asian="normal" style:font-size-complex="14pt" style:font-weight-complex="normal"/>
    </style:style>
    <style:style style:name="P164"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339fb3" officeooo:paragraph-rsid="0025d962" style:font-size-asian="14pt" style:font-weight-asian="normal" style:font-size-complex="14pt" style:font-weight-complex="normal"/>
    </style:style>
    <style:style style:name="P165"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6e0562" officeooo:paragraph-rsid="006e0562" style:font-size-asian="14pt" style:font-weight-asian="normal" style:font-size-complex="14pt" style:font-weight-complex="normal"/>
    </style:style>
    <style:style style:name="P166"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25d962" officeooo:paragraph-rsid="0025d962" style:font-size-asian="14pt" style:font-weight-asian="normal" style:font-size-complex="14pt" style:font-weight-complex="normal"/>
    </style:style>
    <style:style style:name="P167"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1c818f" officeooo:paragraph-rsid="001c818f" style:font-size-asian="14pt" style:font-weight-asian="bold" style:font-size-complex="14pt" style:font-weight-complex="bold"/>
    </style:style>
    <style:style style:name="P168"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214160" officeooo:paragraph-rsid="00214160" style:font-size-asian="14pt" style:font-weight-asian="bold" style:font-size-complex="14pt" style:font-weight-complex="bold"/>
    </style:style>
    <style:style style:name="P169"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214160" officeooo:paragraph-rsid="005c0744" style:font-size-asian="14pt" style:font-weight-asian="bold" style:font-size-complex="14pt" style:font-weight-complex="bold"/>
    </style:style>
    <style:style style:name="P170"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5cef66" officeooo:paragraph-rsid="005cef66" style:font-size-asian="14pt" style:font-weight-asian="bold" style:font-size-complex="14pt" style:font-weight-complex="bold"/>
    </style:style>
    <style:style style:name="P171"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63a52b" officeooo:paragraph-rsid="0063a52b" style:font-size-asian="14pt" style:font-weight-asian="bold" style:font-size-complex="14pt" style:font-weight-complex="bold"/>
    </style:style>
    <style:style style:name="P172"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normal" officeooo:rsid="0023f531" officeooo:paragraph-rsid="0069efdb" style:font-size-asian="14pt" style:font-style-asian="normal" style:font-weight-asian="normal" style:font-size-complex="14pt" style:font-style-complex="normal" style:font-weight-complex="normal"/>
    </style:style>
    <style:style style:name="P173"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normal" officeooo:rsid="006597e3" officeooo:paragraph-rsid="006597e3" style:font-size-asian="14pt" style:font-style-asian="normal" style:font-weight-asian="normal" style:font-size-complex="14pt" style:font-style-complex="normal" style:font-weight-complex="normal"/>
    </style:style>
    <style:style style:name="P174"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normal" officeooo:rsid="0069efdb" officeooo:paragraph-rsid="0069efdb" style:font-size-asian="14pt" style:font-style-asian="normal" style:font-weight-asian="normal" style:font-size-complex="14pt" style:font-style-complex="normal" style:font-weight-complex="normal"/>
    </style:style>
    <style:style style:name="P175"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normal" officeooo:rsid="0027b392" officeooo:paragraph-rsid="0027b392" style:font-size-asian="14pt" style:font-style-asian="normal" style:font-weight-asian="normal" style:font-size-complex="14pt" style:font-style-complex="normal" style:font-weight-complex="normal"/>
    </style:style>
    <style:style style:name="P176"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normal" officeooo:rsid="006fbff8" officeooo:paragraph-rsid="006fbff8"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23f531" officeooo:paragraph-rsid="0023f531" style:font-size-asian="14pt" style:font-style-asian="normal" style:font-weight-asian="bold" style:font-size-complex="14pt" style:font-style-complex="normal" style:font-weight-complex="bold"/>
    </style:style>
    <style:style style:name="P178"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23f531" officeooo:paragraph-rsid="0063a52b" style:font-size-asian="14pt" style:font-style-asian="normal" style:font-weight-asian="bold" style:font-size-complex="14pt" style:font-style-complex="normal" style:font-weight-complex="bold"/>
    </style:style>
    <style:style style:name="P179"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23f531" officeooo:paragraph-rsid="0069efdb" style:font-size-asian="14pt" style:font-style-asian="normal" style:font-weight-asian="bold" style:font-size-complex="14pt" style:font-style-complex="normal" style:font-weight-complex="bold"/>
    </style:style>
    <style:style style:name="P180"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23f531" officeooo:paragraph-rsid="006a7273" style:font-size-asian="14pt" style:font-style-asian="normal" style:font-weight-asian="bold" style:font-size-complex="14pt" style:font-style-complex="normal" style:font-weight-complex="bold"/>
    </style:style>
    <style:style style:name="P181"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63bbd9" officeooo:paragraph-rsid="0063bbd9" style:font-size-asian="14pt" style:font-style-asian="normal" style:font-weight-asian="bold" style:font-size-complex="14pt" style:font-style-complex="normal" style:font-weight-complex="bold"/>
    </style:style>
    <style:style style:name="P182"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6597e3" officeooo:paragraph-rsid="006597e3" style:font-size-asian="14pt" style:font-style-asian="normal" style:font-weight-asian="bold" style:font-size-complex="14pt" style:font-style-complex="normal" style:font-weight-complex="bold"/>
    </style:style>
    <style:style style:name="P183"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69efdb" officeooo:paragraph-rsid="0069efdb" style:font-size-asian="14pt" style:font-style-asian="normal" style:font-weight-asian="bold" style:font-size-complex="14pt" style:font-style-complex="normal" style:font-weight-complex="bold"/>
    </style:style>
    <style:style style:name="P184"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6a7273" officeooo:paragraph-rsid="006a7273" style:font-size-asian="14pt" style:font-style-asian="normal" style:font-weight-asian="bold" style:font-size-complex="14pt" style:font-style-complex="normal" style:font-weight-complex="bold"/>
    </style:style>
    <style:style style:name="P185" style:family="paragraph" style:parent-style-name="Standard">
      <style:paragraph-properties fo:margin-left="0cm" fo:margin-right="0cm" fo:line-height="150%" fo:text-align="justify" style:justify-single-word="false" fo:text-indent="1.251cm" style:auto-text-indent="false"/>
      <style:text-properties fo:font-style="normal" fo:font-weight="normal" officeooo:rsid="0027b392" officeooo:paragraph-rsid="0027b392" style:font-style-asian="normal" style:font-weight-asian="normal" style:font-style-complex="normal" style:font-weight-complex="normal"/>
    </style:style>
    <style:style style:name="P186" style:family="paragraph" style:parent-style-name="Standard">
      <style:paragraph-properties fo:margin-left="0cm" fo:margin-right="0cm" fo:line-height="150%" fo:text-align="justify" style:justify-single-word="false" fo:text-indent="1.251cm" style:auto-text-indent="false"/>
      <style:text-properties fo:font-style="normal" fo:font-weight="normal" officeooo:rsid="006e0562" officeooo:paragraph-rsid="006e0562" style:font-style-asian="normal" style:font-weight-asian="normal" style:font-style-complex="normal" style:font-weight-complex="normal"/>
    </style:style>
    <style:style style:name="P187" style:family="paragraph" style:parent-style-name="Standard">
      <style:paragraph-properties fo:margin-left="0cm" fo:margin-right="0cm" fo:line-height="150%" fo:text-align="justify" style:justify-single-word="false" fo:text-indent="1.251cm" style:auto-text-indent="false"/>
      <style:text-properties fo:font-style="normal" fo:font-weight="bold" officeooo:rsid="0023f3a3" officeooo:paragraph-rsid="0023f3a3" style:font-style-asian="normal" style:font-weight-asian="bold" style:font-style-complex="normal" style:font-weight-complex="bold"/>
    </style:style>
    <style:style style:name="P188" style:family="paragraph" style:parent-style-name="Standard">
      <style:paragraph-properties fo:margin-left="0cm" fo:margin-right="0cm" fo:line-height="150%" fo:text-align="justify" style:justify-single-word="false" fo:text-indent="1.251cm" style:auto-text-indent="false"/>
      <style:text-properties fo:font-style="normal" fo:font-weight="bold" officeooo:rsid="0063a52b" officeooo:paragraph-rsid="0063a52b" style:font-style-asian="normal" style:font-weight-asian="bold" style:font-style-complex="normal" style:font-weight-complex="bold"/>
    </style:style>
    <style:style style:name="P189" style:family="paragraph" style:parent-style-name="Standard">
      <style:paragraph-properties fo:margin-left="0cm" fo:margin-right="0cm" fo:line-height="150%" fo:text-align="justify" style:justify-single-word="false" fo:text-indent="1.251cm" style:auto-text-indent="false"/>
      <style:text-properties officeooo:rsid="005c0744" officeooo:paragraph-rsid="005c0744"/>
    </style:style>
    <style:style style:name="P190" style:family="paragraph" style:parent-style-name="Standard">
      <style:paragraph-properties fo:margin-left="0cm" fo:margin-right="0cm" fo:line-height="150%" fo:text-align="justify" style:justify-single-word="false" fo:text-indent="1.251cm" style:auto-text-indent="false"/>
      <style:text-properties officeooo:rsid="005c0744" officeooo:paragraph-rsid="005cef66"/>
    </style:style>
    <style:style style:name="P191"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officeooo:rsid="00339fb3" officeooo:paragraph-rsid="0018ebb9" style:font-size-asian="14pt" style:font-weight-asian="bold" style:font-size-complex="14pt"/>
    </style:style>
    <style:style style:name="P192" style:family="paragraph" style:parent-style-name="Standard">
      <style:paragraph-properties fo:margin-left="0cm" fo:margin-right="0cm" fo:line-height="150%" fo:text-indent="0cm" style:auto-text-indent="false"/>
      <style:text-properties fo:color="#000000" fo:font-size="14pt" officeooo:rsid="007434dc" officeooo:paragraph-rsid="007434dc" style:font-size-asian="14pt" style:font-size-complex="14pt" style:font-weight-complex="bold"/>
    </style:style>
    <style:style style:name="P193" style:family="paragraph" style:parent-style-name="Standard">
      <style:paragraph-properties fo:margin-left="0cm" fo:margin-right="0cm" fo:line-height="150%" fo:text-align="justify" style:justify-single-word="false" fo:text-indent="0cm" style:auto-text-indent="false"/>
      <style:text-properties fo:font-size="14pt" fo:font-style="normal" fo:font-weight="normal" officeooo:rsid="0023f531" officeooo:paragraph-rsid="0023f531" style:font-size-asian="14pt" style:font-style-asian="normal" style:font-weight-asian="normal" style:font-size-complex="14pt" style:font-style-complex="normal" style:font-weight-complex="normal"/>
    </style:style>
    <style:style style:name="P194"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rsid="00339fb3" officeooo:paragraph-rsid="00339fb3" style:font-size-asian="14pt" style:font-weight-asian="bold" style:font-size-complex="14pt"/>
    </style:style>
    <style:style style:name="P195" style:family="paragraph" style:parent-style-name="Standard">
      <style:paragraph-properties fo:line-height="150%" fo:text-align="center" style:justify-single-word="false" fo:break-before="page"/>
      <style:text-properties fo:text-transform="uppercase" fo:font-size="14pt" fo:font-weight="bold" officeooo:paragraph-rsid="00347389" style:font-size-asian="14pt" style:font-weight-asian="bold" style:font-size-complex="14pt"/>
    </style:style>
    <style:style style:name="P196" style:family="paragraph" style:parent-style-name="Standard">
      <style:paragraph-properties fo:line-height="150%" fo:text-align="center" style:justify-single-word="false" fo:break-before="page"/>
    </style:style>
    <style:style style:name="P197" style:family="paragraph" style:parent-style-name="Standard">
      <style:paragraph-properties fo:margin-left="0cm" fo:margin-right="0cm" fo:line-height="150%" fo:text-indent="0.25cm" style:auto-text-indent="false"/>
      <style:text-properties fo:color="#000000" fo:font-size="14pt" style:font-size-asian="14pt" style:font-size-complex="14pt" style:font-weight-complex="bold"/>
    </style:style>
    <style:style style:name="P198" style:family="paragraph" style:parent-style-name="Standard">
      <style:paragraph-properties fo:margin-left="0cm" fo:margin-right="0cm" fo:line-height="150%" fo:text-indent="0.25cm" style:auto-text-indent="false"/>
      <style:text-properties fo:color="#000000" fo:font-size="14pt" officeooo:paragraph-rsid="002a55cb" style:font-size-asian="14pt" style:font-size-complex="14pt" style:font-weight-complex="bold"/>
    </style:style>
    <style:style style:name="P199" style:family="paragraph" style:parent-style-name="Text_20_body" style:list-style-name="L3">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size-complex="14pt"/>
    </style:style>
    <style:style style:name="P200"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text-properties officeooo:paragraph-rsid="00373381"/>
    </style:style>
    <style:style style:name="P201"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size-complex="14pt"/>
    </style:style>
    <style:style style:name="P202" style:family="paragraph" style:parent-style-name="Text_20_body">
      <style:paragraph-properties fo:margin-left="0cm" fo:margin-right="0cm" fo:margin-top="0cm" fo:margin-bottom="0cm" loext:contextual-spacing="false" fo:line-height="138%" fo:text-align="center" style:justify-single-word="false" fo:text-indent="1.27cm" style:auto-text-indent="false" style:writing-mode="lr-tb"/>
      <style:text-properties fo:text-transform="uppercase" fo:font-size="14pt" fo:font-weight="bold" officeooo:rsid="00339fb3" officeooo:paragraph-rsid="00373381" style:font-size-asian="14pt" style:font-weight-asian="bold" style:font-size-complex="14pt"/>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fo:font-size="14pt" fo:font-weight="bold" officeooo:rsid="001c818f" style:font-size-asian="14pt" style:font-weight-asian="bold" style:font-size-complex="14pt"/>
    </style:style>
    <style:style style:name="T3" style:family="text">
      <style:text-properties fo:text-transform="uppercase" fo:font-size="14pt" fo:font-weight="bold" officeooo:rsid="0023f531" style:font-size-asian="14pt" style:font-weight-asian="bold" style:font-size-complex="14pt"/>
    </style:style>
    <style:style style:name="T4" style:family="text">
      <style:text-properties fo:text-transform="uppercase" fo:font-size="14pt" fo:font-weight="bold" officeooo:rsid="00339fb3" style:font-size-asian="14pt" style:font-weight-asian="bold" style:font-size-complex="14pt"/>
    </style:style>
    <style:style style:name="T5" style:family="text">
      <style:text-properties fo:text-transform="uppercase" style:font-size-complex="14pt"/>
    </style:style>
    <style:style style:name="T6" style:family="text">
      <style:text-properties fo:text-transform="uppercase" fo:color="#000000" fo:font-size="14pt" fo:font-weight="bold" officeooo:rsid="001f625b" style:font-size-asian="14pt" style:font-weight-asian="bold" style:font-size-complex="14pt"/>
    </style:style>
    <style:style style:name="T7" style:family="text">
      <style:text-properties fo:font-size="14pt" fo:font-weight="bold" style:font-size-asian="14pt" style:font-weight-asian="bold"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c818f" style:font-size-asian="14pt" style:font-weight-asian="bold" style:font-size-complex="14pt" style:font-weight-complex="bold"/>
    </style:style>
    <style:style style:name="T10" style:family="text">
      <style:text-properties fo:font-size="14pt" fo:font-weight="bold" officeooo:rsid="001f625b" style:font-size-asian="14pt" style:font-weight-asian="bold" style:font-size-complex="14pt" style:font-weight-complex="bold"/>
    </style:style>
    <style:style style:name="T11" style:family="text">
      <style:text-properties fo:font-size="14pt" fo:font-weight="bold" officeooo:rsid="0023f531" style:font-size-asian="14pt" style:font-weight-asian="bold" style:font-size-complex="14pt" style:font-weight-complex="bold"/>
    </style:style>
    <style:style style:name="T12" style:family="text">
      <style:text-properties fo:font-size="14pt" fo:font-weight="bold" officeooo:rsid="00249cff" style:font-size-asian="14pt" style:font-weight-asian="bold" style:font-size-complex="14pt" style:font-weight-complex="bold"/>
    </style:style>
    <style:style style:name="T13" style:family="text">
      <style:text-properties fo:font-size="14pt" fo:font-weight="bold" officeooo:rsid="002a55cb" style:font-size-asian="14pt" style:font-weight-asian="bold" style:font-size-complex="14pt" style:font-weight-complex="bold"/>
    </style:style>
    <style:style style:name="T14" style:family="text">
      <style:text-properties fo:font-size="14pt" fo:font-weight="bold" officeooo:rsid="00339fb3" style:font-size-asian="14pt" style:font-weight-asian="bold" style:font-size-complex="14pt" style:font-weight-complex="bold"/>
    </style:style>
    <style:style style:name="T15" style:family="text">
      <style:text-properties fo:font-size="14pt" fo:font-weight="bold" officeooo:rsid="0053063e" style:font-size-asian="14pt" style:font-weight-asian="bold" style:font-size-complex="14pt" style:font-weight-complex="bold"/>
    </style:style>
    <style:style style:name="T16" style:family="text">
      <style:text-properties fo:font-size="14pt" fo:font-weight="bold" officeooo:rsid="005ae4ee" style:font-size-asian="14pt" style:font-weight-asian="bold" style:font-size-complex="14pt" style:font-weight-complex="bold"/>
    </style:style>
    <style:style style:name="T17" style:family="text">
      <style:text-properties fo:font-size="14pt" fo:font-weight="bold" officeooo:rsid="005cef66" style:font-size-asian="14pt" style:font-weight-asian="bold" style:font-size-complex="14pt" style:font-weight-complex="bold"/>
    </style:style>
    <style:style style:name="T18" style:family="text">
      <style:text-properties fo:font-size="14pt" fo:font-weight="bold" officeooo:rsid="006e0562" style:font-size-asian="14pt" style:font-weight-asian="bold" style:font-size-complex="14pt" style:font-weight-complex="bold"/>
    </style:style>
    <style:style style:name="T19" style:family="text">
      <style:text-properties fo:font-size="14pt" fo:font-weight="bold" officeooo:rsid="0018027d" style:font-size-asian="14pt" style:font-weight-asian="bold" style:font-size-complex="14pt"/>
    </style:style>
    <style:style style:name="T20" style:family="text">
      <style:text-properties fo:font-size="14pt" style:font-size-asian="14pt" style:font-size-complex="14pt"/>
    </style:style>
    <style:style style:name="T21" style:family="text">
      <style:text-properties fo:font-size="14pt" style:font-size-asian="14pt" style:font-size-complex="14pt" style:font-weight-complex="bold"/>
    </style:style>
    <style:style style:name="T22" style:family="text">
      <style:text-properties fo:font-size="14pt" officeooo:rsid="002b1143" style:font-size-asian="14pt" style:font-size-complex="14pt" style:font-weight-complex="bold"/>
    </style:style>
    <style:style style:name="T23" style:family="text">
      <style:text-properties fo:font-size="14pt" officeooo:rsid="0037a7eb" style:font-size-asian="14pt" style:font-size-complex="14pt" style:font-weight-complex="bold"/>
    </style:style>
    <style:style style:name="T24" style:family="text">
      <style:text-properties fo:font-size="14pt" officeooo:rsid="0018027d" style:font-size-asian="14pt" style:font-size-complex="14pt"/>
    </style:style>
    <style:style style:name="T25" style:family="text">
      <style:text-properties fo:font-size="14pt" officeooo:rsid="001f625b" style:font-size-asian="14pt" style:font-size-complex="14pt"/>
    </style:style>
    <style:style style:name="T26" style:family="text">
      <style:text-properties fo:font-size="14pt" officeooo:rsid="0025d962" style:font-size-asian="14pt" style:font-size-complex="14pt"/>
    </style:style>
    <style:style style:name="T27" style:family="text">
      <style:text-properties fo:font-size="14pt" officeooo:rsid="002cc133" style:font-size-asian="14pt" style:font-size-complex="14pt"/>
    </style:style>
    <style:style style:name="T28" style:family="text">
      <style:text-properties fo:font-size="14pt" officeooo:rsid="00339fb3" style:font-size-asian="14pt" style:font-size-complex="14pt"/>
    </style:style>
    <style:style style:name="T29" style:family="text">
      <style:text-properties fo:font-size="14pt" officeooo:rsid="003cb936" style:font-size-asian="14pt" style:font-size-complex="14pt"/>
    </style:style>
    <style:style style:name="T30" style:family="text">
      <style:text-properties fo:font-size="14pt" officeooo:rsid="003f716e" style:font-size-asian="14pt" style:font-size-complex="14pt"/>
    </style:style>
    <style:style style:name="T31" style:family="text">
      <style:text-properties fo:font-size="14pt" officeooo:rsid="001adc6b" style:font-size-asian="14pt" style:font-size-complex="14pt"/>
    </style:style>
    <style:style style:name="T32" style:family="text">
      <style:text-properties fo:font-size="14pt" officeooo:rsid="004ca8f8" style:font-size-asian="14pt" style:font-size-complex="14pt"/>
    </style:style>
    <style:style style:name="T33" style:family="text">
      <style:text-properties fo:font-size="14pt" officeooo:rsid="004e3791" style:font-size-asian="14pt" style:font-size-complex="14pt"/>
    </style:style>
    <style:style style:name="T34" style:family="text">
      <style:text-properties fo:font-size="14pt" officeooo:rsid="00553a50" style:font-size-asian="14pt" style:font-size-complex="14pt"/>
    </style:style>
    <style:style style:name="T35" style:family="text">
      <style:text-properties fo:font-size="14pt" officeooo:rsid="0058969a" style:font-size-asian="14pt" style:font-size-complex="14pt"/>
    </style:style>
    <style:style style:name="T36" style:family="text">
      <style:text-properties fo:font-size="14pt" officeooo:rsid="005ae4ee" style:font-size-asian="14pt" style:font-size-complex="14pt"/>
    </style:style>
    <style:style style:name="T37" style:family="text">
      <style:text-properties fo:font-size="14pt" officeooo:rsid="00621a54" style:font-size-asian="14pt" style:font-size-complex="14pt"/>
    </style:style>
    <style:style style:name="T38" style:family="text">
      <style:text-properties fo:font-size="14pt" officeooo:rsid="0062d992" style:font-size-asian="14pt" style:font-size-complex="14pt"/>
    </style:style>
    <style:style style:name="T39" style:family="text">
      <style:text-properties fo:font-size="14pt" officeooo:rsid="0063a52b" style:font-size-asian="14pt" style:font-size-complex="14pt"/>
    </style:style>
    <style:style style:name="T40" style:family="text">
      <style:text-properties fo:font-size="14pt" officeooo:rsid="006e0562" style:font-size-asian="14pt" style:font-size-complex="14pt"/>
    </style:style>
    <style:style style:name="T41" style:family="text">
      <style:text-properties fo:font-size="14pt" officeooo:rsid="006f81af" style:font-size-asian="14pt" style:font-size-complex="14pt"/>
    </style:style>
    <style:style style:name="T42" style:family="text">
      <style:text-properties fo:font-size="14pt" officeooo:rsid="007434dc" style:font-size-asian="14pt" style:font-size-complex="14pt"/>
    </style:style>
    <style:style style:name="T43" style:family="text">
      <style:text-properties fo:font-size="14pt" fo:font-style="italic" style:font-size-asian="14pt" style:font-style-asian="italic" style:font-size-complex="14pt" style:font-style-complex="italic"/>
    </style:style>
    <style:style style:name="T44" style:family="text">
      <style:text-properties fo:font-size="14pt" fo:font-weight="normal" style:font-size-asian="14pt" style:font-weight-asian="normal" style:font-size-complex="14pt" style:font-weight-complex="normal"/>
    </style:style>
    <style:style style:name="T45" style:family="text">
      <style:text-properties fo:font-size="14pt" fo:font-weight="normal" officeooo:rsid="005ae4ee" style:font-size-asian="14pt" style:font-weight-asian="normal" style:font-size-complex="14pt" style:font-weight-complex="normal"/>
    </style:style>
    <style:style style:name="T46" style:family="text">
      <style:text-properties fo:font-size="14pt" fo:font-weight="normal" officeooo:rsid="003cb936" style:font-size-asian="14pt" style:font-weight-asian="normal" style:font-size-complex="14pt" style:font-weight-complex="normal"/>
    </style:style>
    <style:style style:name="T47" style:family="text">
      <style:text-properties fo:font-size="14pt" fo:font-weight="normal" officeooo:rsid="0057d771" style:font-size-asian="14pt" style:font-weight-asian="normal" style:font-size-complex="14pt" style:font-weight-complex="normal"/>
    </style:style>
    <style:style style:name="T48" style:family="text">
      <style:text-properties fo:font-size="14pt" fo:font-weight="normal" officeooo:rsid="0058969a" style:font-size-asian="14pt" style:font-weight-asian="normal" style:font-size-complex="14pt" style:font-weight-complex="normal"/>
    </style:style>
    <style:style style:name="T49" style:family="text">
      <style:text-properties fo:font-size="14pt" fo:font-weight="normal" officeooo:rsid="005905a2" style:font-size-asian="14pt" style:font-weight-asian="normal" style:font-size-complex="14pt" style:font-weight-complex="normal"/>
    </style:style>
    <style:style style:name="T50" style:family="text">
      <style:text-properties fo:font-size="14pt" fo:font-weight="normal" officeooo:rsid="005cef66" style:font-size-asian="14pt" style:font-weight-asian="normal" style:font-size-complex="14pt" style:font-weight-complex="normal"/>
    </style:style>
    <style:style style:name="T51" style:family="text">
      <style:text-properties fo:color="#ff0000" fo:font-size="14pt" style:font-size-asian="14pt" style:font-size-complex="14pt"/>
    </style:style>
    <style:style style:name="T52" style:family="text">
      <style:text-properties fo:font-variant="normal" fo:text-transform="none" fo:font-size="14pt" style:font-size-asian="14pt" style:font-size-complex="14pt"/>
    </style:style>
    <style:style style:name="T53" style:family="text">
      <style:text-properties fo:font-variant="normal" fo:text-transform="none" fo:font-size="14pt" officeooo:rsid="0018027d" style:font-size-asian="14pt" style:font-size-complex="14pt"/>
    </style:style>
    <style:style style:name="T54" style:family="text">
      <style:text-properties fo:font-variant="normal" fo:text-transform="none" fo:font-size="14pt" officeooo:rsid="002fed79" style:font-size-asian="14pt" style:font-size-complex="14pt"/>
    </style:style>
    <style:style style:name="T55" style:family="text">
      <style:text-properties fo:font-variant="normal" fo:text-transform="none" fo:font-size="14pt" officeooo:rsid="004ca8f8" style:font-size-asian="14pt" style:font-size-complex="14pt"/>
    </style:style>
    <style:style style:name="T5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7" style:family="text">
      <style:text-properties fo:font-variant="normal" fo:text-transform="none" officeooo:rsid="002fed79"/>
    </style:style>
    <style:style style:name="T58" style:family="text">
      <style:text-properties fo:font-variant="normal" fo:text-transform="none" officeooo:rsid="0053063e"/>
    </style:style>
    <style:style style:name="T59" style:family="text">
      <style:text-properties officeooo:rsid="0018027d"/>
    </style:style>
    <style:style style:name="T60" style:family="text">
      <style:text-properties fo:color="#000000"/>
    </style:style>
    <style:style style:name="T61" style:family="text">
      <style:text-properties fo:color="#000000" fo:font-size="14pt" style:font-size-asian="14pt" style:font-size-complex="14pt"/>
    </style:style>
    <style:style style:name="T62" style:family="text">
      <style:text-properties fo:color="#000000" fo:font-size="14pt" officeooo:rsid="00341643" style:font-size-asian="14pt" style:font-size-complex="14pt"/>
    </style:style>
    <style:style style:name="T63" style:family="text">
      <style:text-properties fo:color="#000000" fo:font-size="14pt" officeooo:rsid="00341ee0" style:font-size-asian="14pt" style:font-size-complex="14pt"/>
    </style:style>
    <style:style style:name="T64" style:family="text">
      <style:text-properties fo:color="#000000" fo:font-size="14pt" officeooo:rsid="00347389" style:font-size-asian="14pt" style:font-size-complex="14pt"/>
    </style:style>
    <style:style style:name="T65" style:family="text">
      <style:text-properties fo:color="#000000" fo:font-size="14pt" officeooo:rsid="004e3791" style:font-size-asian="14pt" style:font-size-complex="14pt"/>
    </style:style>
    <style:style style:name="T66" style:family="text">
      <style:text-properties fo:color="#000000" fo:font-size="14pt" fo:font-style="italic" fo:font-weight="normal" officeooo:rsid="0056080d" style:font-size-asian="14pt" style:font-style-asian="italic" style:font-weight-asian="normal" style:font-size-complex="14pt" style:font-style-complex="italic" style:font-weight-complex="normal"/>
    </style:style>
    <style:style style:name="T67" style:family="text">
      <style:text-properties fo:color="#000000" fo:font-size="14pt" fo:font-weight="normal" officeooo:rsid="003951ef" style:font-size-asian="14pt" style:font-weight-asian="normal" style:font-size-complex="14pt" style:font-weight-complex="normal"/>
    </style:style>
    <style:style style:name="T68" style:family="text">
      <style:text-properties fo:color="#000000" fo:font-size="14pt" fo:font-weight="normal" officeooo:rsid="001f625b" style:font-size-asian="14pt" style:font-weight-asian="normal" style:font-size-complex="14pt" style:font-weight-complex="normal"/>
    </style:style>
    <style:style style:name="T69" style:family="text">
      <style:text-properties fo:color="#000000" fo:font-size="14pt" fo:font-weight="normal" officeooo:rsid="00553a50" style:font-size-asian="14pt" style:font-weight-asian="normal" style:font-size-complex="14pt" style:font-weight-complex="normal"/>
    </style:style>
    <style:style style:name="T70" style:family="text">
      <style:text-properties fo:color="#000000" fo:font-size="14pt" fo:font-weight="normal" officeooo:rsid="0056080d" style:font-size-asian="14pt" style:font-weight-asian="normal" style:font-size-complex="14pt" style:font-weight-complex="normal"/>
    </style:style>
    <style:style style:name="T71"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72" style:family="text">
      <style:text-properties fo:color="#000000" fo:font-size="14pt" fo:font-style="normal" fo:font-weight="normal" officeooo:rsid="0056080d" style:font-size-asian="14pt" style:font-style-asian="normal" style:font-weight-asian="normal" style:font-size-complex="14pt" style:font-style-complex="normal" style:font-weight-complex="normal"/>
    </style:style>
    <style:style style:name="T73" style:family="text">
      <style:text-properties fo:color="#000000" fo:font-size="14pt" fo:font-style="normal" style:font-size-asian="14pt" style:font-style-asian="normal" style:font-size-complex="14pt" style:font-style-complex="normal"/>
    </style:style>
    <style:style style:name="T74" style:family="text">
      <style:text-properties fo:color="#000000" officeooo:rsid="002fed79" fo:background-color="transparent" loext:char-shading-value="0"/>
    </style:style>
    <style:style style:name="T75" style:family="text">
      <style:text-properties officeooo:rsid="0028c36d"/>
    </style:style>
    <style:style style:name="T76" style:family="text">
      <style:text-properties officeooo:rsid="002a55cb"/>
    </style:style>
    <style:style style:name="T77" style:family="text">
      <style:text-properties officeooo:rsid="002fed79"/>
    </style:style>
    <style:style style:name="T78" style:family="text">
      <style:text-properties officeooo:rsid="00339fb3"/>
    </style:style>
    <style:style style:name="T79" style:family="text">
      <style:text-properties officeooo:rsid="00341ee0"/>
    </style:style>
    <style:style style:name="T80" style:family="text">
      <style:text-properties officeooo:rsid="00373381"/>
    </style:style>
    <style:style style:name="T81" style:family="text">
      <style:text-properties officeooo:rsid="00423a4d"/>
    </style:style>
    <style:style style:name="T82" style:family="text">
      <style:text-properties officeooo:rsid="0042546f"/>
    </style:style>
    <style:style style:name="T83" style:family="text">
      <style:text-properties officeooo:rsid="0049d8b2"/>
    </style:style>
    <style:style style:name="T84" style:family="text">
      <style:text-properties officeooo:rsid="004ca8f8"/>
    </style:style>
    <style:style style:name="T85" style:family="text">
      <style:text-properties officeooo:rsid="004e3791"/>
    </style:style>
    <style:style style:name="T86" style:family="text">
      <style:text-properties officeooo:rsid="004fb66f"/>
    </style:style>
    <style:style style:name="T87" style:family="text">
      <style:text-properties style:text-underline-style="solid" style:text-underline-width="auto" style:text-underline-color="font-color"/>
    </style:style>
    <style:style style:name="T88" style:family="text">
      <style:text-properties officeooo:rsid="0053063e"/>
    </style:style>
    <style:style style:name="T89" style:family="text">
      <style:text-properties officeooo:rsid="005400e6"/>
    </style:style>
    <style:style style:name="T90" style:family="text">
      <style:text-properties officeooo:rsid="00553a50"/>
    </style:style>
    <style:style style:name="T91" style:family="text">
      <style:text-properties officeooo:rsid="005ae4ee"/>
    </style:style>
    <style:style style:name="T92" style:family="text">
      <style:text-properties officeooo:rsid="005c0744"/>
    </style:style>
    <style:style style:name="T93" style:family="text">
      <style:text-properties officeooo:rsid="00621a54"/>
    </style:style>
    <style:style style:name="T94" style:family="text">
      <style:text-properties officeooo:rsid="0063bbd9"/>
    </style:style>
    <style:style style:name="T95" style:family="text">
      <style:text-properties officeooo:rsid="0066b14d"/>
    </style:style>
    <style:style style:name="T96" style:family="text">
      <style:text-properties officeooo:rsid="006873e8"/>
    </style:style>
    <style:style style:name="T97" style:family="text">
      <style:text-properties officeooo:rsid="0069efdb"/>
    </style:style>
    <style:style style:name="T98" style:family="text">
      <style:text-properties officeooo:rsid="006a7273"/>
    </style:style>
    <style:style style:name="T99" style:family="text">
      <style:text-properties officeooo:rsid="006d570b"/>
    </style:style>
    <style:style style:name="T100" style:family="text">
      <style:text-properties officeooo:rsid="006e0562"/>
    </style:style>
    <style:style style:name="T101" style:family="text">
      <style:text-properties officeooo:rsid="006f81af"/>
    </style:style>
    <style:style style:name="T102" style:family="text">
      <style:text-properties officeooo:rsid="006fbff8"/>
    </style:style>
    <style:style style:name="T103" style:family="text">
      <style:text-properties officeooo:rsid="00725e6d"/>
    </style:style>
    <style:style style:name="T104" style:family="text">
      <style:text-properties officeooo:rsid="007434dc"/>
    </style:style>
    <style:style style:name="T105" style:family="text">
      <style:text-properties style:font-size-asian="14pt" style:font-size-complex="14pt"/>
    </style:style>
    <style:style style:name="T106" style:family="text">
      <style:text-properties officeooo:rsid="002fe2eb" style:font-size-asian="14pt" style:font-size-complex="14pt"/>
    </style:style>
    <style:style style:name="T107" style:family="text">
      <style:text-properties officeooo:rsid="002fed79" style:font-size-asian="14pt" style:font-size-complex="14pt"/>
    </style:style>
    <style:style style:name="T108" style:family="text">
      <style:text-properties officeooo:rsid="0075fc5b"/>
    </style:style>
    <style:style style:name="T109" style:family="text">
      <style:text-properties officeooo:rsid="002fe2e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3cm" fo:text-indent="-0.635cm" fo:margin-left="7.743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МИНОБРНАУКИ РОССИИ</text:p>
      <text:p text:style-name="P7">Санкт-Петербургский государственный</text:p>
      <text:p text:style-name="P7">электротехнический университет </text:p>
      <text:p text:style-name="P7">«ЛЭТИ» им. В.И. Ульянова (Ленина)</text:p>
      <text:p text:style-name="P4"><text:span text:style-name="T7">Кафе</text:span><text:span text:style-name="T19">дра МОЭВМ</text:span></text:p>
      <text:p text:style-name="P7"/>
      <text:p text:style-name="P7"/>
      <text:p text:style-name="P12"/>
      <text:p text:style-name="P12"/>
      <text:p text:style-name="P12"/>
      <text:p text:style-name="P12"/>
      <text:p text:style-name="P12"/>
      <text:p text:style-name="P66"><text:span text:style-name="Название_20_книги"><text:span text:style-name="T5">Курсовая РАБОТА</text:span></text:span></text:p>
      <text:p text:style-name="P4"><text:span text:style-name="T7">по дисциплине «</text:span><text:span text:style-name="T19">Программирование</text:span><text:span text:style-name="T7">»</text:span></text:p>
      <text:p text:style-name="P4"><text:span text:style-name="Название_20_книги"><text:span text:style-name="T52">Тема:</text:span></text:span><text:span text:style-name="Название_20_книги"><text:span text:style-name="T53"> </text:span></text:span><text:span text:style-name="Название_20_книги"><text:span text:style-name="T55">Работа с текстом</text:span></text:span></text:p>
      <text:p text:style-name="P5"><text:span text:style-name="Название_20_книги"><text:span text:style-name="T54"/></text:span></text:p>
      <text:p text:style-name="P4"><text:span text:style-name="Название_20_книги"><text:span text:style-name="T52"/></text:span></text:p>
      <text:p text:style-name="P12"/>
      <text:p text:style-name="P12"/>
      <text:p text:style-name="P12"/>
      <text:p text:style-name="P12"/>
      <text:p text:style-name="P12"/>
      <text:p text:style-name="P12"/>
      <text:p text:style-name="P12"/>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text:span text:style-name="T20">Студент</text:span><text:span text:style-name="T51"> </text:span><text:span text:style-name="T20">гр. </text:span><text:span text:style-name="T24">9383</text:span></text:p>
          </table:table-cell>
          <table:table-cell table:style-name="Таблица1.B1" office:value-type="string">
            <text:p text:style-name="P13"/>
          </table:table-cell>
          <table:table-cell table:style-name="Таблица1.A1" office:value-type="string">
            <text:p text:style-name="P79">Чумак М.А.</text:p>
          </table:table-cell>
        </table:table-row>
        <table:table-row table:style-name="Таблица1.1">
          <table:table-cell table:style-name="Таблица1.A1" office:value-type="string">
            <text:p text:style-name="P10">Преподаватель</text:p>
          </table:table-cell>
          <table:table-cell table:style-name="Таблица1.B2" office:value-type="string">
            <text:p text:style-name="P13"/>
          </table:table-cell>
          <table:table-cell table:style-name="Таблица1.A1" office:value-type="string">
            <text:p text:style-name="P30">Жангиров Т.Р.</text:p>
          </table:table-cell>
        </table:table-row>
      </table:table>
      <text:p text:style-name="P15"/>
      <text:p text:style-name="P15"/>
      <text:p text:style-name="P15">Санкт-Петербург</text:p>
      <text:p text:style-name="P24">201<text:span text:style-name="T59">9</text:span></text:p>
      <text:p text:style-name="P36">ЗАДАНИЕ</text:p>
      <text:p text:style-name="P7">на курсовую работу</text:p>
      <text:p text:style-name="P6"/>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P3"><text:span text:style-name="T20">Студен</text:span><text:span text:style-name="T24">т </text:span><text:span text:style-name="T32">Чумак М.А.</text:span></text:p>
          </table:table-cell>
          <table:covered-table-cell/>
          <table:covered-table-cell/>
        </table:table-row>
        <table:table-row table:style-name="Таблица2.2">
          <table:table-cell table:style-name="Таблица2.A1" table:number-columns-spanned="3" office:value-type="string">
            <text:p text:style-name="P3"><text:span text:style-name="T20">Групп</text:span><text:span text:style-name="T24">а 9383</text:span></text:p>
          </table:table-cell>
          <table:covered-table-cell/>
          <table:covered-table-cell/>
        </table:table-row>
        <table:table-row table:style-name="Таблица2.3">
          <table:table-cell table:style-name="Таблица2.A1" table:number-columns-spanned="3" office:value-type="string">
            <text:p text:style-name="P3"><text:span text:style-name="T20">Тема работ</text:span><text:span text:style-name="T24">ы: </text:span><text:span text:style-name="T32">Работа с текстом</text:span><text:span text:style-name="T24"> </text:span></text:p>
            <text:p text:style-name="P23"/>
          </table:table-cell>
          <table:covered-table-cell/>
          <table:covered-table-cell/>
        </table:table-row>
        <table:table-row table:style-name="Таблица2.4">
          <table:table-cell table:style-name="Таблица2.A1" table:number-columns-spanned="3" office:value-type="string">
            <text:p text:style-name="P11">Исходные данные: </text:p>
            <text:p text:style-name="P106">Язык программирования Си, сборка программы под Linux</text:p>
          </table:table-cell>
          <table:covered-table-cell/>
          <table:covered-table-cell/>
        </table:table-row>
        <table:table-row table:style-name="Таблица2.5">
          <table:table-cell table:style-name="Таблица2.A1" table:number-columns-spanned="3" office:value-type="string">
            <text:p text:style-name="P11">Содержание пояснительной записки:</text:p>
            <text:p text:style-name="P20">«Содержание», «Введение», «<text:span text:style-name="T79">Задание курсовой работы», «</text:span>Файлы программы», «Функции программы», «Примеры работы программы», «Заключение», «Приложение А» <text:span text:style-name="T82">(только в электронном виде)</text:span>.</text:p>
          </table:table-cell>
          <table:covered-table-cell/>
          <table:covered-table-cell/>
        </table:table-row>
        <table:table-row table:style-name="Таблица2.6">
          <table:table-cell table:style-name="Таблица2.A1" table:number-columns-spanned="3" office:value-type="string">
            <text:p text:style-name="P11">Предполагаемый объем пояснительной записки:</text:p>
            <text:p text:style-name="P3"><text:span text:style-name="T20">Не менее </text:span><text:span text:style-name="T42">19</text:span><text:span text:style-name="T27"> </text:span><text:span text:style-name="T20">страниц.</text:span></text:p>
          </table:table-cell>
          <table:covered-table-cell/>
          <table:covered-table-cell/>
        </table:table-row>
        <table:table-row table:style-name="Таблица2.7">
          <table:table-cell table:style-name="Таблица2.A1" table:number-columns-spanned="3" office:value-type="string">
            <text:p text:style-name="P3"><text:span text:style-name="T20">Дата выдачи задания:</text:span><text:span text:style-name="T27"> 14.10.2019</text:span></text:p>
          </table:table-cell>
          <table:covered-table-cell/>
          <table:covered-table-cell/>
        </table:table-row>
        <table:table-row table:style-name="Таблица2.7">
          <table:table-cell table:style-name="Таблица2.A1" table:number-columns-spanned="3" office:value-type="string">
            <text:p text:style-name="P21">Дата сдачи реферата: <text:span text:style-name="T84">21</text:span>.12.2019</text:p>
          </table:table-cell>
          <table:covered-table-cell/>
          <table:covered-table-cell/>
        </table:table-row>
        <table:table-row table:style-name="Таблица2.7">
          <table:table-cell table:style-name="Таблица2.A1" table:number-columns-spanned="3" office:value-type="string">
            <text:p text:style-name="P21">Дата защиты реферата: <text:span text:style-name="T84">21</text:span>.12.2019</text:p>
          </table:table-cell>
          <table:covered-table-cell/>
          <table:covered-table-cell/>
        </table:table-row>
        <table:table-row table:style-name="Таблица2.10">
          <table:table-cell table:style-name="Таблица2.A10" office:value-type="string">
            <text:p text:style-name="P10">Студент</text:p>
          </table:table-cell>
          <table:table-cell table:style-name="Таблица2.B10" office:value-type="string">
            <text:p text:style-name="P22"/>
          </table:table-cell>
          <table:table-cell table:style-name="Таблица2.A10" office:value-type="string">
            <text:p text:style-name="P79">Чумак М.А.</text:p>
          </table:table-cell>
        </table:table-row>
        <table:table-row table:style-name="Таблица2.10">
          <table:table-cell table:style-name="Таблица2.A10" office:value-type="string">
            <text:p text:style-name="P10">Преподаватель</text:p>
          </table:table-cell>
          <table:table-cell table:style-name="Таблица2.B11" office:value-type="string">
            <text:p text:style-name="P13"/>
          </table:table-cell>
          <table:table-cell table:style-name="Таблица2.A10" office:value-type="string">
            <text:p text:style-name="P32">Жангиров <text:s/>Т.Р.</text:p>
          </table:table-cell>
        </table:table-row>
      </table:table>
      <text:p text:style-name="P6"/>
      <text:p text:style-name="P7"/>
      <text:p text:style-name="P7"/>
      <text:p text:style-name="P7"/>
      <text:p text:style-name="P7"/>
      <text:p text:style-name="P7"><text:soft-page-break/>Аннотация</text:p>
      <text:p text:style-name="P40"/>
      <text:p text:style-name="P151"><text:span text:style-name="T31">Б</text:span><text:span text:style-name="T32">ыла разработана программа, которая получает текст и редактирует его по пожеланию пользователя. Текст считывается до нажатия кнопки «enter». После считывания текста программа удаляет одинаковые предложения и ниже выводит диалоговое меню, описывающее действия от той или иной нажатой клавиши в диапазоне от <text:s/>«1» до «4». Для выхода из программы используется клавиша «0». Для вывода текущего состояния текста необходимо ввести число «5». Во всех остальных случаях программа выведет подсказку о неправильно введённом значении и попросит пользователя ввести значение снова.</text:span></text:p>
      <text:p text:style-name="P38"/>
      <text:p text:style-name="P38"/>
      <text:p text:style-name="P74">Summary</text:p>
      <text:p text:style-name="P92"/>
      <text:p text:style-name="P152"><text:span text:style-name="T84">A program was developed that receives and edit the text at the request of the user. The text is read before pressing the enter button. After reading the text, the program deletes the same sentences and below displays a dialogue menu that describes the actions from a particular key pressed in the range from "1" to "4". To exit the program, use the "0" key. To display the current state of the text, you should enter the number "5". In all other cases, the program will display a hint about the incorrectly entered value and ask the user to enter the value again.</text:span></text:p>
      <text:p text:style-name="P7"/>
      <text:p text:style-name="P7"/>
      <text:p text:style-name="P77"/>
      <text:p text:style-name="P78"/>
      <text:p text:style-name="P195">содержание</text:p>
      <text:p text:style-name="P8"/>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6"/>
          </table:table-cell>
          <table:table-cell table:style-name="Таблица3.A1" office:value-type="string">
            <text:p text:style-name="P14">Введение</text:p>
          </table:table-cell>
          <table:table-cell table:style-name="Таблица3.A1" office:value-type="string">
            <text:p text:style-name="P29">5</text:p>
          </table:table-cell>
        </table:table-row>
        <table:table-row table:style-name="Таблица3.1">
          <table:table-cell table:style-name="Таблица3.A1" office:value-type="string">
            <text:p text:style-name="P18"><text:s/>1.</text:p>
          </table:table-cell>
          <table:table-cell table:style-name="Таблица3.A1" office:value-type="string">
            <text:p text:style-name="P17">Задание курсовой работы</text:p>
          </table:table-cell>
          <table:table-cell table:style-name="Таблица3.A1" office:value-type="string">
            <text:p text:style-name="P29">6</text:p>
          </table:table-cell>
        </table:table-row>
        <table:table-row table:style-name="Таблица3.1">
          <table:table-cell table:style-name="Таблица3.A1" office:value-type="string">
            <text:p text:style-name="P14"><text:span text:style-name="T80"><text:s text:c="3"/>2</text:span>.</text:p>
          </table:table-cell>
          <table:table-cell table:style-name="Таблица3.A1" office:value-type="string">
            <text:p text:style-name="P25">Файлы программы</text:p>
          </table:table-cell>
          <table:table-cell table:style-name="Таблица3.A1" office:value-type="string">
            <text:p text:style-name="P29">8</text:p>
          </table:table-cell>
        </table:table-row>
        <table:table-row table:style-name="Таблица3.1">
          <table:table-cell table:style-name="Таблица3.A1" office:value-type="string">
            <text:p text:style-name="P63"><text:span text:style-name="T80">2</text:span>.1.</text:p>
          </table:table-cell>
          <table:table-cell table:style-name="Таблица3.A1" office:value-type="string">
            <text:p text:style-name="P26">Файл main.c</text:p>
          </table:table-cell>
          <table:table-cell table:style-name="Таблица3.A1" office:value-type="string">
            <text:p text:style-name="P34">8</text:p>
          </table:table-cell>
        </table:table-row>
        <table:table-row table:style-name="Таблица3.1">
          <table:table-cell table:style-name="Таблица3.A1" office:value-type="string">
            <text:p text:style-name="P63"><text:span text:style-name="T80">2</text:span>.2.</text:p>
          </table:table-cell>
          <table:table-cell table:style-name="Таблица3.A1" office:value-type="string">
            <text:p text:style-name="P26">Файлы <text:span text:style-name="T85">dialog</text:span>.c, <text:span text:style-name="T85">dialog</text:span>.h</text:p>
          </table:table-cell>
          <table:table-cell table:style-name="Таблица3.A1" office:value-type="string">
            <text:p text:style-name="P29">8</text:p>
          </table:table-cell>
        </table:table-row>
        <table:table-row table:style-name="Таблица3.1">
          <table:table-cell table:style-name="Таблица3.A1" office:value-type="string">
            <text:p text:style-name="P19"><text:s text:c="2"/><text:span text:style-name="T80">2</text:span>.3.</text:p>
          </table:table-cell>
          <table:table-cell table:style-name="Таблица3.A1" office:value-type="string">
            <text:p text:style-name="P26">Файлы <text:span text:style-name="T85">txtio</text:span>.c, <text:span text:style-name="T85">txtio</text:span>.h</text:p>
          </table:table-cell>
          <table:table-cell table:style-name="Таблица3.A1" office:value-type="string">
            <text:p text:style-name="P34">8</text:p>
          </table:table-cell>
        </table:table-row>
        <table:table-row table:style-name="Таблица3.1">
          <table:table-cell table:style-name="Таблица3.A1" office:value-type="string">
            <text:p text:style-name="P31"><text:s text:c="2"/><text:span text:style-name="T80">2.4</text:span></text:p>
          </table:table-cell>
          <table:table-cell table:style-name="Таблица3.A1" office:value-type="string">
            <text:p text:style-name="P26">Файлы <text:span text:style-name="T85">txted</text:span>.c, <text:span text:style-name="T85">txted</text:span>.h</text:p>
          </table:table-cell>
          <table:table-cell table:style-name="Таблица3.A1" office:value-type="string">
            <text:p text:style-name="P34">8</text:p>
          </table:table-cell>
        </table:table-row>
        <table:table-row table:style-name="Таблица3.1">
          <table:table-cell table:style-name="Таблица3.A1" office:value-type="string">
            <text:p text:style-name="P31"><text:s text:c="2"/><text:span text:style-name="T80">2.5</text:span></text:p>
          </table:table-cell>
          <table:table-cell table:style-name="Таблица3.A1" office:value-type="string">
            <text:p text:style-name="P26">Файлы del_sent.c, del_sent.h</text:p>
          </table:table-cell>
          <table:table-cell table:style-name="Таблица3.A1" office:value-type="string">
            <text:p text:style-name="P34">9</text:p>
          </table:table-cell>
        </table:table-row>
        <table:table-row table:style-name="Таблица3.1">
          <table:table-cell table:style-name="Таблица3.A1" office:value-type="string">
            <text:p text:style-name="P31"><text:s text:c="2"/><text:span text:style-name="T80">2.6</text:span></text:p>
          </table:table-cell>
          <table:table-cell table:style-name="Таблица3.A1" office:value-type="string">
            <text:p text:style-name="P26">Файлы <text:span text:style-name="T86">cmp</text:span>.c, <text:span text:style-name="T86">cmp</text:span>.h</text:p>
          </table:table-cell>
          <table:table-cell table:style-name="Таблица3.A1" office:value-type="string">
            <text:p text:style-name="P34">9</text:p>
          </table:table-cell>
        </table:table-row>
        <table:table-row table:style-name="Таблица3.1">
          <table:table-cell table:style-name="Таблица3.A1" office:value-type="string">
            <text:p text:style-name="P31"><text:s text:c="2"/><text:span text:style-name="T80">2.7</text:span></text:p>
          </table:table-cell>
          <table:table-cell table:style-name="Таблица3.A1" office:value-type="string">
            <text:p text:style-name="P26">Файл Makefile</text:p>
          </table:table-cell>
          <table:table-cell table:style-name="Таблица3.A1" office:value-type="string">
            <text:p text:style-name="P34">9</text:p>
          </table:table-cell>
        </table:table-row>
        <table:table-row table:style-name="Таблица3.1">
          <table:table-cell table:style-name="Таблица3.A1" office:value-type="string">
            <text:p text:style-name="P14"><text:span text:style-name="T80"><text:s text:c="3"/>3</text:span>.</text:p>
          </table:table-cell>
          <table:table-cell table:style-name="Таблица3.A1" office:value-type="string">
            <text:p text:style-name="P26">Функции <text:span text:style-name="T83">программы</text:span></text:p>
          </table:table-cell>
          <table:table-cell table:style-name="Таблица3.A1" office:value-type="string">
            <text:p text:style-name="P33">1<text:span text:style-name="T83">0</text:span></text:p>
          </table:table-cell>
        </table:table-row>
        <table:table-row table:style-name="Таблица3.1">
          <table:table-cell table:style-name="Таблица3.A1" office:value-type="string">
            <text:p text:style-name="P65"><text:span text:style-name="T80">3</text:span>.1.</text:p>
          </table:table-cell>
          <table:table-cell table:style-name="Таблица3.A1" office:value-type="string">
            <text:p text:style-name="P26">main()</text:p>
          </table:table-cell>
          <table:table-cell table:style-name="Таблица3.A1" office:value-type="string">
            <text:p text:style-name="P33">1<text:span text:style-name="T83">0</text:span></text:p>
          </table:table-cell>
        </table:table-row>
        <table:table-row table:style-name="Таблица3.1">
          <table:table-cell table:style-name="Таблица3.A1" office:value-type="string">
            <text:p text:style-name="P65"><text:span text:style-name="T80">3</text:span>.2.</text:p>
          </table:table-cell>
          <table:table-cell table:style-name="Таблица3.A1" office:value-type="string">
            <text:p text:style-name="P26">inp<text:span text:style-name="T92">ut</text:span>_<text:span text:style-name="T86">txt</text:span>()</text:p>
          </table:table-cell>
          <table:table-cell table:style-name="Таблица3.A1" office:value-type="string">
            <text:p text:style-name="P33">1<text:span text:style-name="T83">0</text:span></text:p>
          </table:table-cell>
        </table:table-row>
        <table:table-row table:style-name="Таблица3.1">
          <table:table-cell table:style-name="Таблица3.A1" office:value-type="string">
            <text:p text:style-name="P64"><text:span text:style-name="T80">3</text:span>.<text:span text:style-name="T75">3</text:span>.</text:p>
          </table:table-cell>
          <table:table-cell table:style-name="Таблица3.A1" office:value-type="string">
            <text:p text:style-name="P86"><text:span text:style-name="T104">del_sent(), in_out()</text:span></text:p>
          </table:table-cell>
          <table:table-cell table:style-name="Таблица3.A1" office:value-type="string">
            <text:p text:style-name="P27">1<text:span text:style-name="T104">2</text:span></text:p>
          </table:table-cell>
        </table:table-row>
        <table:table-row table:style-name="Таблица3.1">
          <table:table-cell table:style-name="Таблица3.A1" office:value-type="string">
            <text:p text:style-name="P65"><text:span text:style-name="T80">3</text:span>.<text:span text:style-name="T75">4</text:span>.</text:p>
          </table:table-cell>
          <table:table-cell table:style-name="Таблица3.A1" office:value-type="string">
            <text:p text:style-name="P86"><text:span text:style-name="T104">o</text:span>utput_<text:span text:style-name="T92">txt</text:span>()</text:p>
          </table:table-cell>
          <table:table-cell table:style-name="Таблица3.A1" office:value-type="string">
            <text:p text:style-name="P27">1<text:span text:style-name="T108">3</text:span></text:p>
          </table:table-cell>
        </table:table-row>
        <table:table-row table:style-name="Таблица3.1">
          <table:table-cell table:style-name="Таблица3.A1" office:value-type="string">
            <text:p text:style-name="P65"><text:span text:style-name="T80">3</text:span>.<text:span text:style-name="T75">5</text:span>.</text:p>
          </table:table-cell>
          <table:table-cell table:style-name="Таблица3.A1" office:value-type="string">
            <text:p text:style-name="P81"><text:span text:style-name="T92">dialog</text:span>()</text:p>
          </table:table-cell>
          <table:table-cell table:style-name="Таблица3.A1" office:value-type="string">
            <text:p text:style-name="P27">1<text:span text:style-name="T108">3</text:span></text:p>
          </table:table-cell>
        </table:table-row>
        <table:table-row table:style-name="Таблица3.1">
          <table:table-cell table:style-name="Таблица3.A1" office:value-type="string">
            <text:p text:style-name="P65"><text:span text:style-name="T80">3</text:span>.<text:span text:style-name="T75">6</text:span>.</text:p>
          </table:table-cell>
          <table:table-cell table:style-name="Таблица3.A1" office:value-type="string">
            <text:p text:style-name="P83">func_1()</text:p>
          </table:table-cell>
          <table:table-cell table:style-name="Таблица3.A1" office:value-type="string">
            <text:p text:style-name="P27">1<text:span text:style-name="T108">3</text:span></text:p>
          </table:table-cell>
        </table:table-row>
        <table:table-row table:style-name="Таблица3.1">
          <table:table-cell table:style-name="Таблица3.A1" office:value-type="string">
            <text:p text:style-name="P65"><text:span text:style-name="T80">3</text:span>.<text:span text:style-name="T75">7</text:span>.</text:p>
          </table:table-cell>
          <table:table-cell table:style-name="Таблица3.A1" office:value-type="string">
            <text:p text:style-name="P83">func_2()</text:p>
          </table:table-cell>
          <table:table-cell table:style-name="Таблица3.A1" office:value-type="string">
            <text:p text:style-name="P27">1<text:span text:style-name="T108">4</text:span></text:p>
          </table:table-cell>
        </table:table-row>
        <table:table-row table:style-name="Таблица3.1">
          <table:table-cell table:style-name="Таблица3.A1" office:value-type="string">
            <text:p text:style-name="P65"><text:span text:style-name="T80">3</text:span>.<text:span text:style-name="T75">8</text:span>.</text:p>
          </table:table-cell>
          <table:table-cell table:style-name="Таблица3.A1" office:value-type="string">
            <text:p text:style-name="P83">func_3()</text:p>
          </table:table-cell>
          <table:table-cell table:style-name="Таблица3.A1" office:value-type="string">
            <text:p text:style-name="P27">1<text:span text:style-name="T108">5</text:span></text:p>
          </table:table-cell>
        </table:table-row>
        <table:table-row table:style-name="Таблица3.20">
          <table:table-cell table:style-name="Таблица3.A1" office:value-type="string">
            <text:p text:style-name="P65"><text:span text:style-name="T80">3</text:span>.<text:span text:style-name="T75">9</text:span>.</text:p>
          </table:table-cell>
          <table:table-cell table:style-name="Таблица3.A1" office:value-type="string">
            <text:p text:style-name="P83"><text:span text:style-name="T104">f</text:span>unc_4()</text:p>
          </table:table-cell>
          <table:table-cell table:style-name="Таблица3.A1" office:value-type="string">
            <text:p text:style-name="P27">1<text:span text:style-name="T108">5</text:span></text:p>
          </table:table-cell>
        </table:table-row>
        <table:table-row table:style-name="Таблица3.1">
          <table:table-cell table:style-name="Таблица3.A1" office:value-type="string">
            <text:p text:style-name="P28"><text:span text:style-name="T104"><text:s/>3.10</text:span></text:p>
          </table:table-cell>
          <table:table-cell table:style-name="Таблица3.A1" office:value-type="string">
            <text:p text:style-name="P84"><text:span text:style-name="T108">del_void(</text:span>)</text:p>
          </table:table-cell>
          <table:table-cell table:style-name="Таблица3.A1" office:value-type="string">
            <text:p text:style-name="P90">15</text:p>
          </table:table-cell>
        </table:table-row>
        <table:table-row table:style-name="Таблица3.1">
          <table:table-cell table:style-name="Таблица3.A1" office:value-type="string">
            <text:p text:style-name="P192"><text:s/>3.11</text:p>
          </table:table-cell>
          <table:table-cell table:style-name="Таблица3.A1" office:value-type="string">
            <text:p text:style-name="P87">cmp() и cmp_txt()</text:p>
          </table:table-cell>
          <table:table-cell table:style-name="Таблица3.A1" office:value-type="string">
            <text:p text:style-name="P90">16</text:p>
          </table:table-cell>
        </table:table-row>
        <table:table-row table:style-name="Таблица3.1">
          <table:table-cell table:style-name="Таблица3.A1" office:value-type="string">
            <text:p text:style-name="P28"><text:s text:c="3"/>4.</text:p>
          </table:table-cell>
          <table:table-cell table:style-name="Таблица3.A1" office:value-type="string">
            <text:p text:style-name="P80">Примеры работы программы</text:p>
          </table:table-cell>
          <table:table-cell table:style-name="Таблица3.A1" office:value-type="string">
            <text:p text:style-name="P89">1<text:span text:style-name="T108">7</text:span></text:p>
          </table:table-cell>
        </table:table-row>
        <table:table-row table:style-name="Таблица3.1">
          <table:table-cell table:style-name="Таблица3.A1" office:value-type="string">
            <text:p text:style-name="P198"><text:span text:style-name="T80">4</text:span>.<text:span text:style-name="T76">1</text:span>.</text:p>
          </table:table-cell>
          <table:table-cell table:style-name="Таблица3.A1" office:value-type="string">
            <text:p text:style-name="P80">Считывание и вывод текста</text:p>
          </table:table-cell>
          <table:table-cell table:style-name="Таблица3.A1" office:value-type="string">
            <text:p text:style-name="P89">1<text:span text:style-name="T108">7</text:span></text:p>
          </table:table-cell>
        </table:table-row>
        <table:table-row table:style-name="Таблица3.1">
          <table:table-cell table:style-name="Таблица3.A1" office:value-type="string">
            <text:p text:style-name="P198"><text:span text:style-name="T80">4</text:span>.<text:span text:style-name="T76">2</text:span>.</text:p>
          </table:table-cell>
          <table:table-cell table:style-name="Таблица3.A1" office:value-type="string">
            <text:p text:style-name="P80">Удаление одинаковых предложений</text:p>
          </table:table-cell>
          <table:table-cell table:style-name="Таблица3.A1" office:value-type="string">
            <text:p text:style-name="P82">1<text:span text:style-name="T108">7</text:span></text:p>
          </table:table-cell>
        </table:table-row>
        <table:table-row table:style-name="Таблица3.1">
          <table:table-cell table:style-name="Таблица3.A1" office:value-type="string">
            <text:p text:style-name="P198"><text:span text:style-name="T80">4</text:span>.<text:span text:style-name="T76">3</text:span>.</text:p>
          </table:table-cell>
          <table:table-cell table:style-name="Таблица3.A1" office:value-type="string">
            <text:p text:style-name="P87">Вывод уникальных слов</text:p>
          </table:table-cell>
          <table:table-cell table:style-name="Таблица3.A1" office:value-type="string">
            <text:p text:style-name="P82">1<text:span text:style-name="T108">7</text:span></text:p>
          </table:table-cell>
        </table:table-row>
        <table:table-row table:style-name="Таблица3.1">
          <table:table-cell table:style-name="Таблица3.A1" office:value-type="string">
            <text:p text:style-name="P198"><text:span text:style-name="T80">4</text:span>.<text:span text:style-name="T76">4</text:span>.</text:p>
          </table:table-cell>
          <table:table-cell table:style-name="Таблица3.A1" office:value-type="string">
            <text:p text:style-name="P87">Замена разных форматов даты</text:p>
          </table:table-cell>
          <table:table-cell table:style-name="Таблица3.A1" office:value-type="string">
            <text:p text:style-name="P82">1<text:span text:style-name="T108">7</text:span></text:p>
          </table:table-cell>
        </table:table-row>
        <table:table-row table:style-name="Таблица3.1">
          <table:table-cell table:style-name="Таблица3.A1" office:value-type="string">
            <text:p text:style-name="P198"><text:span text:style-name="T80">4</text:span>.<text:span text:style-name="T76">5</text:span>.</text:p>
          </table:table-cell>
          <table:table-cell table:style-name="Таблица3.A1" office:value-type="string">
            <text:p text:style-name="P87">Сортировка предложений по произведению длин слов в них</text:p>
          </table:table-cell>
          <table:table-cell table:style-name="Таблица3.A1" office:value-type="string">
            <text:p text:style-name="P82">1<text:span text:style-name="T108">8</text:span></text:p>
          </table:table-cell>
        </table:table-row>
        <table:table-row table:style-name="Таблица3.1">
          <table:table-cell table:style-name="Таблица3.A1" office:value-type="string">
            <text:p text:style-name="P64"><text:span text:style-name="T80">4</text:span>.<text:span text:style-name="T76">6</text:span>.</text:p>
          </table:table-cell>
          <table:table-cell table:style-name="Таблица3.A1" office:value-type="string">
            <text:p text:style-name="P87">Удаление предложений, в которых содержится символ № или #, но не содержится ни одной цифры.</text:p>
          </table:table-cell>
          <table:table-cell table:style-name="Таблица3.A1" office:value-type="string">
            <text:p text:style-name="P82">1<text:span text:style-name="T108">8</text:span></text:p>
          </table:table-cell>
        </table:table-row>
        <table:table-row table:style-name="Таблица3.1">
          <table:table-cell table:style-name="Таблица3.A1" office:value-type="string">
            <text:p text:style-name="P147"/>
          </table:table-cell>
          <table:table-cell table:style-name="Таблица3.A1" office:value-type="string">
            <text:p text:style-name="P14">Заключение</text:p>
          </table:table-cell>
          <table:table-cell table:style-name="Таблица3.A1" office:value-type="string">
            <text:p text:style-name="P89">1<text:span text:style-name="T108">9</text:span></text:p>
          </table:table-cell>
        </table:table-row>
        <table:table-row table:style-name="Таблица3.1">
          <table:table-cell table:style-name="Таблица3.A1" office:value-type="string">
            <text:p text:style-name="P88"/>
          </table:table-cell>
          <table:table-cell table:style-name="Таблица3.A1" office:value-type="string">
            <text:p text:style-name="P91"><text:span text:style-name="T21">Приложение А. </text:span><text:span text:style-name="T22">Разработанный программный код.</text:span><text:span text:style-name="T23">(только в электронном виде)</text:span></text:p>
          </table:table-cell>
          <table:table-cell table:style-name="Таблица3.A1" office:value-type="string">
            <text:p text:style-name="P90">20</text:p>
          </table:table-cell>
        </table:table-row>
      </table:table>
      <text:p text:style-name="P7"/>
      <text:p text:style-name="P7"/>
      <text:p text:style-name="P7"/>
      <text:p text:style-name="P7"/>
      <text:p text:style-name="P7"/>
      <text:p text:style-name="P76"><text:soft-page-break/>Введение</text:p>
      <text:p text:style-name="P76"/>
      <text:p text:style-name="P44"><text:span text:style-name="T20">Цель работы: </text:span><text:span text:style-name="T33">написать программу, которая считывает текст и редактирует <text:s/>его по запросу пользователя</text:span><text:span text:style-name="T20">.</text:span></text:p>
      <text:p text:style-name="P156"><text:span text:style-name="T65">Для достижения данной цели необходимо решить следующие задачи</text:span><text:span text:style-name="T61">:</text:span></text:p>
      <text:list xml:id="list3584881042" text:style-name="L2">
        <text:list-item>
          <text:p text:style-name="P138"><text:span text:style-name="T62">Изучить работу с текстом на языке Си.</text:span></text:p>
        </text:list-item>
        <text:list-item>
          <text:p text:style-name="P139"><text:span text:style-name="T63">И</text:span><text:span text:style-name="T73">зучить работу с динамической памятью и научиться использовать функции malloc, calloc, realloc и free.</text:span></text:p>
        </text:list-item>
        <text:list-item>
          <text:p text:style-name="P146"><text:span text:style-name="T61">Изучить стандартную библиотеку языка Си.</text:span></text:p>
        </text:list-item>
        <text:list-item>
          <text:p text:style-name="P146"><text:span text:style-name="T61">Изучить работу с таким типом данных, как wchar_t, изучить библиотеки &lt;wchar.h&gt; и &lt;wctype.h&gt; и уметь применять их функции.</text:span></text:p>
        </text:list-item>
        <text:list-item>
          <text:p text:style-name="P139"><text:span text:style-name="T61">Изучить работу с Makefile.</text:span></text:p>
        </text:list-item>
        <text:list-item>
          <text:p text:style-name="P139"><text:span text:style-name="T64">Изучить работу структур и создать структуры для </text:span><text:span text:style-name="T61">хранения данных</text:span><text:span text:style-name="T64"> текста и предложени</text:span><text:span text:style-name="T61">й</text:span><text:span text:style-name="T64">.</text:span></text:p>
        </text:list-item>
        <text:list-item>
          <text:p text:style-name="P140"><text:span text:style-name="T64">Р</text:span><text:span text:style-name="T61">азработать функции, которые считывают, редактирую и выводят текст, который ввел пользователь.</text:span></text:p>
        </text:list-item>
        <text:list-item>
          <text:p text:style-name="P140"><text:span text:style-name="T61">Сгруппировать функции программы по файлам, создать для них заголовочные файлы.</text:span></text:p>
        </text:list-item>
        <text:list-item>
          <text:p text:style-name="P140"><text:span text:style-name="T64">С</text:span><text:span text:style-name="T61">оздать <text:s/>Makefile.</text:span></text:p>
        </text:list-item>
        <text:list-item>
          <text:p text:style-name="P140"><text:span text:style-name="T64">П</text:span><text:span text:style-name="T61">ротестировать программу.</text:span></text:p>
        </text:list-item>
        <text:list-item>
          <text:p text:style-name="P140"><text:span text:style-name="T63">Р</text:span><text:span text:style-name="T61">азбор исключительных ситуаций и исправление ошибок, которые могли появиться в ходе тестирования.</text:span></text:p>
        </text:list-item>
      </text:list>
      <text:p text:style-name="P68"/>
      <text:p text:style-name="P46"/>
      <text:p text:style-name="P46"/>
      <text:p text:style-name="P46"/>
      <text:p text:style-name="P46"/>
      <text:p text:style-name="P46"/>
      <text:p text:style-name="P46"/>
      <text:p text:style-name="P46"/>
      <text:p text:style-name="P194"><text:soft-page-break/>1. Задание курсовой работы</text:p>
      <text:p text:style-name="P67"><text:bookmark text:name="docs-internal-guid-26c7f30b-7fff-7431-baee-e964ad80e382"/><text:span text:style-name="Название_20_книги"><text:span text:style-name="T57">Вариант: </text:span></text:span><text:span text:style-name="Название_20_книги"><text:span text:style-name="T58">6</text:span></text:span></text:p>
      <text:h text:style-name="P201" text:outline-level="3"><text:bookmark text:name="docs-internal-guid-3f84def2-7fff-b910-5454-fde2db7c4794"/>Программе на вход подается текст (текст представляет собой предложения, разделенные точкой. Предложения - набор слов, разделенные пробелом или запятой, слова - набор латинских или <text:span text:style-name="T87">кириллических</text:span> букв, цифр и других символов кроме точки, пробела или запятой) Длина текста и каждого предложения заранее не известна.</text:h>
      <text:h text:style-name="P201" text:outline-level="3">Для хранения предложения и для хранения текста требуется реализовать структуры Sentence и Text</text:h>
      <text:h text:style-name="P201" text:outline-level="3">Программа должна сохранить (считать) текст в виде динамического массива предложений и оперировать далее только с ним. Функции обработки также должны принимать на вход либо текст (Text), либо предложение (Sentence).</text:h>
      <text:h text:style-name="P201" text:outline-level="3">Программа должна найти и удалить все повторно встречающиеся предложения (сравнивать их следует посимвольно, но без учета регистра).</text:h>
      <text:h text:style-name="P201" text:outline-level="3">Далее, программа должна запрашивать у пользователя одно из следующих доступных действий (программа должна печатать для этого подсказку. Также следует предусмотреть возможность выхода из программы):</text:h>
      <text:list xml:id="list3001352309" text:style-name="L3">
        <text:list-item>
          <text:h text:style-name="P199" text:outline-level="3">Распечатать каждое слово которое встречается не более одного раза в тексте.</text:h>
        </text:list-item>
        <text:list-item>
          <text:h text:style-name="P199" text:outline-level="3">Каждую подстроку в тексте имеющую вид “&lt;день&gt; &lt;месяц&gt; &lt;год&gt; г.” заменить на подстроку вида “ДД/ММ/ГГГГ”. Например, подстрока “20 апреля 1889 г.” должна быть заменена на “20/04/1889”.</text:h>
        </text:list-item>
        <text:list-item>
          <text:h text:style-name="P199" text:outline-level="3">Отсортировать предложения по произведению длин слов в предложении.</text:h>
        </text:list-item>
        <text:list-item>
          <text:h text:style-name="P199" text:outline-level="3">Удалить все предложения, которые содержат символ ‘#’ или ‘№’, но не содержат ни одной цифры.</text:h>
        </text:list-item>
      </text:list>
      <text:h text:style-name="P201" text:outline-level="3">Все сортировки и операции со строками должны осуществляться с использованием функций стандартной библиотеки. Использование собственных функций, при наличии аналога среди функций стандартной библиотеки, запрещается.</text:h>
      <text:h text:style-name="P201" text:outline-level="3"><text:soft-page-break/>Каждую подзадачу следует вынести в отдельную функцию, функции сгруппировать в несколько файлов (например, функции обработки текста в один, функции ввода/вывода в другой). Также, должен быть написан Makefile.</text:h>
      <text:h text:style-name="Text_20_body" text:outline-level="3"><text:line-break/></text:h>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1" text:outline-level="3"><text:span text:style-name="T4"/></text:h>
      <text:h text:style-name="P71" text:outline-level="3"><text:span text:style-name="T4"/></text:h>
      <text:h text:style-name="P71" text:outline-level="3"><text:soft-page-break/><text:span text:style-name="T4">2</text:span><text:span text:style-name="T2">. файлы программы</text:span></text:h>
      <text:h text:style-name="P71" text:outline-level="3"><text:span text:style-name="T2"/></text:h>
      <text:p text:style-name="P47"><text:span text:style-name="T14">2</text:span><text:span text:style-name="T8">.1. </text:span><text:span text:style-name="T9">Файл main.c</text:span></text:p>
      <text:p text:style-name="P48">Файл main.c <text:span text:style-name="T88">необходим, чтобы были вызваны</text:span> <text:span text:style-name="T88">определённые</text:span> функции, которые необходимы для реализации выбранного пользователем пункта, <text:span text:style-name="T88">описанного в диалоговом окне</text:span>. </text:p>
      <text:p text:style-name="P48"/>
      <text:p text:style-name="P47"><text:span text:style-name="T14">2</text:span><text:span text:style-name="T8">.2. </text:span><text:span text:style-name="T9">Файлы </text:span><text:span text:style-name="T15">dialog</text:span><text:span text:style-name="T9">.c, </text:span><text:span text:style-name="T15">dialog</text:span><text:span text:style-name="T9">.h </text:span></text:p>
      <text:p text:style-name="P48">В файле <text:span text:style-name="T88">dialog</text:span>.h объявлены функции файла <text:span text:style-name="T88">dialog</text:span>.c.</text:p>
      <text:p text:style-name="P48">В файле <text:span text:style-name="T88">dialog</text:span>.c реализована функция, <text:span text:style-name="T88">которая даёт пользователю подсказку о том, какое значение нужно ввести, чтобы сделать то или иное действие.</text:span></text:p>
      <text:p text:style-name="P48"/>
      <text:p text:style-name="P167"><text:span text:style-name="T78">2</text:span>.3 Файлы <text:span text:style-name="T88">txtio.</text:span>c, <text:span text:style-name="T88">txtio</text:span>.h</text:p>
      <text:p text:style-name="P49">В файле <text:span text:style-name="T88">txtio</text:span>.h объявлены функции файла <text:span text:style-name="T88">txtio</text:span>.c. <text:span text:style-name="T88">Также в нём объявлены </text:span>используемые стандартные библиотеки и <text:span text:style-name="T88">структуры</text:span> Sentence и Text. </text:p>
      <text:p text:style-name="P50">Структура Text имеет 3 поля: массив, в котором будут хранится элементы типа Sentence, <text:span text:style-name="T89">то есть предложения</text:span>, целочисленная переменная alloc_text — для хранения размера массива, целочисленная переменная sent_count — для хранения количеств<text:span text:style-name="T89">а</text:span> предложений. </text:p>
      <text:p text:style-name="P50">Структура Sentence имеет 4 поля: массив элементов типа wchar_t для хранения предложения, целочисленная переменная symb_count — <text:span text:style-name="T89">для хранения </text:span>количеств<text:span text:style-name="T89">а</text:span> символов, целочисленная переменная alloc_sent — для <text:span text:style-name="T89">хранения размера</text:span> массива, целочисленная переменная mult_wrd — для хранения <text:span text:style-name="T89">произведения</text:span> слов <text:span text:style-name="T89">в предложении</text:span>.</text:p>
      <text:p text:style-name="P160">Также был созданы типы sentence и text от struct Sentence и struct Text соответственно.</text:p>
      <text:p text:style-name="P158">В файле <text:span text:style-name="T89">txtio</text:span>.c реализованы 2 функции, <text:span text:style-name="T89">которые считывают (input_txt) и выводят (output_txt) текст</text:span>.</text:p>
      <text:p text:style-name="P158"/>
      <text:p text:style-name="P53"><text:soft-page-break/><text:span text:style-name="T78">2</text:span>.4 Файлы <text:span text:style-name="T89">txted</text:span>.c, <text:span text:style-name="T89">txted</text:span>.h</text:p>
      <text:p text:style-name="P51">В файле <text:span text:style-name="T89">txted</text:span>.h объявлены функции файла <text:span text:style-name="T89">txted</text:span>.c.</text:p>
      <text:p text:style-name="P161">В файле <text:span text:style-name="T89">txted</text:span>.c реализованы функции для обработки текста: <text:span text:style-name="T90">вывод уникальных слов</text:span>, <text:span text:style-name="T89">изменение даты</text:span>, <text:span text:style-name="T90">сортировка по произведению слов</text:span>, <text:span text:style-name="T90">удаление предложений с определёнными символами</text:span> <text:span text:style-name="T90">и </text:span>удаление пустых предложений.</text:p>
      <text:p text:style-name="P161"/>
      <text:p text:style-name="P53"><text:span text:style-name="T78">2</text:span>.5 Файлы del_sent.c, del_sent.h</text:p>
      <text:p text:style-name="P162">В файле <text:span text:style-name="T90">del</text:span>_<text:span text:style-name="T90">sent</text:span>.h объявлены функции файла <text:span text:style-name="T90">del</text:span>_<text:span text:style-name="T90">sent</text:span>.c.</text:p>
      <text:p text:style-name="P162">В файле <text:span text:style-name="T90">del</text:span>_<text:span text:style-name="T90">sent</text:span>.c реализована функция <text:span text:style-name="T90">для</text:span> удаления всех одинаков<text:span text:style-name="T90">ых предложений, которые встречаются в тексте, а также реализована вспомогательная функция, которая помогает найти такие предложения</text:span>.</text:p>
      <text:p text:style-name="P162"/>
      <text:p text:style-name="P53"><text:span text:style-name="T78">2</text:span>.6 Файлы <text:span text:style-name="T90">cmp</text:span>.c, <text:span text:style-name="T90">cmp</text:span>.h</text:p>
      <text:p text:style-name="P45"><text:span text:style-name="T20">В файле </text:span><text:span text:style-name="T34">cmp</text:span><text:span text:style-name="T20">.h объявлен</text:span><text:span text:style-name="T25">а</text:span><text:span text:style-name="T20"> функци</text:span><text:span text:style-name="T25">я</text:span><text:span text:style-name="T20"> файл</text:span><text:span text:style-name="T25">а</text:span><text:span text:style-name="T20"> </text:span><text:span text:style-name="T34">cmp</text:span><text:span text:style-name="T20">.c.</text:span></text:p>
      <text:p text:style-name="P42">В файле <text:span text:style-name="T90">cmp</text:span>.c <text:span text:style-name="T90">реализованы 2 функции-компаратора</text:span>, <text:span text:style-name="T90">первая из которых является наиболее общей и сравнивает два объекта и в зависимости от полученного результата возвращает три значения, а вторая сравнивает произведения слов в предложениях</text:span>.</text:p>
      <text:p text:style-name="P42"/>
      <text:p text:style-name="P43"><text:span text:style-name="T78">2</text:span>.7 <text:span text:style-name="T92">Файл </text:span>Makefile</text:p>
      <text:p text:style-name="P42">В Makefile реализована компиляция <text:span text:style-name="T90">и линковка</text:span> всех файлов.</text:p>
      <text:p text:style-name="P35"><text:span text:style-name="T4">3</text:span><text:span text:style-name="T1">. </text:span><text:span text:style-name="T6">ФУНКЦИИ ПРОГРАММЫ</text:span></text:p>
      <text:p text:style-name="P4"><text:span text:style-name="T6"/></text:p>
      <text:p text:style-name="P155"><text:span text:style-name="T14">3</text:span><text:span text:style-name="T8">.</text:span><text:span text:style-name="T10">1 main()</text:span></text:p>
      <text:p text:style-name="P190"><text:span text:style-name="T10">Задача: </text:span><text:span text:style-name="T17">главная функция</text:span><text:span text:style-name="T10">.</text:span></text:p>
      <text:list xml:id="list3098572137" text:style-name="L6">
        <text:list-item>
          <text:p text:style-name="P135"><text:span text:style-name="T25">О</text:span><text:span text:style-name="T20">бъявляется функция setlocale для работы с типом данных wchar_t.</text:span></text:p>
        </text:list-item>
      </text:list>
      <text:list xml:id="list2962583369" text:style-name="L4">
        <text:list-item>
          <text:p text:style-name="P99"><text:span text:style-name="T69">О</text:span><text:span text:style-name="T67">бъявляется переменная text типа text, в которой будет хранится считанный текст.</text:span></text:p>
        </text:list-item>
        <text:list-item>
          <text:p text:style-name="P99"><text:span text:style-name="T70">Выполняется ф</text:span><text:span text:style-name="T68">ункци</text:span><text:span text:style-name="T70">я</text:span><text:span text:style-name="T68"> считывания текста </text:span><text:span text:style-name="T67">input_</text:span><text:span text:style-name="T70">txt</text:span><text:span text:style-name="T67">()</text:span><text:span text:style-name="T68">, </text:span><text:span text:style-name="T70">которая записывает в text вводимый пользователем текст.</text:span></text:p>
        </text:list-item>
        <text:list-item>
          <text:p text:style-name="P99"><text:span text:style-name="T70">Выполняется ф</text:span><text:span text:style-name="T68">ункци</text:span><text:span text:style-name="T70">я</text:span><text:span text:style-name="T68"> удаления одинаковых предложений.</text:span></text:p>
        </text:list-item>
        <text:list-item>
          <text:p text:style-name="P99"><text:span text:style-name="T70">Выполняется ф</text:span><text:span text:style-name="T67">ункци</text:span><text:span text:style-name="T70">я</text:span><text:span text:style-name="T67"> output()</text:span><text:span text:style-name="T70">,</text:span><text:span text:style-name="T67"> выводящ</text:span><text:span text:style-name="T70">ая</text:span><text:span text:style-name="T67"> текст.</text:span></text:p>
        </text:list-item>
        <text:list-item>
          <text:p text:style-name="P99"><text:span text:style-name="T70">Инициализация переменной n, которая будет хранить введённое пользователем значение.</text:span></text:p>
        </text:list-item>
        <text:list-item>
          <text:p text:style-name="P99"><text:span text:style-name="T70">Цикл while, который вы</text:span><text:span text:style-name="T68">зывает функцию </text:span><text:span text:style-name="T70">dialog()</text:span><text:span text:style-name="T68">, которая предоставляет пользователю выбор дальнейшего действия.</text:span></text:p>
        </text:list-item>
        <text:list-item>
          <text:p text:style-name="P99"><text:span text:style-name="T70">Конструкция switch-case</text:span><text:span text:style-name="T68"> вызывает соответствующие функции </text:span><text:span text:style-name="T70">в зависимости от того, что ввёл пользователь.</text:span><text:span text:style-name="T68"> </text:span><text:span text:style-name="T70">(первую (1), вторую (2), третью (3) или четвёртую (4) функции, а также вывод текста при «5», выход из программы при «0» или строку </text:span><text:span text:style-name="T66">"Incorrect value entered! Please use the correct entry.", </text:span><text:span text:style-name="T72">если пользователем было введено другое значение)</text:span></text:p>
        </text:list-item>
        <text:list-item>
          <text:p text:style-name="P141"><text:span text:style-name="T71">После ввода пользователем значения «0» программа очищает память при помощи функции free() указателей на предложения, а далее и самого указателя на текст.</text:span></text:p>
        </text:list-item>
      </text:list>
      <text:p text:style-name="P100"><text:span text:style-name="T72"/></text:p>
      <text:p text:style-name="P47"><text:span text:style-name="T14">3</text:span><text:span text:style-name="T8">.2 </text:span><text:span text:style-name="T16">input_txt</text:span><text:span text:style-name="T10">()</text:span></text:p>
      <text:p text:style-name="P189"><text:span text:style-name="T10">З</text:span><text:span text:style-name="T8">адача: </text:span><text:span text:style-name="T17">считать текст</text:span><text:span text:style-name="T8">.</text:span></text:p>
      <text:list xml:id="list1480528787" text:style-name="L7">
        <text:list-item>
          <text:p text:style-name="P136"><text:span text:style-name="T25">В</text:span><text:span text:style-name="T20">ывод подсказки, инициализация необходимых переменных и выделение памяти под текст при помощи функции malloc(). </text:span><text:span text:style-name="T35">Переменная checker проверяет, являлся ли считанный символ разделителем, и если да, то </text:span><text:soft-page-break/><text:span text:style-name="T35">checker равняется 1. Переменная dot, которая будет равна 1 в том случае, если считанный символ окажется точкой.</text:span></text:p>
        </text:list-item>
        <text:list-item>
          <text:p text:style-name="P101"><text:span text:style-name="T47">Цикл while, считывающий посимвольно текст до тех пор, пока не будет введён пользователем «enter».</text:span></text:p>
        </text:list-item>
      </text:list>
      <text:list xml:id="list2074735272" text:style-name="L11">
        <text:list-item>
          <text:list>
            <text:list-item>
              <text:p text:style-name="P102"><text:span text:style-name="T47">Проверка условия, начинается ли предложение с разделителя, если да, то символ пропускается.</text:span></text:p>
            </text:list-item>
            <text:list-item>
              <text:p text:style-name="P102"><text:span text:style-name="T47">Проверка условия на второй подряд разделитель, </text:span><text:span text:style-name="T48">который не должен быть считан. Иначе будет проверяться не является ли символ концом предложения, а то есть точкой. Если прошлый символ был разделитель, а текущий символ является точкой, то предыдущий символ становится точкой, текущий символ становится символом конца строки, </text:span><text:span text:style-name="T49">количество символов уменьшается на единицу и записывается в symb_count текущего предложения</text:span><text:span text:style-name="T48">. </text:span><text:span text:style-name="T49">Идёт запись символов в следующее предложение.</text:span></text:p>
            </text:list-item>
            <text:list-item>
              <text:p text:style-name="P137"><text:span text:style-name="T29">В</text:span><text:span text:style-name="T20">ыделение памяти для нового предложения.</text:span></text:p>
            </text:list-item>
            <text:list-item>
              <text:p text:style-name="P137"><text:span text:style-name="T20">Символ записывается в предложение.</text:span></text:p>
            </text:list-item>
            <text:list-item>
              <text:p text:style-name="P137"><text:span text:style-name="T20">Если под предложения заканчивается память, то с помощью функции realloc выделяется память ещё под 20 новых предложений.</text:span></text:p>
            </text:list-item>
            <text:list-item>
              <text:p text:style-name="P137"><text:span text:style-name="T20">Если под предложения заканчивается память, то с помощью функции realloc выделяется память ещё под 30 новых символов.</text:span></text:p>
            </text:list-item>
            <text:list-item>
              <text:p text:style-name="P137"><text:span text:style-name="T20">Если считанный символ является точкой, то в конец строки записывается нулевой символ </text:span><text:span text:style-name="T36">и начинается запись нового предложения.</text:span></text:p>
            </text:list-item>
            <text:list-item>
              <text:p text:style-name="P102"><text:span text:style-name="T46">Если считанный символ является пробелом или запятой, то </text:span><text:span text:style-name="T45">проверяющая</text:span><text:span text:style-name="T46"> </text:span><text:span text:style-name="T45">переменная равна 1</text:span></text:p>
            </text:list-item>
          </text:list>
        </text:list-item>
      </text:list>
      <text:list xml:id="list5007118685875" text:continue-list="list1480528787" text:style-name="L7">
        <text:list-item>
          <text:p text:style-name="P101"><text:span text:style-name="T45">Если была встречена точка, то считывание текста заканчивается. Иначе если предыдущий символ был пробелом, а текущий стал запятой, то на предыдущий символ ставится точка и предложение заканчивается. Иначе на текущий символ ставится точка и следующий символ становится символом конца строки. Количество предложений увеличивается на </text:span><text:soft-page-break/><text:span text:style-name="T45">единицу и последний символ предложения становится либо символом конца строки, либо точкой.</text:span></text:p>
        </text:list-item>
      </text:list>
      <text:p text:style-name="P103"><text:span text:style-name="T45"/></text:p>
      <text:p text:style-name="P169"><text:span text:style-name="T78">3.3 del_sent(), in_out()</text:span></text:p>
      <text:p text:style-name="P170">Задача: удалить одинаковые предложения.</text:p>
      <text:list xml:id="list3871502692" text:style-name="L13">
        <text:list-item>
          <text:p text:style-name="P110">Инициализация необходимых переменных.</text:p>
        </text:list-item>
        <text:list-item>
          <text:p text:style-name="P111">Выделение памяти под массив arr_num, содержащего номера необходимых к удалению предложений.</text:p>
        </text:list-item>
        <text:list-item>
          <text:p text:style-name="P111">Два цикла for (первый для первого предложения, а второй для второго), в которых сравниваются предложения для быстроты алгоритма сначала по длине с помощью функции wcslen, а далее и по символам с помощью функции wcscasecmp.</text:p>
        </text:list-item>
      </text:list>
      <text:list xml:id="list2823769331" text:style-name="L14">
        <text:list-item>
          <text:list>
            <text:list-item>
              <text:p text:style-name="P104"><text:span text:style-name="T50">Если номера предложений превышают 20, то добавляется место ещё для 20 новых.</text:span></text:p>
            </text:list-item>
            <text:list-item>
              <text:p text:style-name="P142"><text:span text:style-name="T50">Е</text:span><text:span text:style-name="T44">сли предложения с индексом ind_sent1 нет в массиве, то оно добавляется.</text:span></text:p>
            </text:list-item>
            <text:list-item>
              <text:p text:style-name="P142"><text:span text:style-name="T50">Е</text:span><text:span text:style-name="T44">сли предложения с индексом ind_sent2 нет в массиве, то оно добавляется.</text:span></text:p>
            </text:list-item>
            <text:list-item>
              <text:p text:style-name="P143"><text:span text:style-name="T44">В пунктах 2 и 3 используется вспомогательная функция in_out, которая получает на вход </text:span></text:p>
            </text:list-item>
          </text:list>
        </text:list-item>
      </text:list>
      <text:list xml:id="list5006115271633" text:continue-list="list3871502692" text:style-name="L13">
        <text:list-item>
          <text:p text:style-name="P112">Массив номеров сортируется при помощи qsort <text:s/>для быстрого удаления предложений.</text:p>
        </text:list-item>
        <text:list-item>
          <text:p text:style-name="P112">Цикл for:</text:p>
        </text:list-item>
      </text:list>
      <text:list xml:id="list2074606857" text:style-name="L17">
        <text:list-item>
          <text:p text:style-name="P113">Переменная shift_num, которая подсчитывает сдвиг предложений и в зависимости от этого удаляет нужные.</text:p>
        </text:list-item>
        <text:list-item>
          <text:p text:style-name="P113">Вложенный цикл for удаляет предложение (зануляет все символы в предложении).</text:p>
        </text:list-item>
        <text:list-item>
          <text:p text:style-name="P113">Вложенный цикл for меняет все данные следующего предложения на данные предыдущего и смещает предложения. Условие проверяет, <text:soft-page-break/>хватает ли памяти для предыдущего предложения, в которое записывается следующее.</text:p>
        </text:list-item>
        <text:list-item>
          <text:p text:style-name="P113">Уменьшается количество предложений.</text:p>
        </text:list-item>
        <text:list-item>
          <text:p text:style-name="P113">Переменная-счётчик смещения увеличивается на 1.</text:p>
        </text:list-item>
      </text:list>
      <text:list xml:id="list5006354457228" text:continue-list="list5006115271633" text:style-name="L13">
        <text:list-item>
          <text:p text:style-name="P114">Освобо<text:span text:style-name="T93">ждается память для массива номеров предложений.</text:span></text:p>
        </text:list-item>
      </text:list>
      <text:p text:style-name="P115"/>
      <text:p text:style-name="P168"><text:span text:style-name="T78">3</text:span>.<text:span text:style-name="T92">4</text:span> output_<text:span text:style-name="T91">txt</text:span>()</text:p>
      <text:p text:style-name="P171">Задача: вывести текст.</text:p>
      <text:list xml:id="list1469751334" text:style-name="L12">
        <text:list-item>
          <text:p text:style-name="P108">Вывод текста при помощи цикла for.</text:p>
        </text:list-item>
      </text:list>
      <text:p text:style-name="P109"/>
      <text:p text:style-name="P187"><text:span text:style-name="T28">3</text:span><text:span text:style-name="T20">.</text:span><text:span text:style-name="T37">5</text:span><text:span text:style-name="T20"> </text:span><text:span text:style-name="T38">dialog()</text:span></text:p>
      <text:p text:style-name="P188"><text:span text:style-name="T38">З</text:span><text:span text:style-name="T20">адача: считать и вернуть корректное значение</text:span></text:p>
      <text:list xml:id="list1122294297" text:style-name="L18">
        <text:list-item>
          <text:p text:style-name="P144"><text:span text:style-name="T30">И</text:span><text:span text:style-name="T20">нициализация переменной </text:span><text:span text:style-name="T39">index, которая отвечает за индекс введённого символа.</text:span></text:p>
        </text:list-item>
        <text:list-item>
          <text:p text:style-name="P145"><text:span text:style-name="T20">Инициализация вводимой строки и выделение ей памяти.</text:span></text:p>
        </text:list-item>
        <text:list-item>
          <text:p text:style-name="P145"><text:span text:style-name="T20">Инициализация указателя на конец вводимой строки.</text:span></text:p>
        </text:list-item>
        <text:list-item>
          <text:p text:style-name="P145"><text:span text:style-name="T20">Вывод в консоль диалогового окна.</text:span></text:p>
        </text:list-item>
        <text:list-item>
          <text:p text:style-name="P145"><text:span text:style-name="T20">Пока не ввёлся символ перевода строки, считываем посимвольно, и если нужно, то выделяем дополнительно памяти для вводимой строки.</text:span></text:p>
        </text:list-item>
        <text:list-item>
          <text:p text:style-name="P145"><text:span text:style-name="T20">Условия для определения неправильного ввода строки.</text:span></text:p>
        </text:list-item>
        <text:list-item>
          <text:p text:style-name="P145"><text:span text:style-name="T20">Очищение памяти для строки.</text:span></text:p>
        </text:list-item>
        <text:list-item>
          <text:p text:style-name="P145"><text:span text:style-name="T20">Функция возвращает итоговое значение</text:span></text:p>
        </text:list-item>
      </text:list>
      <text:p text:style-name="P193"/>
      <text:p text:style-name="P177"><text:span text:style-name="T78">3</text:span>.<text:span text:style-name="T94">6</text:span> <text:span text:style-name="T94">func_1</text:span>()</text:p>
      <text:p text:style-name="P181">Задача: вывести уникальные слова из введённого текста</text:p>
      <text:list xml:id="list3265751892" text:style-name="L19">
        <text:list-item>
          <text:p text:style-name="P116">Инициализация всех необходимых переменных.</text:p>
        </text:list-item>
        <text:list-item>
          <text:p text:style-name="P116">Цикл for:</text:p>
        </text:list-item>
      </text:list>
      <text:list xml:id="list3923040790" text:style-name="L20">
        <text:list-item>
          <text:list>
            <text:list-item>
              <text:p text:style-name="P117">Разделение предложения на слова, исключая все знаки препинания и пробелы.</text:p>
            </text:list-item>
            <text:list-item>
              <text:p text:style-name="P117">Выделение достаточного объёма памяти</text:p>
            </text:list-item>
            <text:list-item>
              <text:p text:style-name="P117"><text:soft-page-break/>Запись в массив всех слов.</text:p>
            </text:list-item>
          </text:list>
        </text:list-item>
      </text:list>
      <text:list xml:id="list830172778" text:style-name="L21">
        <text:list-item>
          <text:p text:style-name="P119">Цикл for, который пробегается по массиву всех слов и удаляет те слова, которые повторяются.</text:p>
        </text:list-item>
        <text:list-item>
          <text:p text:style-name="P119">Цикл for, который выводит все слова, которые не повторяются.</text:p>
        </text:list-item>
        <text:list-item>
          <text:p text:style-name="P119">Если предыдущий цикл не был выполнен ни разу, то есть не были найдены уникальные слова, то выводится соответствующая строка.</text:p>
        </text:list-item>
        <text:list-item>
          <text:p text:style-name="P128">Вывод завершения функции.</text:p>
        </text:list-item>
        <text:list-item>
          <text:p text:style-name="P119">Освобождение памяти для ненулевых строк.</text:p>
        </text:list-item>
        <text:list-item>
          <text:p text:style-name="P120">Освобождение памяти для переменной, хранящей текущее предложение.</text:p>
        </text:list-item>
        <text:list-item>
          <text:p text:style-name="P119">Освобождение памяти для массива строк.</text:p>
        </text:list-item>
      </text:list>
      <text:p text:style-name="P118"/>
      <text:p text:style-name="P178"><text:span text:style-name="T78">3</text:span>.<text:span text:style-name="T94">7</text:span> <text:span text:style-name="T94">func_2</text:span>()</text:p>
      <text:p text:style-name="P182">Задача: <text:span text:style-name="T95">найти дату в одном формате и заменить на другой формат</text:span></text:p>
      <text:list xml:id="list1361379329" text:style-name="L22">
        <text:list-item>
          <text:p text:style-name="P121">Инициализация всех необходимых переменных.</text:p>
        </text:list-item>
        <text:list-item>
          <text:p text:style-name="P121">Инициализация массивов:</text:p>
        </text:list-item>
      </text:list>
      <text:list xml:id="list1563514119" text:style-name="L27">
        <text:list-item>
          <text:p text:style-name="P122">months <text:span text:style-name="T81">— </text:span>массив месяцев в строковом представлении.</text:p>
        </text:list-item>
        <text:list-item>
          <text:p text:style-name="P122">max_days <text:span text:style-name="T81">— </text:span>максимальное количество в каждом месяце по индексам (0 — январь, 1 — февраль и т. д.)</text:p>
        </text:list-item>
        <text:list-item>
          <text:p text:style-name="P122">month_symbs — максимальное количество символов каждого месяца строкового представления.</text:p>
        </text:list-item>
      </text:list>
      <text:list xml:id="list81780265" text:style-name="L28">
        <text:list-item>
          <text:p text:style-name="P123">Цикл for, который пробегается по всем предложениям и ищет дату:</text:p>
        </text:list-item>
      </text:list>
      <text:list xml:id="list3537179831" text:style-name="L30">
        <text:list-item>
          <text:list>
            <text:list-item>
              <text:p text:style-name="P124">Цикл for, который находит в предложении дату, а если не находит, то завершается и переходит.</text:p>
            </text:list-item>
            <text:list-item>
              <text:p text:style-name="P124">Условие перехода к другому предложению, если в этом не было обнаружено совпадений.</text:p>
            </text:list-item>
            <text:list-item>
              <text:p text:style-name="P124">Условие нахождения нужного формата для обработки.</text:p>
            </text:list-item>
            <text:list-item>
              <text:p text:style-name="P124">Условие <text:span text:style-name="T96">нахождения даты формата «1 апреля», «5 марта» и т. д.</text:span></text:p>
            </text:list-item>
            <text:list-item>
              <text:p text:style-name="P125">Условие, которое определяет, является ли введённый год високосным.</text:p>
            </text:list-item>
            <text:list-item>
              <text:p text:style-name="P125">Условие определения подходящих под реальные числовые данные.</text:p>
            </text:list-item>
            <text:list-item>
              <text:p text:style-name="P125">Условие преобразования даты к нужному формату.</text:p>
            </text:list-item>
          </text:list>
        </text:list-item>
      </text:list>
      <text:list xml:id="list2941530119" text:style-name="L31">
        <text:list-item>
          <text:p text:style-name="P127"><text:soft-page-break/>Вывод завершения функции.</text:p>
        </text:list-item>
      </text:list>
      <text:p text:style-name="P173"/>
      <text:p text:style-name="P178"><text:span text:style-name="T78">3</text:span>.<text:span text:style-name="T94">8</text:span> <text:span text:style-name="T94">func_3</text:span>()</text:p>
      <text:p text:style-name="P184">Задача: отсортировать предложения в тексте по произведению длин слов.</text:p>
      <text:list xml:id="list2393721106" text:style-name="L32">
        <text:list-item>
          <text:p text:style-name="P129">Инициализация необходимых переменных.</text:p>
        </text:list-item>
        <text:list-item>
          <text:p text:style-name="P132">Цикл for, который пробегается по каждому предложению и в котором проверяется, состоит ли предложение из одного слова, и если да, то присваивается произведению длин слов в этом предложении 0, в другом же случае берёт по отдельности каждое слово и считает количество символов, которое умножает на переменную n.</text:p>
        </text:list-item>
        <text:list-item>
          <text:p text:style-name="P132">Быстрая сортировка qsort сортирует предложения по произведению длин слов в предложении.</text:p>
        </text:list-item>
        <text:list-item>
          <text:p text:style-name="P130">Вывод завершения функции.</text:p>
        </text:list-item>
        <text:list-item>
          <text:p text:style-name="P132">Освобождение памяти для предложения.</text:p>
        </text:list-item>
      </text:list>
      <text:p text:style-name="P126"/>
      <text:p text:style-name="P178"><text:span text:style-name="T78">3</text:span>.<text:span text:style-name="T97">9</text:span> <text:span text:style-name="T94">func_4</text:span>()</text:p>
      <text:p text:style-name="P184">Задача: удалить предложения, в которых встречается символ № или #, но не встречается ни одной цифры.</text:p>
      <text:list xml:id="list3134453556" text:style-name="L33">
        <text:list-item>
          <text:p text:style-name="P133">Инициализация всех необходимых переменных.</text:p>
        </text:list-item>
        <text:list-item>
          <text:p text:style-name="P133">Цикл for, который пробегается по каждому предложению и в котором проверяется условие, входит ли в предложение символ № или <text:s/># и нет ли в предложении цифр. Если условие подходит, то предложение удаляется.</text:p>
        </text:list-item>
        <text:list-item>
          <text:p text:style-name="P133">Выполняется функция del_void, которая удаляет пустые предложения.</text:p>
        </text:list-item>
        <text:list-item>
          <text:p text:style-name="P133">Освобождается переменная sent.</text:p>
        </text:list-item>
        <text:list-item>
          <text:p text:style-name="P131">Вывод завершения функции.</text:p>
        </text:list-item>
      </text:list>
      <text:p text:style-name="P134"/>
      <text:p text:style-name="P180"><text:span text:style-name="T78">3</text:span>.<text:span text:style-name="T98">10</text:span> <text:span text:style-name="T98">del_void</text:span>()</text:p>
      <text:p text:style-name="P184">Задача: удалить пустые предложения.</text:p>
      <text:list xml:id="list5008148721210" text:continue-numbering="true" text:style-name="L33">
        <text:list-item>
          <text:p text:style-name="P133">Инициализация всех необходимых переменных.</text:p>
        </text:list-item>
        <text:list-item>
          <text:p text:style-name="P133"><text:soft-page-break/>Цикл <text:s/>while, который ищет пустое предложение, сдвигает все остальные предложения, меняет данные предложений и выделяет необходимый объём данных для сдвигаемых предложений.</text:p>
        </text:list-item>
      </text:list>
      <text:p text:style-name="P134"/>
      <text:p text:style-name="P179"><text:span text:style-name="T78">3</text:span>.<text:span text:style-name="T97">11 cmp</text:span>() <text:span text:style-name="T97">и cmp_txt()</text:span></text:p>
      <text:p text:style-name="P183">Задача: сравнить два объекта для общего случая или произведение количества символов слов в предложениях</text:p>
      <text:p text:style-name="P174">Функции компараторы, которые принимают <text:span text:style-name="T98">и</text:span> сравнивают два объекта.</text:p>
      <text:p text:style-name="P172"/>
      <text:p text:style-name="P69"/>
      <text:p text:style-name="P70"/>
      <text:p text:style-name="P35"><text:span text:style-name="T4">4</text:span><text:span text:style-name="T1">. </text:span><text:span text:style-name="T3">Примеры работы программы</text:span></text:p>
      <text:p text:style-name="P8"/>
      <text:p text:style-name="P47"><text:span text:style-name="T14">4</text:span><text:span text:style-name="T8">.1.</text:span><text:span text:style-name="T11"> </text:span><text:span text:style-name="T12">С</text:span><text:span text:style-name="T11">читывание </text:span><text:span text:style-name="T13">и </text:span><text:span text:style-name="T11">вывод текста.</text:span></text:p>
      <text:p text:style-name="P56"><text:span text:style-name="T20">Входные данные: </text:span><text:span text:style-name="T43">Здравствуйте, <text:s text:c="5"/>мистер. Вы ввели лишние точки в конце предложения....... <text:s text:c="42"/>И ушли очень далеко.</text:span></text:p>
      <text:p text:style-name="P57"><text:span text:style-name="T20">Выходные данные: </text:span><text:span text:style-name="T43">Здравствуйте,мистер.Вы ввели лишние точки в конце предложения.И ушли очень далеко.</text:span></text:p>
      <text:p text:style-name="P163">Программа успешно убрала лишние знаки препинания и пробелы.</text:p>
      <text:p text:style-name="P163"/>
      <text:p text:style-name="P47"><text:span text:style-name="T14">4</text:span><text:span text:style-name="T8">.2. </text:span><text:span text:style-name="T12">Удалени</text:span><text:span text:style-name="T18">е</text:span><text:span text:style-name="T12"> одинаковых предложений.</text:span></text:p>
      <text:p text:style-name="P58"><text:span text:style-name="T20">Входные данные: Ау-ау, ищи меня. Ты не найдёшь меня. Ау-ау, ищи меня. Я исчез. </text:span><text:span text:style-name="T26"><text:line-break/><text:tab/>Выходные данные: Ты не найдёшь меня.Я исчез.</text:span></text:p>
      <text:p text:style-name="P52">Программа удалила из текста первое <text:span text:style-name="T99">и третье</text:span> одинаковые предложения.</text:p>
      <text:p text:style-name="P52"/>
      <text:p text:style-name="P54"><text:span text:style-name="T78">4</text:span>.3 <text:span text:style-name="T100">Вывод уникальных слов.</text:span></text:p>
      <text:p text:style-name="P59"><text:span text:style-name="T20">Входные данные: Уникальные слова. Слова уникальны. Только не эти, друг мой. Только, друг мой, не эти.</text:span></text:p>
      <text:p text:style-name="P59"><text:span text:style-name="T40">В</text:span><text:span text:style-name="T20">ыходные данные:</text:span></text:p>
      <text:p text:style-name="P164">Уникальные</text:p>
      <text:p text:style-name="P164">слова</text:p>
      <text:p text:style-name="P164">Слова</text:p>
      <text:p text:style-name="P164">уникальны</text:p>
      <text:p text:style-name="P165">Программа вывела в каждой строке слово, которое не встречается в тексте более 1 раза.</text:p>
      <text:p text:style-name="P165"/>
      <text:p text:style-name="P62"><text:span text:style-name="T28">4</text:span><text:span text:style-name="T20">.4 </text:span><text:span text:style-name="T40">Замена разных форматов даты</text:span><text:span text:style-name="T20">.</text:span></text:p>
      <text:p text:style-name="P60"><text:span text:style-name="T20">Входные данные: Мой день рождения 24 января 2000 г. Сегодня 21 декабря 2019 г. Новый год будет 01 января 2020 г. Нового года не будет 1 февраля 2020 г.</text:span></text:p>
      <text:p text:style-name="P60"><text:soft-page-break/><text:span text:style-name="T20">Выходные данные: Мой день рождения 24/01/2000.Сегодня 21/12/2019.Новый год будет 01/01/2020.Нового года не будет 1 февраля 2020 г.</text:span></text:p>
      <text:p text:style-name="P186"><text:span text:style-name="T20">Особенность программы в том, что дата обязательно является концом предложения, так как в конце формата встречается точка (г.). Поэтому, чтобы можно было отличить предложения друг от друга, была вставлена точка после формата даты «ДД/ММ/ГГГГ». </text:span><text:span text:style-name="T41">Для корректной работы необходимо вводить день как 01, 02 и т. д.</text:span></text:p>
      <text:p text:style-name="P186"><text:span text:style-name="T41"/></text:p>
      <text:p text:style-name="P55"><text:span text:style-name="T78">4</text:span>.5 <text:span text:style-name="T101">Сортировка предложений по произведению длин слов в них.</text:span></text:p>
      <text:p text:style-name="P60"><text:span text:style-name="T20">Входные данные: 0000. 0016 0016. 04 04. 009 009.</text:span></text:p>
      <text:p text:style-name="P175">Выходные данные: 0000.04 04.009 009.0016 0016.</text:p>
      <text:p text:style-name="P176">Числа означают числовое значение произведения длин слов в этих предложениях</text:p>
      <text:p text:style-name="P176"/>
      <text:p text:style-name="P55"><text:span text:style-name="T78">4</text:span>.6 <text:span text:style-name="T102">Удаление предложений, в которых содержится символ № или #, но не содержится ни одной цифры.</text:span></text:p>
      <text:p text:style-name="P60"><text:span text:style-name="T20">Входные данные: Мой № телефона +794632154**. А вот его № я не помню. Ещё есть обозначение с #. Но номер #7974******* сейчас не доступен.</text:span></text:p>
      <text:p text:style-name="P61"><text:span text:style-name="T20">Выходные данные: </text:span><text:span text:style-name="T43">Мой № телефона +794632154**.Но номер #7974******* сейчас не доступен.</text:span></text:p>
      <text:p text:style-name="P54"><text:s/></text:p>
      <text:p text:style-name="P36">заключение</text:p>
      <text:p text:style-name="P41">Были изучены необходимые библиотеки языка С<text:span text:style-name="T103">и</text:span>. Реализованы функции, которые позволяют считывать и редактировать текст <text:span text:style-name="T103">исходя из пожеланий пользователя</text:span>. <text:s/>Функции <text:span text:style-name="T103">находятся в нужных файлах</text:span>, также для каждого файла .<text:span text:style-name="T103">c</text:span> создан заголовочный файл. Реализован Makefile для компиляции и линковки проекта. Обработаны исключительные ситуации, которые могут возникнуть при неправильном вводе текста. Предусмотрен вывод текста, <text:span text:style-name="T103">если пользователь введёт «5»</text:span>, также предусмотрен выход пользователя из программы <text:span text:style-name="T103">при вводе значения «0»</text:span>.</text:p>
      <text:p text:style-name="P39"/>
      <text:p text:style-name="P37">прило<text:span text:style-name="T60">жение А</text:span></text:p>
      <text:p text:style-name="P9">Разработанный код</text:p>
      <text:p text:style-name="P148"><text:span text:style-name="T109">1. Файл main.c:</text:span></text:p>
      <text:p text:style-name="P96">#include "txtio.h"</text:p>
      <text:p text:style-name="P96">#include "txted.h"</text:p>
      <text:p text:style-name="P96">#include "del_sent.h"</text:p>
      <text:p text:style-name="P96">#include "dialog.h"</text:p>
      <text:p text:style-name="P96"/>
      <text:p text:style-name="P96">int main(){</text:p>
      <text:p text:style-name="P96"><text:s text:c="4"/>setlocale(LC_ALL,"");</text:p>
      <text:p text:style-name="P96"><text:s text:c="4"/>text text;</text:p>
      <text:p text:style-name="P96"><text:s text:c="4"/>input_txt(&amp;text);</text:p>
      <text:p text:style-name="P96"><text:s text:c="4"/>del_sent(&amp;text);</text:p>
      <text:p text:style-name="P96"><text:s text:c="4"/>output_txt(&amp;text);</text:p>
      <text:p text:style-name="P96"><text:s text:c="4"/>int n;</text:p>
      <text:p text:style-name="P96"><text:s text:c="4"/>while ((n = dialog()) != 0){</text:p>
      <text:p text:style-name="P96"><text:s text:c="8"/>switch (n){</text:p>
      <text:p text:style-name="P96"><text:s text:c="12"/>case 1:</text:p>
      <text:p text:style-name="P96"><text:s text:c="16"/>func_1(&amp;text);</text:p>
      <text:p text:style-name="P96"><text:s text:c="16"/>break;</text:p>
      <text:p text:style-name="P96"><text:s text:c="12"/>case 2:</text:p>
      <text:p text:style-name="P96"><text:s text:c="16"/>func_2(&amp;text);</text:p>
      <text:p text:style-name="P96"><text:s text:c="16"/>break;</text:p>
      <text:p text:style-name="P96"><text:s text:c="12"/>case 3:</text:p>
      <text:p text:style-name="P96"><text:s text:c="16"/>func_3(&amp;text);</text:p>
      <text:p text:style-name="P96"><text:s text:c="16"/>break;</text:p>
      <text:p text:style-name="P96"><text:s text:c="12"/>case 4:</text:p>
      <text:p text:style-name="P96"><text:s text:c="16"/>func_4(&amp;text);</text:p>
      <text:p text:style-name="P96"><text:s text:c="16"/>break;</text:p>
      <text:p text:style-name="P96"><text:s text:c="12"/>case 5:</text:p>
      <text:p text:style-name="P96"><text:s text:c="16"/>output_txt(&amp;text);</text:p>
      <text:p text:style-name="P96"><text:s text:c="16"/>break;</text:p>
      <text:p text:style-name="P96"><text:s text:c="12"/>default:</text:p>
      <text:p text:style-name="P96"><text:s text:c="16"/>fputws(L"Incorrect value entered! Please use the correct entry.\n", stdout);</text:p>
      <text:p text:style-name="P96"><text:s text:c="16"/>break;</text:p>
      <text:p text:style-name="P96"><text:s text:c="8"/>}</text:p>
      <text:p text:style-name="P96"><text:s text:c="4"/>}</text:p>
      <text:p text:style-name="P96"><text:s text:c="4"/>for (int i = 0; i &lt; text.sent_count; i++){</text:p>
      <text:p text:style-name="P96"><text:s text:c="8"/>free(text.text[i].words_arr);</text:p>
      <text:p text:style-name="P96"><text:s text:c="4"/>}</text:p>
      <text:p text:style-name="P96"><text:s text:c="4"/>free(text.text);</text:p>
      <text:p text:style-name="P96"><text:s text:c="4"/>return 0;</text:p>
      <text:p text:style-name="P96">}</text:p>
      <text:p text:style-name="P93"><text:soft-page-break/></text:p>
      <text:p text:style-name="P93">2. Файл <text:span text:style-name="T108">dialog</text:span>.h:</text:p>
      <text:p text:style-name="P97">#ifndef DIALOG_H</text:p>
      <text:p text:style-name="P97">#define DIALOG_H</text:p>
      <text:p text:style-name="P97"/>
      <text:p text:style-name="P97">#include "txtio.h"</text:p>
      <text:p text:style-name="P97"/>
      <text:p text:style-name="P97">int dialog();</text:p>
      <text:p text:style-name="P97"/>
      <text:p text:style-name="P97">#endif</text:p>
      <text:p text:style-name="P93"/>
      <text:p text:style-name="P93">3. Файл <text:span text:style-name="T108">dialog</text:span>.c:</text:p>
      <text:p text:style-name="P93">#include "dialog.h"</text:p>
      <text:p text:style-name="P93">#define FAULT 666</text:p>
      <text:p text:style-name="P93"/>
      <text:p text:style-name="P93">int dialog(){</text:p>
      <text:p text:style-name="P93"><text:s text:c="4"/>int index = 0, enter_size = 20, out = 0;</text:p>
      <text:p text:style-name="P93"><text:s text:c="4"/>wchar_t* string = (wchar_t*)calloc(enter_size, sizeof(wchar_t));</text:p>
      <text:p text:style-name="P93"><text:s text:c="4"/>wchar_t* endptr;</text:p>
      <text:p text:style-name="P93"><text:s text:c="4"/>fputws(L"\nEnter one of the following values for the action:\n", stdout);</text:p>
      <text:p text:style-name="P93"><text:s text:c="4"/>fputws(L"0 (zero) - Complete the program\n", stdout);</text:p>
      <text:p text:style-name="P93"><text:s text:c="4"/>fputws(L"1 - Print each word that occurs no more than once in the text.\n", stdout);</text:p>
      <text:p text:style-name="P93"><text:s text:c="4"/>fputws(L"2 - Each substring in the text having the form “&lt;день&gt; &lt;месяц&gt; &lt;год&gt; г.” is replaced by a substring of the form “ДД / ММ / ГГГГ”.\n", stdout);</text:p>
      <text:p text:style-name="P93"><text:s text:c="4"/>fputws(L"3 - Sort sentences by product of lengths of words in a sentence.\n", stdout);</text:p>
      <text:p text:style-name="P93"><text:s text:c="4"/>fputws(L"4 - Delete all sentences that contain the symbol ‘#’ or ‘№’ but do not contain a single digit.\n", stdout);</text:p>
      <text:p text:style-name="P93"><text:s text:c="4"/>fputws(L"5 - Display the text\n", stdout);</text:p>
      <text:p text:style-name="P93"><text:s text:c="4"/>fputws(L"Enter the value: ", stdout);</text:p>
      <text:p text:style-name="P93"><text:s text:c="4"/>while ((string[index] = getwchar()) != '\n'){</text:p>
      <text:p text:style-name="P93"><text:s text:c="8"/>if (index == enter_size - 1){</text:p>
      <text:p text:style-name="P93"><text:s text:c="12"/>enter_size += 20;</text:p>
      <text:p text:style-name="P93"><text:s text:c="12"/>string = (wchar_t*)realloc(string, enter_size*sizeof(wchar_t));</text:p>
      <text:p text:style-name="P93"><text:s text:c="8"/>}</text:p>
      <text:p text:style-name="P93"><text:s text:c="8"/>index++;</text:p>
      <text:p text:style-name="P93"><text:s text:c="4"/>}</text:p>
      <text:p text:style-name="P93"><text:s text:c="4"/>fputws(L"\n", stdout);</text:p>
      <text:p text:style-name="P93"><text:s text:c="4"/>if (string[0] == '\n'){</text:p>
      <text:p text:style-name="P93"><text:s text:c="8"/>free(string);</text:p>
      <text:p text:style-name="P93"><text:s text:c="8"/>return FAULT;</text:p>
      <text:p text:style-name="P93"><text:s text:c="4"/>}</text:p>
      <text:p text:style-name="P93"><text:s text:c="4"/>string[index] = '\0';</text:p>
      <text:p text:style-name="P93"><text:s text:c="4"/>for (int i = 0; string[i] != '\0'; i++)</text:p>
      <text:p text:style-name="P93"><text:soft-page-break/><text:s text:c="8"/>if (iswdigit(string[i])) continue;</text:p>
      <text:p text:style-name="P93"><text:s text:c="8"/>else{</text:p>
      <text:p text:style-name="P93"><text:s text:c="11"/>free(string);</text:p>
      <text:p text:style-name="P93"><text:s text:c="11"/>return FAULT;</text:p>
      <text:p text:style-name="P93"><text:s text:c="8"/>}</text:p>
      <text:p text:style-name="P93"><text:s text:c="4"/>out = (int)wcstol(string, &amp;endptr, 10);</text:p>
      <text:p text:style-name="P93"><text:s text:c="4"/>free(string);</text:p>
      <text:p text:style-name="P93"><text:s text:c="4"/>return out;</text:p>
      <text:p text:style-name="P93">}</text:p>
      <text:p text:style-name="P93"/>
      <text:p text:style-name="P93">4. Файл <text:span text:style-name="T108">txtio</text:span>.h</text:p>
      <text:p text:style-name="P97">#ifndef TXTED_H</text:p>
      <text:p text:style-name="P97">#define TXTED_H</text:p>
      <text:p text:style-name="P97"/>
      <text:p text:style-name="P97">#include "cmp.h"</text:p>
      <text:p text:style-name="P97">#include "txtio.h"</text:p>
      <text:p text:style-name="P97"/>
      <text:p text:style-name="P97">void func_1(text* text);</text:p>
      <text:p text:style-name="P97">void func_2(text* text);</text:p>
      <text:p text:style-name="P97">void func_3(text* text);</text:p>
      <text:p text:style-name="P97">void func_4(text* text);</text:p>
      <text:p text:style-name="P97">void del_void(text* text);</text:p>
      <text:p text:style-name="P97"/>
      <text:p text:style-name="P97">#endif </text:p>
      <text:p text:style-name="P97"/>
      <text:p text:style-name="P93">5. Файл <text:span text:style-name="T108">txtio</text:span>.c:</text:p>
      <text:p text:style-name="P97">#include "txtio.h"</text:p>
      <text:p text:style-name="P97"/>
      <text:p text:style-name="P97">void input_txt(struct Text *text){</text:p>
      <text:p text:style-name="P97"><text:s text:c="4"/>fputws(L"Please enter the text: \n",stdout);</text:p>
      <text:p text:style-name="P97"><text:s text:c="4"/>int checker = 0, dot = 0, ind_sent = 0, ind_symb = 0;</text:p>
      <text:p text:style-name="P97"><text:s text:c="4"/>wchar_t symbol;</text:p>
      <text:p text:style-name="P97"><text:s text:c="4"/>text-&gt;alloc_text = 10;</text:p>
      <text:p text:style-name="P97"><text:s text:c="4"/>text-&gt;text = (sentence*)malloc(sizeof(sentence)*text-&gt;alloc_text);</text:p>
      <text:p text:style-name="P97"><text:s text:c="4"/>text-&gt;sent_count = 0;</text:p>
      <text:p text:style-name="P97"><text:s text:c="4"/>while ((symbol = getwchar()) != '\n'){</text:p>
      <text:p text:style-name="P97"><text:s text:c="8"/>if ((symbol == L' ' || symbol == L'.' || symbol == ',' ) &amp;&amp; ind_symb == 0) continue;</text:p>
      <text:p text:style-name="P97"><text:s text:c="8"/>if (checker == 1 &amp;&amp; (symbol == L',' || symbol == ' ')) continue;</text:p>
      <text:p text:style-name="P97"><text:s text:c="8"/>else if (checker == 1 &amp;&amp; symbol == '.'){</text:p>
      <text:p text:style-name="P97"><text:s text:c="12"/>text-&gt;text[ind_sent].words_arr[ind_symb-1] = symbol;</text:p>
      <text:p text:style-name="P97"><text:s text:c="12"/>text-&gt;text[ind_sent].words_arr[ind_symb] = '\0';</text:p>
      <text:p text:style-name="P97"><text:s text:c="12"/>text-&gt;text[ind_sent++].symb_count = ind_symb-1;</text:p>
      <text:p text:style-name="P97"><text:s text:c="12"/>ind_symb = 0;</text:p>
      <text:p text:style-name="P97"><text:soft-page-break/><text:s text:c="12"/>dot = 1;</text:p>
      <text:p text:style-name="P97"><text:s text:c="12"/>text-&gt;sent_count++;</text:p>
      <text:p text:style-name="P97"><text:s text:c="12"/>continue;</text:p>
      <text:p text:style-name="P97"><text:s text:c="8"/>}</text:p>
      <text:p text:style-name="P97"><text:s text:c="8"/>checker = 0;</text:p>
      <text:p text:style-name="P97"><text:s text:c="8"/>if (ind_symb == 0){</text:p>
      <text:p text:style-name="P97"><text:s text:c="12"/>text-&gt;text[ind_sent].alloc_sent = 50;</text:p>
      <text:p text:style-name="P97"><text:s text:c="12"/>text-&gt;text[ind_sent].words_arr = (wchar_t*)malloc(sizeof(wchar_t)*(text-&gt;text[ind_sent].alloc_sent));</text:p>
      <text:p text:style-name="P97"><text:s text:c="8"/>}</text:p>
      <text:p text:style-name="P97"><text:s text:c="8"/>text-&gt;text[ind_sent].words_arr[ind_symb++] = symbol;</text:p>
      <text:p text:style-name="P97"><text:s text:c="8"/>dot = 0;</text:p>
      <text:p text:style-name="P97"><text:s text:c="8"/>if (ind_sent == text-&gt;alloc_text - 1){</text:p>
      <text:p text:style-name="P97"><text:s text:c="12"/>text-&gt;alloc_text += 20;</text:p>
      <text:p text:style-name="P97"><text:s text:c="12"/>text-&gt;text = (sentence*)realloc(text-&gt;text, sizeof(sentence)*(text-&gt;alloc_text));</text:p>
      <text:p text:style-name="P97"><text:s text:c="8"/>}</text:p>
      <text:p text:style-name="P97"><text:s text:c="8"/>if(ind_symb == text-&gt;text[ind_sent].alloc_sent - 3){</text:p>
      <text:p text:style-name="P97"><text:s text:c="12"/>text-&gt;text[ind_sent].alloc_sent += 30;</text:p>
      <text:p text:style-name="P97"><text:s text:c="12"/>text-&gt;text[ind_sent].words_arr = (wchar_t*)realloc(text-&gt;text[ind_sent].words_arr, sizeof(wchar_t)*(text-&gt;text[ind_sent].alloc_sent));</text:p>
      <text:p text:style-name="P97"><text:s text:c="8"/>}</text:p>
      <text:p text:style-name="P97"><text:s text:c="8"/>if (symbol == '.'){</text:p>
      <text:p text:style-name="P97"><text:s text:c="12"/>text-&gt;text[ind_sent].words_arr[ind_symb] = '\0';</text:p>
      <text:p text:style-name="P97"><text:s text:c="12"/>text-&gt;text[ind_sent++].symb_count = ind_symb;</text:p>
      <text:p text:style-name="P97"><text:s text:c="12"/>text-&gt;sent_count += 1;</text:p>
      <text:p text:style-name="P97"><text:s text:c="12"/>ind_symb = 0;</text:p>
      <text:p text:style-name="P97"><text:s text:c="12"/>dot = 1;</text:p>
      <text:p text:style-name="P97"><text:s text:c="8"/>}</text:p>
      <text:p text:style-name="P97"><text:s text:c="8"/>else if (symbol == ' ' || symbol == ','){</text:p>
      <text:p text:style-name="P97"><text:s text:c="11"/>checker = 1;</text:p>
      <text:p text:style-name="P97"><text:s text:c="8"/>}</text:p>
      <text:p text:style-name="P97"><text:s text:c="4"/>}</text:p>
      <text:p text:style-name="P97"><text:s text:c="4"/>if (dot == 0){</text:p>
      <text:p text:style-name="P97"><text:s text:c="8"/>if (text-&gt;text[ind_sent].words_arr[ind_symb-1] == ' ' || text-&gt;text[ind_sent].words_arr[ind_symb] == ','){</text:p>
      <text:p text:style-name="P97"><text:s text:c="12"/>text-&gt;text[ind_sent].words_arr[ind_symb-1] = '.';</text:p>
      <text:p text:style-name="P97"><text:s text:c="12"/>text-&gt;text[ind_sent].words_arr[ind_symb] = '\0';</text:p>
      <text:p text:style-name="P97"><text:s text:c="8"/>}</text:p>
      <text:p text:style-name="P97"><text:s text:c="8"/>else{</text:p>
      <text:p text:style-name="P97"><text:s text:c="12"/>text-&gt;text[ind_sent].words_arr[ind_symb] = '.';</text:p>
      <text:p text:style-name="P97"><text:s text:c="12"/>text-&gt;text[ind_sent].words_arr[ind_symb+1] = '\0';</text:p>
      <text:p text:style-name="P97"><text:s text:c="8"/>}</text:p>
      <text:p text:style-name="P97"><text:s text:c="8"/>text-&gt;sent_count++;</text:p>
      <text:p text:style-name="P97"><text:soft-page-break/><text:s text:c="8"/>text-&gt;text[ind_sent].symb_count = ind_symb;</text:p>
      <text:p text:style-name="P97"><text:s text:c="4"/>}</text:p>
      <text:p text:style-name="P97"/>
      <text:p text:style-name="P97">}</text:p>
      <text:p text:style-name="P97"/>
      <text:p text:style-name="P97">void output_txt(text *text){</text:p>
      <text:p text:style-name="P97"><text:s text:c="4"/>fputws(L"\nYour text is:\n", stdout);</text:p>
      <text:p text:style-name="P97"><text:s text:c="4"/>for(int i = 0 ; i &lt; text-&gt;sent_count; i++){</text:p>
      <text:p text:style-name="P97"><text:s text:c="8"/>fputws(text-&gt;text[i].words_arr, stdout);</text:p>
      <text:p text:style-name="P97"><text:s text:c="4"/>}</text:p>
      <text:p text:style-name="P97"><text:s text:c="4"/>fputws(L"\n", stdout);</text:p>
      <text:p text:style-name="P97">}</text:p>
      <text:p text:style-name="P96"/>
      <text:p text:style-name="P93"><text:span text:style-name="T77">6</text:span>.Файл <text:span text:style-name="T108">txted</text:span>.h:</text:p>
      <text:p text:style-name="P93">#ifndef TXTED_H</text:p>
      <text:p text:style-name="P93">#define TXTED_H</text:p>
      <text:p text:style-name="P93"/>
      <text:p text:style-name="P93">#include "cmp.h"</text:p>
      <text:p text:style-name="P93">#include "txtio.h"</text:p>
      <text:p text:style-name="P93"/>
      <text:p text:style-name="P93">void func_1(text* text);</text:p>
      <text:p text:style-name="P93">void func_2(text* text);</text:p>
      <text:p text:style-name="P93">void func_3(text* text);</text:p>
      <text:p text:style-name="P93">void func_4(text* text);</text:p>
      <text:p text:style-name="P93">void del_void(text* text);</text:p>
      <text:p text:style-name="P93"/>
      <text:p text:style-name="P93">#endif </text:p>
      <text:p text:style-name="P93"/>
      <text:p text:style-name="P93"><text:span text:style-name="T77">7</text:span>. Файл <text:span text:style-name="T108">txted</text:span>.c:</text:p>
      <text:p text:style-name="P97">#include "txted.h"</text:p>
      <text:p text:style-name="P97">#define MONTHS 12</text:p>
      <text:p text:style-name="P97"/>
      <text:p text:style-name="P97">void func_1(text* text){</text:p>
      <text:p text:style-name="P97"><text:s text:c="4"/>wchar_t** arr, *sent = NULL, *state, *str;</text:p>
      <text:p text:style-name="P97"><text:s text:c="4"/>int n = 0, arr_size = 20, no_words = 0;</text:p>
      <text:p text:style-name="P97"/>
      <text:p text:style-name="P97"><text:s text:c="4"/>arr = (wchar_t**)calloc(sizeof(wchar_t*), arr_size);</text:p>
      <text:p text:style-name="P97"/>
      <text:p text:style-name="P97"><text:s text:c="4"/>for(int i = 0; i &lt; text-&gt;sent_count; i++){</text:p>
      <text:p text:style-name="P97"><text:s text:c="8"/>sent = (wchar_t*)calloc(sizeof(wchar_t), text-&gt;text[i].alloc_sent);</text:p>
      <text:p text:style-name="P97"><text:s text:c="8"/>wcscpy(sent, text-&gt;text[i].words_arr);</text:p>
      <text:p text:style-name="P97"/>
      <text:p text:style-name="P97"><text:s text:c="8"/>for (str = wcstok(sent, L" ,.", &amp;state); str != NULL; str = wcstok(NULL, L" ,.", &amp;state)){</text:p>
      <text:p text:style-name="P97"><text:soft-page-break/><text:s text:c="12"/>if (n == arr_size - 2){</text:p>
      <text:p text:style-name="P97"><text:s text:c="16"/>arr_size += 20;</text:p>
      <text:p text:style-name="P97"><text:s text:c="16"/>arr = (wchar_t**)realloc(arr, sizeof(wchar_t*)*arr_size);</text:p>
      <text:p text:style-name="P97"><text:s text:c="12"/>}</text:p>
      <text:p text:style-name="P97"><text:s text:c="12"/>arr[n] = (wchar_t*)calloc(sizeof(wchar_t), (wcslen(str)) + 1);</text:p>
      <text:p text:style-name="P97"><text:s text:c="12"/>wcscpy(arr[n], str);</text:p>
      <text:p text:style-name="P97"><text:s text:c="12"/>n++;</text:p>
      <text:p text:style-name="P97"><text:s text:c="8"/>}</text:p>
      <text:p text:style-name="P97"><text:s text:c="4"/>}</text:p>
      <text:p text:style-name="P97"/>
      <text:p text:style-name="P97"><text:s text:c="4"/>for (int j = 0; j &lt; n - 1; j++){</text:p>
      <text:p text:style-name="P97"><text:s text:c="8"/>str = arr[j];</text:p>
      <text:p text:style-name="P97"><text:s text:c="8"/>if (wcscmp(str, L"") != 0)</text:p>
      <text:p text:style-name="P97"><text:s text:c="12"/>for (int k = j + 1; k &lt; n; k++){</text:p>
      <text:p text:style-name="P97"><text:s text:c="16"/>if (wcscmp(str, arr[k]) == 0){</text:p>
      <text:p text:style-name="P97"><text:s text:c="20"/>arr[k] = L"";</text:p>
      <text:p text:style-name="P97"><text:s text:c="20"/>arr[j] = L"";</text:p>
      <text:p text:style-name="P97"><text:s text:c="16"/>}</text:p>
      <text:p text:style-name="P97"><text:s text:c="12"/>}</text:p>
      <text:p text:style-name="P97"><text:s text:c="4"/>}</text:p>
      <text:p text:style-name="P97"/>
      <text:p text:style-name="P97"><text:s text:c="4"/>for (int i = 0 ; i &lt; n; i++)</text:p>
      <text:p text:style-name="P97"><text:s text:c="4"/>{</text:p>
      <text:p text:style-name="P97"><text:s text:c="8"/>if (wcscmp(arr[i], L"") != 0){</text:p>
      <text:p text:style-name="P97"><text:s text:c="12"/>fputws(arr[i], stdout);</text:p>
      <text:p text:style-name="P97"><text:s text:c="12"/>fputws(L"\n", stdout);</text:p>
      <text:p text:style-name="P97"><text:s text:c="12"/>no_words++;</text:p>
      <text:p text:style-name="P97"><text:s text:c="8"/>}</text:p>
      <text:p text:style-name="P97"><text:s text:c="4"/>}</text:p>
      <text:p text:style-name="P97"><text:s text:c="4"/>if (no_words == 0)</text:p>
      <text:p text:style-name="P97"><text:s text:c="8"/>fputws(L"No unique words in the text\n", stdout);</text:p>
      <text:p text:style-name="P97"><text:s text:c="4"/>fputws(L"\nThe func_1 is done.\n", stdout);</text:p>
      <text:p text:style-name="P97"/>
      <text:p text:style-name="P97"><text:s text:c="4"/>for (int i = 0 ; i &lt; n; i++){</text:p>
      <text:p text:style-name="P97"><text:s text:c="8"/>if (wcscmp(arr[i], L"") != 0)</text:p>
      <text:p text:style-name="P97"><text:s text:c="12"/>free(arr[i]);</text:p>
      <text:p text:style-name="P97"><text:s text:c="4"/>}</text:p>
      <text:p text:style-name="P97"><text:s text:c="4"/>free(sent);</text:p>
      <text:p text:style-name="P97"><text:s text:c="4"/>free(arr);</text:p>
      <text:p text:style-name="P97">}</text:p>
      <text:p text:style-name="P97"/>
      <text:p text:style-name="P97">void func_2(text* text){</text:p>
      <text:p text:style-name="P97"><text:s text:c="4"/>wchar_t *months[MONTHS] = {L"января", L"февраля", L"марта", L"апреля", L"мая", L"июня",</text:p>
      <text:p text:style-name="P97"><text:soft-page-break/><text:s text:c="31"/>L"июля", L"августа",L"сентября", L"октября", L"ноября", L"декабря"};</text:p>
      <text:p text:style-name="P97"><text:s text:c="4"/>int max_days[MONTHS] = {31, 28, 31, 30, 31, 30, 31, 31, 30, 31, 30, 31};</text:p>
      <text:p text:style-name="P97"><text:s text:c="4"/>int month_symbs[MONTHS] = {6, 7, 5, 6, 3, 4, 4, 7, 8, 7, 6, 7};</text:p>
      <text:p text:style-name="P97"><text:s text:c="4"/>int month_num = 0;</text:p>
      <text:p text:style-name="P97"><text:s text:c="4"/>wchar_t *checker = NULL;</text:p>
      <text:p text:style-name="P97"><text:s text:c="4"/>int date, year, leap;</text:p>
      <text:p text:style-name="P97"><text:s text:c="4"/></text:p>
      <text:p text:style-name="P97"><text:s text:c="4"/>for (int sent = 0; sent &lt; text-&gt;sent_count; sent++){</text:p>
      <text:p text:style-name="P97"><text:s text:c="8"/>leap = 0;</text:p>
      <text:p text:style-name="P97"><text:s text:c="8"/>for (month_num = 0; month_num &lt; MONTHS; month_num++)</text:p>
      <text:p text:style-name="P97"><text:s text:c="12"/>if ((checker = wcsstr(text-&gt;text[sent].words_arr, months[month_num])) != NULL)</text:p>
      <text:p text:style-name="P97"><text:s text:c="16"/>break;</text:p>
      <text:p text:style-name="P97"><text:s text:c="8"/>if (checker == NULL) continue;</text:p>
      <text:p text:style-name="P97"><text:s text:c="8"/></text:p>
      <text:p text:style-name="P97"><text:s text:c="8"/>if (!((iswdigit(*(checker - 3)) &amp;&amp; iswdigit(*(checker - 2)) &amp;&amp; iswspace(*(checker + month_symbs[month_num]))</text:p>
      <text:p text:style-name="P97"><text:s text:c="8"/>&amp;&amp; iswdigit(*(checker + month_symbs[month_num] + 1)) &amp;&amp; iswdigit(*(checker + month_symbs[month_num] + 2))</text:p>
      <text:p text:style-name="P97"><text:s text:c="8"/>&amp;&amp; iswdigit(*(checker + month_symbs[month_num] + 3)) &amp;&amp; iswdigit(*(checker + month_symbs[month_num] + 4))</text:p>
      <text:p text:style-name="P97"><text:s text:c="8"/>&amp;&amp; iswspace(*(checker + month_symbs[month_num] + 5)) &amp;&amp; (*(checker + month_symbs[month_num] + 6) == L'г')</text:p>
      <text:p text:style-name="P97"><text:s text:c="8"/>&amp;&amp; (*(checker + month_symbs[month_num] + 7) == L'.')))) continue;</text:p>
      <text:p text:style-name="P97"><text:s text:c="8"/>if (!(iswdigit(*(checker - 3)))) date = (int)wcstol(checker - 2, NULL, 10);</text:p>
      <text:p text:style-name="P97"><text:s text:c="8"/>else date = (int)wcstol(checker - 3, NULL, 10);</text:p>
      <text:p text:style-name="P97"><text:s text:c="8"/>year = (int)wcstol(checker + month_symbs[month_num] + 1, NULL, 10);</text:p>
      <text:p text:style-name="P97"><text:s text:c="8"/>if (year % 4 == 0) leap = 1;</text:p>
      <text:p text:style-name="P97"><text:s text:c="8"/>if (!(((date &gt;= 1) &amp;&amp; (date &lt;= max_days[month_num])) || ((leap == 1) &amp;&amp; (month_num == 1)</text:p>
      <text:p text:style-name="P97"><text:s text:c="8"/>&amp;&amp; (date == 29))) &amp;&amp; (year &gt;= 0)) continue;</text:p>
      <text:p text:style-name="P97"><text:s text:c="8"/></text:p>
      <text:p text:style-name="P97"><text:s text:c="8"/>if (month_num + 1 &lt; 10){</text:p>
      <text:p text:style-name="P97"><text:s text:c="12"/>if (year &lt; 10) swprintf(checker - 1, 10, L"/0%d/000%d.", month_num + 1, year);</text:p>
      <text:p text:style-name="P97"><text:s text:c="12"/>else if (year &lt; 100) swprintf(checker - 1, 10, L"/0%d/00%d.", month_num + 1, year);</text:p>
      <text:p text:style-name="P97"><text:s text:c="12"/>else if (year &lt; 1000) swprintf(checker - 1, 10, L"/0%d/0%d.", month_num + 1, year);</text:p>
      <text:p text:style-name="P97"><text:s text:c="12"/>else if (year &lt; 10000) swprintf(checker - 1, 10, L"/0%d/%d.", month_num + 1, year);</text:p>
      <text:p text:style-name="P97"><text:s text:c="8"/>}</text:p>
      <text:p text:style-name="P97"><text:s text:c="8"/>else{</text:p>
      <text:p text:style-name="P97"><text:soft-page-break/><text:s text:c="12"/>if (year &lt; 10) swprintf(checker - 1, 10, L"/%d/000%d.", month_num + 1, year);</text:p>
      <text:p text:style-name="P97"><text:s text:c="12"/>else if (year &lt; 100) swprintf(checker - 1, 10, L"/%d/00%d.", month_num + 1, year);</text:p>
      <text:p text:style-name="P97"><text:s text:c="12"/>else if (year &lt; 1000) swprintf(checker - 1, 10, L"/%d/0%d.", month_num + 1, year);</text:p>
      <text:p text:style-name="P97"><text:s text:c="12"/>else if (year &lt; 10000) swprintf(checker - 1, 10, L"/%d/%d.", month_num + 1, year);</text:p>
      <text:p text:style-name="P97"><text:s text:c="8"/>}</text:p>
      <text:p text:style-name="P97"><text:s text:c="4"/>}</text:p>
      <text:p text:style-name="P97"><text:s text:c="4"/>fputws(L"The func_2 is done.\n", stdout);</text:p>
      <text:p text:style-name="P97">}</text:p>
      <text:p text:style-name="P97"/>
      <text:p text:style-name="P97">void func_3(text* text){</text:p>
      <text:p text:style-name="P97"><text:s text:c="4"/>int words = 0, n = 1;</text:p>
      <text:p text:style-name="P97"><text:s text:c="4"/>wchar_t *sent = NULL, *str, *state;</text:p>
      <text:p text:style-name="P97"><text:s text:c="4"/>for (int i = 0; i &lt; text-&gt;sent_count; i++){</text:p>
      <text:p text:style-name="P97"><text:s text:c="8"/>sent = (wchar_t*)calloc(sizeof(wchar_t), text-&gt;text[i].alloc_sent);</text:p>
      <text:p text:style-name="P97"><text:s text:c="8"/>wcscpy(sent, text-&gt;text[i].words_arr);</text:p>
      <text:p text:style-name="P97"/>
      <text:p text:style-name="P97"><text:s text:c="8"/>for (str = wcstok(sent, L" ,.", &amp;state); str != NULL; str = wcstok(NULL, L" ,.", &amp;state)) {</text:p>
      <text:p text:style-name="P97"><text:s text:c="12"/>n *= (int) wcslen(str);</text:p>
      <text:p text:style-name="P97"><text:s text:c="12"/>words++;</text:p>
      <text:p text:style-name="P97"><text:s text:c="8"/>}</text:p>
      <text:p text:style-name="P97"><text:s text:c="8"/>if (words == 1) text-&gt;text[i].mult_wrd = 0;</text:p>
      <text:p text:style-name="P97"><text:s text:c="8"/>else text-&gt;text[i].mult_wrd = n;</text:p>
      <text:p text:style-name="P97"><text:s text:c="8"/>n = 1;</text:p>
      <text:p text:style-name="P97"><text:s text:c="8"/>words = 0;</text:p>
      <text:p text:style-name="P97"><text:s text:c="4"/>}</text:p>
      <text:p text:style-name="P97"><text:s text:c="4"/>qsort(text-&gt;text, text-&gt;sent_count, sizeof(sentence), cmp_txt);</text:p>
      <text:p text:style-name="P97"><text:s text:c="4"/>fputws(L"The func_3 is done.\n", stdout);</text:p>
      <text:p text:style-name="P97"><text:s text:c="4"/>free(sent);</text:p>
      <text:p text:style-name="P97">}</text:p>
      <text:p text:style-name="P97"/>
      <text:p text:style-name="P97">void func_4(text* text){</text:p>
      <text:p text:style-name="P97"><text:s text:c="4"/>int lat, num;</text:p>
      <text:p text:style-name="P97"><text:s text:c="4"/>wchar_t *sent = NULL;</text:p>
      <text:p text:style-name="P97"><text:s text:c="4"/>for (int i = 0; i &lt; text-&gt;sent_count; i++){</text:p>
      <text:p text:style-name="P97"><text:s text:c="8"/>sent = (wchar_t*)calloc(sizeof(wchar_t), text-&gt;text[i].alloc_sent);</text:p>
      <text:p text:style-name="P97"><text:s text:c="8"/>wcscpy(sent, text-&gt;text[i].words_arr);</text:p>
      <text:p text:style-name="P97"><text:s text:c="8"/>if (wcschr(sent, L'#')) lat = 1;</text:p>
      <text:p text:style-name="P97"><text:s text:c="8"/>else lat = 0;</text:p>
      <text:p text:style-name="P97"><text:s text:c="8"/>if (wcschr(sent, L'№')) num = 1;</text:p>
      <text:p text:style-name="P97"><text:soft-page-break/><text:s text:c="8"/>else num = 0;</text:p>
      <text:p text:style-name="P97"><text:s text:c="8"/>if (!((wcschr(sent, L'0')) || (wcschr(sent, L'1')) || (wcschr(sent, L'2')) || (wcschr(sent, L'3')) ||</text:p>
      <text:p text:style-name="P97"><text:s text:c="8"/>(wcschr(sent, L'4')) || (wcschr(sent, L'5')) || (wcschr(sent, L'6')) || (wcschr(sent, L'7')) ||</text:p>
      <text:p text:style-name="P97"><text:s text:c="8"/>(wcschr(sent, L'8')) || (wcschr(sent, L'9'))) &amp;&amp; (lat != num)){</text:p>
      <text:p text:style-name="P97"><text:s text:c="12"/>for (int j = 0; j &lt;= text-&gt;text[i].symb_count; j++){</text:p>
      <text:p text:style-name="P97"><text:s text:c="16"/>text-&gt;text[i].words_arr[j] = L'\0';</text:p>
      <text:p text:style-name="P97"><text:s text:c="12"/>}</text:p>
      <text:p text:style-name="P97"><text:s text:c="8"/>}</text:p>
      <text:p text:style-name="P97"><text:s text:c="4"/>}</text:p>
      <text:p text:style-name="P97"><text:s text:c="4"/>del_void(text);</text:p>
      <text:p text:style-name="P97"><text:s text:c="4"/>free(sent);</text:p>
      <text:p text:style-name="P97"><text:s text:c="4"/>fputws(L"The func_4 is done.\n", stdout);</text:p>
      <text:p text:style-name="P97">}</text:p>
      <text:p text:style-name="P97"/>
      <text:p text:style-name="P97">void del_void(text* text){</text:p>
      <text:p text:style-name="P97"><text:s text:c="4"/>int count;</text:p>
      <text:p text:style-name="P97"><text:s text:c="4"/>int i = 0;</text:p>
      <text:p text:style-name="P97"><text:s text:c="4"/>while(i &lt; text-&gt;sent_count){</text:p>
      <text:p text:style-name="P97"><text:s text:c="8"/>if (wcscmp(text-&gt;text[i].words_arr, L"") == 0){</text:p>
      <text:p text:style-name="P97"><text:s text:c="12"/>count = text-&gt;sent_count - 1;</text:p>
      <text:p text:style-name="P97"><text:s text:c="12"/>for(int j = i; j &lt; count; j++){</text:p>
      <text:p text:style-name="P97"><text:s text:c="16"/>if (text-&gt;text[j].alloc_sent &lt; text-&gt;text[j+1].alloc_sent){</text:p>
      <text:p text:style-name="P97"><text:s text:c="20"/>text-&gt;text[j].words_arr = (wchar_t*)realloc(text-&gt;text[j].words_arr, sizeof(wchar_t)*text-&gt;text[j+1].alloc_sent);</text:p>
      <text:p text:style-name="P97"><text:s text:c="20"/>text-&gt;text[j].alloc_sent = text-&gt;text[j+1].alloc_sent;</text:p>
      <text:p text:style-name="P97"><text:s text:c="16"/>}</text:p>
      <text:p text:style-name="P97"><text:s text:c="16"/>wcscpy(text-&gt;text[j].words_arr,text-&gt;text[j+1].words_arr);</text:p>
      <text:p text:style-name="P97"><text:s text:c="16"/>text-&gt;text[j].symb_count = text-&gt;text[j+1].symb_count;</text:p>
      <text:p text:style-name="P97"><text:s text:c="12"/>}</text:p>
      <text:p text:style-name="P97"><text:s text:c="12"/>text-&gt;sent_count -= 1;</text:p>
      <text:p text:style-name="P97"><text:s text:c="12"/>continue;</text:p>
      <text:p text:style-name="P97"><text:s text:c="8"/>}</text:p>
      <text:p text:style-name="P97"><text:s text:c="8"/>i++;</text:p>
      <text:p text:style-name="P97"><text:s text:c="4"/>}</text:p>
      <text:p text:style-name="P97">} </text:p>
      <text:p text:style-name="P94"/>
      <text:p text:style-name="P93"><text:span text:style-name="T77">8</text:span>. Файл <text:span text:style-name="T108">del_sent</text:span>.h:</text:p>
      <text:p text:style-name="P97">#ifndef DEL_SENT_H</text:p>
      <text:p text:style-name="P97">#define DEL_SENT_H</text:p>
      <text:p text:style-name="P97"/>
      <text:p text:style-name="P97">#include "txtio.h"</text:p>
      <text:p text:style-name="P97"/>
      <text:p text:style-name="P97"><text:soft-page-break/>void del_sent (text *text);</text:p>
      <text:p text:style-name="P97">int in_out (int*arr_num, int num, int ind_sent);</text:p>
      <text:p text:style-name="P97"/>
      <text:p text:style-name="P97">#endif <text:s/></text:p>
      <text:p text:style-name="P93"/>
      <text:p text:style-name="P93"><text:span text:style-name="T77">9</text:span>. Файл <text:span text:style-name="T108">del_sent</text:span>.c:</text:p>
      <text:p text:style-name="P93">#include "del_sent.h"</text:p>
      <text:p text:style-name="P93">#include "cmp.h"</text:p>
      <text:p text:style-name="P93"/>
      <text:p text:style-name="P93">void del_sent (text* text)</text:p>
      <text:p text:style-name="P93">{</text:p>
      <text:p text:style-name="P93"><text:s text:c="4"/>int len_arr = 20, num = 0, shift = 0, ind_sent1 = 0, ind_sent2 = 0, sent_arr_num, shift_num, *arr_num;</text:p>
      <text:p text:style-name="P93"><text:s text:c="4"/>arr_num = (int*)malloc(sizeof(int)*len_arr);</text:p>
      <text:p text:style-name="P93"><text:s text:c="4"/>for (ind_sent1 = 0; ind_sent1 &lt; text-&gt;sent_count; ind_sent1++)</text:p>
      <text:p text:style-name="P93"><text:s text:c="8"/>for (ind_sent2 = ind_sent1 + 1; ind_sent2 &lt; text-&gt;sent_count; ind_sent2++)</text:p>
      <text:p text:style-name="P93"><text:s text:c="12"/>if (wcslen(text-&gt;text[ind_sent1].words_arr) == wcslen(text-&gt;text[ind_sent2].words_arr))</text:p>
      <text:p text:style-name="P93"><text:s text:c="16"/>if (wcscasecmp(text-&gt;text[ind_sent1].words_arr, text-&gt;text[ind_sent2].words_arr) == 0){</text:p>
      <text:p text:style-name="P93"><text:s text:c="20"/>if (num &gt;= len_arr - 2){</text:p>
      <text:p text:style-name="P93"><text:s text:c="24"/>len_arr += 20;</text:p>
      <text:p text:style-name="P93"><text:s text:c="24"/>arr_num = realloc(arr_num, sizeof(int)*len_arr);</text:p>
      <text:p text:style-name="P93"><text:s text:c="20"/>}</text:p>
      <text:p text:style-name="P93"><text:s text:c="20"/>if (in_out(arr_num, num, ind_sent1)){</text:p>
      <text:p text:style-name="P93"><text:s text:c="24"/>arr_num[num] = ind_sent1;</text:p>
      <text:p text:style-name="P93"><text:s text:c="24"/>num++;</text:p>
      <text:p text:style-name="P93"><text:s text:c="20"/>}</text:p>
      <text:p text:style-name="P93"><text:s text:c="20"/>if (in_out(arr_num, num, ind_sent2)){</text:p>
      <text:p text:style-name="P93"><text:s text:c="24"/>arr_num[num] = ind_sent2;</text:p>
      <text:p text:style-name="P93"><text:s text:c="24"/>num++;</text:p>
      <text:p text:style-name="P93"><text:s text:c="20"/>}</text:p>
      <text:p text:style-name="P93"><text:s text:c="16"/>}</text:p>
      <text:p text:style-name="P93"><text:s text:c="4"/>qsort(arr_num, num, sizeof(int), cmp);</text:p>
      <text:p text:style-name="P93"><text:s text:c="4"/>for (ind_sent1 = 0; ind_sent1 &lt; num; ind_sent1++){</text:p>
      <text:p text:style-name="P93"><text:s text:c="8"/>shift_num = arr_num[ind_sent1] - shift;</text:p>
      <text:p text:style-name="P93"><text:s text:c="8"/>for (int j = 0; text-&gt;text[shift_num].words_arr[j]; j++){</text:p>
      <text:p text:style-name="P93"><text:s text:c="12"/>text-&gt;text[shift_num].words_arr[j] = '\0';</text:p>
      <text:p text:style-name="P93"><text:s text:c="8"/>}</text:p>
      <text:p text:style-name="P93"><text:s text:c="8"/>sent_arr_num = text-&gt;sent_count - 1;</text:p>
      <text:p text:style-name="P93"><text:s text:c="8"/>for (ind_sent2 = shift_num; ind_sent2 &lt; sent_arr_num; ind_sent2++){</text:p>
      <text:p text:style-name="P93"><text:s text:c="12"/>if(text-&gt;text[ind_sent2].alloc_sent &lt; text-&gt;text[ind_sent2+1].alloc_sent){</text:p>
      <text:p text:style-name="P93"><text:s text:c="16"/>text-&gt;text[ind_sent2].words_arr = realloc(text-&gt;text[ind_sent2].words_arr, sizeof(wchar_t)*text-&gt;text[ind_sent2+1].alloc_sent);</text:p>
      <text:p text:style-name="P93"><text:soft-page-break/><text:s text:c="12"/>}</text:p>
      <text:p text:style-name="P93"><text:s text:c="12"/>text-&gt;text[ind_sent2].symb_count = text-&gt;text[ind_sent2+1].symb_count;</text:p>
      <text:p text:style-name="P93"><text:s text:c="12"/>text-&gt;text[ind_sent2].alloc_sent = text-&gt;text[ind_sent2+1].alloc_sent;</text:p>
      <text:p text:style-name="P93"><text:s text:c="12"/>wcscpy(text-&gt;text[ind_sent2].words_arr, text-&gt;text[ind_sent2+1].words_arr);</text:p>
      <text:p text:style-name="P93"><text:s text:c="8"/>}</text:p>
      <text:p text:style-name="P93"><text:s text:c="8"/>text-&gt;sent_count -= 1;</text:p>
      <text:p text:style-name="P93"><text:s text:c="8"/>shift += 1;</text:p>
      <text:p text:style-name="P93"><text:s text:c="4"/>}</text:p>
      <text:p text:style-name="P93"><text:s text:c="4"/>free(arr_num);</text:p>
      <text:p text:style-name="P93">}</text:p>
      <text:p text:style-name="P93"/>
      <text:p text:style-name="P93">int in_out (int* arr_num, int num, int ind){</text:p>
      <text:p text:style-name="P93"><text:s text:c="4"/>for(int i = 0 ; i &lt; num; i++){</text:p>
      <text:p text:style-name="P93"><text:s text:c="8"/>if (arr_num[i] == ind){</text:p>
      <text:p text:style-name="P93"><text:s text:c="12"/>return 0;</text:p>
      <text:p text:style-name="P93"><text:s text:c="8"/>}</text:p>
      <text:p text:style-name="P93"><text:s text:c="4"/>}</text:p>
      <text:p text:style-name="P93"><text:s text:c="4"/>return 1;</text:p>
      <text:p text:style-name="P93">}</text:p>
      <text:p text:style-name="P95"/>
      <text:p text:style-name="P95">10. Файл <text:span text:style-name="T108">cmp.h</text:span></text:p>
      <text:p text:style-name="P95">#ifndef CMP_H</text:p>
      <text:p text:style-name="P95">#define CMP_H</text:p>
      <text:p text:style-name="P95"/>
      <text:p text:style-name="P95">int cmp(const void* a,const void* b);</text:p>
      <text:p text:style-name="P95">int cmp_txt(const void* a, const void* b);</text:p>
      <text:p text:style-name="P95"/>
      <text:p text:style-name="P95">#endif</text:p>
      <text:p text:style-name="P93"/>
      <text:p text:style-name="P93">1<text:span text:style-name="T77">1</text:span>.Файл <text:span text:style-name="T108">cmp.c</text:span></text:p>
      <text:p text:style-name="P97">#include "txtio.h"</text:p>
      <text:p text:style-name="P97"/>
      <text:p text:style-name="P97">int cmp(const void* a, const void* b){</text:p>
      <text:p text:style-name="P97"><text:s text:c="4"/>if (*(int*)a &gt; *(int*)b)</text:p>
      <text:p text:style-name="P97"><text:s text:c="4"/><text:tab/>return 1;</text:p>
      <text:p text:style-name="P97"><text:s text:c="4"/>if (*(int*)a &lt; *(int*)b)</text:p>
      <text:p text:style-name="P97"><text:s text:c="4"/><text:tab/>return -1;</text:p>
      <text:p text:style-name="P97"><text:s text:c="4"/>return 0;</text:p>
      <text:p text:style-name="P97">}</text:p>
      <text:p text:style-name="P97"/>
      <text:p text:style-name="P97">int cmp_txt(const void* a, const void* b){</text:p>
      <text:p text:style-name="P97"><text:s text:c="4"/>if (((sentence*)a)-&gt;mult_wrd &gt; ((sentence*)b)-&gt;mult_wrd)</text:p>
      <text:p text:style-name="P97"><text:s text:c="8"/>return 1;</text:p>
      <text:p text:style-name="P97"><text:s text:c="4"/>if (((sentence*)a)-&gt;mult_wrd &lt; ((sentence*)b)-&gt;mult_wrd)</text:p>
      <text:p text:style-name="P97"><text:soft-page-break/><text:s text:c="8"/>return -1;</text:p>
      <text:p text:style-name="P97"><text:s text:c="4"/>return 0;</text:p>
      <text:p text:style-name="P97">}</text:p>
      <text:p text:style-name="P93"/>
      <text:p text:style-name="P150"><text:span text:style-name="T74">12. Файл Makefile</text:span></text:p>
      <text:p text:style-name="P150"><text:span text:style-name="T74">main: main.o txtio.o del_sent.o txted.o dialog.o cmp.o</text:span></text:p>
      <text:p text:style-name="P149"><text:span text:style-name="T74"><text:tab/>gcc main.o txtio.o del_sent.o txted.o dialog.o cmp.o -o main</text:span></text:p>
      <text:p text:style-name="P149"><text:span text:style-name="T74"/></text:p>
      <text:p text:style-name="P149"><text:span text:style-name="T74">main.o: main.c</text:span></text:p>
      <text:p text:style-name="P149"><text:span text:style-name="T74"><text:tab/>gcc -c main.c</text:span></text:p>
      <text:p text:style-name="P149"><text:span text:style-name="T74"/></text:p>
      <text:p text:style-name="P149"><text:span text:style-name="T74">txtio.o: txtio.c</text:span></text:p>
      <text:p text:style-name="P149"><text:span text:style-name="T74"><text:tab/>gcc -c txtio.c</text:span></text:p>
      <text:p text:style-name="P149"><text:span text:style-name="T74"/></text:p>
      <text:p text:style-name="P149"><text:span text:style-name="T74">del_sent.o: del_sent.c</text:span></text:p>
      <text:p text:style-name="P149"><text:span text:style-name="T74"><text:tab/>gcc -c del_sent.c</text:span></text:p>
      <text:p text:style-name="P149"><text:span text:style-name="T74"/></text:p>
      <text:p text:style-name="P149"><text:span text:style-name="T74">txted.o: txted.c</text:span></text:p>
      <text:p text:style-name="P149"><text:span text:style-name="T74"><text:tab/>gcc -c txted.c</text:span></text:p>
      <text:p text:style-name="P149"><text:span text:style-name="T74"/></text:p>
      <text:p text:style-name="P149"><text:span text:style-name="T74">dialog.o: dialog.c</text:span></text:p>
      <text:p text:style-name="P149"><text:span text:style-name="T74"><text:tab/>gcc -c dialog.c</text:span></text:p>
      <text:p text:style-name="P149"><text:span text:style-name="T74"/></text:p>
      <text:p text:style-name="P149"><text:span text:style-name="T74">cmp.o: cmp.c</text:span></text:p>
      <text:p text:style-name="P149"><text:span text:style-name="T74"><text:tab/>gcc -c cmp.c</text:span></text:p>
      <text:p text:style-name="P149"><text:span text:style-name="T74"/></text:p>
      <text:p text:style-name="P149"><text:span text:style-name="T74">clean:</text:span></text:p>
      <text:p text:style-name="P149"><text:span text:style-name="T74"><text:tab/>rm *.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Droid Sans Mono" svg:font-family="'Droid Sans Mono', monospace, monospace, 'Droid Sans Fallback'"/>
    <style:font-face style:name="Lohit Devanagari1" svg:font-family="'Lohit Devanagari'"/>
    <style:font-face style:name="Courier New" svg:font-family="'Courier New'" style:font-family-generic="modern"/>
    <style:font-face style:name="Times" svg:font-family="Times" style:font-family-generic="roman"/>
    <style:font-face style:name="Times New Roman1" svg:font-family="'Times New Roman'" style:font-family-generic="roman"/>
    <style:font-face style:name="TimesNewRoman" svg:font-family="TimesNew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17</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9:53:00</meta:creation-date>
    <dc:date>2019-12-21T00:46:06.580495683</dc:date>
    <meta:print-date>2015-07-17T12:06:00</meta:print-date>
    <meta:editing-cycles>29</meta:editing-cycles>
    <meta:editing-duration>PT4H33M14S</meta:editing-duration>
    <meta:generator>LibreOffice/6.0.7.3$Linux_X86_64 LibreOffice_project/00m0$Build-3</meta:generator>
    <meta:document-statistic meta:table-count="3" meta:image-count="0" meta:object-count="0" meta:page-count="31" meta:paragraph-count="741" meta:word-count="4326" meta:character-count="33554" meta:non-whitespace-character-count="27101"/>
  </office:meta>
</office:document-meta>
</file>